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7" svg:font-family="'Segoe UI'"/>
    <style:font-face style:name="Segoe UI4" svg:font-family="'Segoe UI'" style:font-adornments="Regular"/>
    <style:font-face style:name="Segoe UI Symbol5" svg:font-family="'Segoe UI Symbol'"/>
    <style:font-face style:name="Segoe UI Symbol3" svg:font-family="'Segoe UI Symbol'" style:font-adornments="Regular"/>
    <style:font-face style:name="Calibri6"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2" svg:font-family="'Andale Sans UI'" style:font-pitch="variable"/>
    <style:font-face style:name="Calibri4" svg:font-family="Calibri" style:font-adornments="Regular" style:font-pitch="variable"/>
    <style:font-face style:name="Segoe UI6" svg:font-family="'Segoe UI'" style:font-pitch="variable"/>
    <style:font-face style:name="Segoe UI3" svg:font-family="'Segoe UI'" style:font-adornments="Regular" style:font-pitch="variable"/>
    <style:font-face style:name="Segoe UI Symbol4" svg:font-family="'Segoe UI Symbol'" style:font-pitch="variable"/>
    <style:font-face style:name="Segoe UI Symbol2" svg:font-family="'Segoe UI Symbol'" style:font-adornments="Regular" style:font-pitch="variable"/>
    <style:font-face style:name="Tahoma2"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5"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5" svg:font-family="'Segoe UI'" style:font-family-generic="swiss" style:font-pitch="variable"/>
    <style:font-face style:name="Segoe UI2" svg:font-family="'Segoe UI'" style:font-adornments="Regular" style:font-family-generic="swiss" style:font-pitch="variable"/>
    <style:font-face style:name="Segoe UI Symbol1" svg:font-family="'Segoe UI Symbol'" style:font-family-generic="swiss" style:font-pitch="variable"/>
    <style:font-face style:name="Segoe UI Symbol" svg:font-family="'Segoe UI Symbol'"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4cm"/>
    </style:style>
    <style:style style:name="pr4" style:family="presentation" style:parent-style-name="Default-subtitle">
      <style:graphic-properties draw:fill-color="#ffffff" fo:min-height="12.18cm"/>
    </style:style>
    <style:style style:name="pr5" style:family="presentation" style:parent-style-name="Default-title">
      <style:graphic-properties fo:min-height="3.506cm"/>
    </style:style>
    <style:style style:name="pr6" style:family="presentation" style:parent-style-name="Default-notes">
      <style:graphic-properties draw:fill-color="#ffffff" fo:min-height="13.364cm"/>
    </style:style>
    <style:style style:name="P1" style:family="paragraph">
      <style:text-properties fo:font-size="24pt" style:font-size-asian="32pt" style:font-size-complex="32pt"/>
    </style:style>
    <style:style style:name="P2" style:family="paragraph">
      <style:text-properties fo:font-size="24pt"/>
    </style:style>
    <style:style style:name="P3" style:family="paragraph">
      <style:paragraph-properties fo:text-align="center"/>
    </style:style>
    <style:style style:name="P4" style:family="paragraph">
      <style:text-properties fo:font-size="26pt" style:font-size-asian="36pt" style:font-size-complex="36pt"/>
    </style:style>
    <style:style style:name="P5" style:family="paragraph">
      <style:text-properties fo:font-size="28pt" style:font-size-asian="40pt" style:font-size-complex="40pt"/>
    </style:style>
    <style:style style:name="P6" style:family="paragraph">
      <style:text-properties fo:font-size="20pt" style:font-size-asian="26pt" style:font-size-complex="26pt"/>
    </style:style>
    <style:style style:name="P7" style:family="paragraph">
      <style:text-properties fo:font-size="32pt" style:font-size-asian="44pt" style:font-size-complex="44pt"/>
    </style:style>
    <style:style style:name="P8" style:family="paragraph">
      <style:text-properties fo:font-size="20pt"/>
    </style:style>
    <style:style style:name="P9" style:family="paragraph">
      <style:text-properties style:font-name="Segoe UI5" fo:font-size="26pt" style:font-size-asian="36pt" style:font-size-complex="36pt"/>
    </style:style>
    <style:style style:name="P10" style:family="paragraph">
      <style:paragraph-properties fo:line-height="150%"/>
    </style:style>
    <style:style style:name="P11" style:family="paragraph">
      <style:text-properties fo:font-size="22pt" style:font-size-asian="28pt" style:font-size-complex="28pt"/>
    </style:style>
    <style:style style:name="P12" style:family="paragraph">
      <style:text-properties fo:font-size="18pt" style:font-size-asian="18pt" style:font-size-complex="18pt"/>
    </style:style>
    <style:style style:name="P13" style:family="paragraph">
      <style:paragraph-properties fo:text-align="start"/>
    </style:style>
    <style:style style:name="P14" style:family="paragraph">
      <style:text-properties fo:font-size="22pt" style:font-size-asian="22pt" style:font-size-complex="22pt"/>
    </style:style>
    <style:style style:name="T1" style:family="text">
      <style:text-properties fo:font-size="24pt" style:font-size-asian="32pt" style:font-size-complex="32pt"/>
    </style:style>
    <style:style style:name="T2" style:family="text">
      <style:text-properties fo:font-size="24pt"/>
    </style:style>
    <style:style style:name="T3" style:family="text">
      <style:text-properties fo:font-size="24pt" fo:font-style="italic" style:font-style-asian="italic" style:font-style-complex="italic"/>
    </style:style>
    <style:style style:name="T4" style:family="text">
      <style:text-properties style:text-position="-33% 58%" fo:font-size="24pt"/>
    </style:style>
    <style:style style:name="T5" style:family="text">
      <style:text-properties fo:font-size="24pt" fo:font-style="normal" style:font-style-asian="normal" style:font-style-complex="normal"/>
    </style:style>
    <style:style style:name="T6" style:family="text">
      <style:text-properties style:text-position="-33% 58%" fo:font-size="24pt" fo:font-style="italic" style:font-style-asian="italic" style:font-style-complex="italic"/>
    </style:style>
    <style:style style:name="T7" style:family="text">
      <style:text-properties style:font-name="Calibri3" fo:font-size="24pt" fo:font-style="italic" style:font-name-asian="Calibri3" style:font-style-asian="italic" style:font-name-complex="Calibri3" style:font-style-complex="italic"/>
    </style:style>
    <style:style style:name="T8" style:family="text">
      <style:text-properties style:font-name="Calibri2" fo:font-size="24pt" style:font-name-asian="Calibri3" style:font-name-complex="Calibri3"/>
    </style:style>
    <style:style style:name="T9" style:family="text">
      <style:text-properties style:text-position="33% 58%" style:font-name="Calibri2" fo:font-size="24pt" style:font-name-asian="Calibri3" style:font-name-complex="Calibri3"/>
    </style:style>
    <style:style style:name="T10" style:family="text">
      <style:text-properties style:font-name="Calibri3" fo:font-size="24pt" style:font-name-asian="Calibri3" style:font-name-complex="Calibri3"/>
    </style:style>
    <style:style style:name="T11" style:family="text">
      <style:text-properties style:text-position="-33% 58%" style:font-name="Calibri2" fo:font-size="24pt" style:font-name-asian="Calibri3" style:font-name-complex="Calibri3"/>
    </style:style>
    <style:style style:name="T12" style:family="text">
      <style:text-properties fo:font-size="24pt" fo:font-style="italic" style:font-size-asian="32pt" style:font-style-asian="italic" style:font-size-complex="32pt" style:font-style-complex="italic"/>
    </style:style>
    <style:style style:name="T13" style:family="text">
      <style:text-properties style:text-position="-33% 58%" fo:font-size="24pt" style:font-size-asian="32pt" style:font-size-complex="32pt"/>
    </style:style>
    <style:style style:name="T14" style:family="text">
      <style:text-properties style:text-position="33% 58%" fo:font-size="24pt" style:font-size-asian="32pt" style:font-size-complex="32pt"/>
    </style:style>
    <style:style style:name="T15" style:family="text">
      <style:text-properties style:font-name="Segoe UI4" fo:font-size="24pt" style:font-name-asian="Segoe UI4" style:font-size-asian="32pt" style:font-name-complex="Segoe UI4" style:font-size-complex="32pt"/>
    </style:style>
    <style:style style:name="T16" style:family="text">
      <style:text-properties style:font-name="Segoe UI Symbol1" fo:font-style="italic" style:font-style-asian="italic" style:font-style-complex="italic"/>
    </style:style>
    <style:style style:name="T17" style:family="text">
      <style:text-properties style:text-position="-33% 58%"/>
    </style:style>
    <style:style style:name="T18" style:family="text">
      <style:text-properties style:font-name="Segoe UI Symbol1" fo:font-size="24pt"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style:text-position="33% 58%" fo:font-size="24pt"/>
    </style:style>
    <style:style style:name="T21" style:family="text">
      <style:text-properties style:font-name="Segoe UI Symbol1"/>
    </style:style>
    <style:style style:name="T22" style:family="text">
      <style:text-properties style:text-position="33% 58%"/>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style:text-position="0% 100%" fo:font-style="italic" fo:font-weight="bold" style:font-style-asian="italic" style:font-weight-asian="bold" style:font-style-complex="italic" style:font-weight-complex="bold"/>
    </style:style>
    <style:style style:name="T25" style:family="text">
      <style:text-properties style:text-position="-33% 58%" fo:font-style="italic" style:font-style-asian="italic" style:font-style-complex="italic"/>
    </style:style>
    <style:style style:name="T26" style:family="text">
      <style:text-properties fo:font-size="26pt" style:font-size-asian="36pt" style:font-size-complex="36pt"/>
    </style:style>
    <style:style style:name="T27" style:family="text">
      <style:text-properties style:font-name="Segoe UI4" fo:font-size="26pt" fo:font-style="italic" style:font-name-asian="Segoe UI4" style:font-size-asian="36pt" style:font-style-asian="italic" style:font-name-complex="Segoe UI4" style:font-size-complex="36pt" style:font-style-complex="italic"/>
    </style:style>
    <style:style style:name="T28" style:family="text">
      <style:text-properties style:text-position="-33% 58%" style:font-name="Segoe UI2" fo:font-size="26pt" style:font-name-asian="Segoe UI4" style:font-size-asian="36pt" style:font-name-complex="Segoe UI4" style:font-size-complex="36pt"/>
    </style:style>
    <style:style style:name="T29" style:family="text">
      <style:text-properties style:font-name="Segoe UI2" fo:font-size="26pt" style:font-name-asian="Segoe UI4" style:font-size-asian="36pt" style:font-name-complex="Segoe UI4" style:font-size-complex="36pt"/>
    </style:style>
    <style:style style:name="T30" style:family="text">
      <style:text-properties fo:font-size="26pt" fo:font-style="italic" style:font-size-asian="36pt" style:font-style-asian="italic" style:font-size-complex="36pt" style:font-style-complex="italic"/>
    </style:style>
    <style:style style:name="T31" style:family="text">
      <style:text-properties style:text-position="-33% 58%" fo:font-size="26pt" style:font-size-asian="36pt" style:font-size-complex="36pt"/>
    </style:style>
    <style:style style:name="T32" style:family="text">
      <style:text-properties style:text-position="-33% 58%" style:font-name="Calibri3" fo:font-size="24pt" fo:font-style="italic" style:font-name-asian="Calibri3" style:font-style-asian="italic" style:font-name-complex="Calibri3" style:font-style-complex="italic"/>
    </style:style>
    <style:style style:name="T33" style:family="text">
      <style:text-properties style:text-position="-33% 58%" style:font-name="Calibri3" fo:font-size="24pt" style:font-name-asian="Calibri3" style:font-name-complex="Calibri3"/>
    </style:style>
    <style:style style:name="T34" style:family="text">
      <style:text-properties fo:font-size="28pt" style:font-size-asian="40pt" style:font-size-complex="40pt"/>
    </style:style>
    <style:style style:name="T35" style:family="text">
      <style:text-properties style:font-name="Segoe UI4" fo:font-size="28pt" fo:font-style="italic" style:font-name-asian="Segoe UI4" style:font-size-asian="40pt" style:font-style-asian="italic" style:font-name-complex="Segoe UI4" style:font-size-complex="40pt" style:font-style-complex="italic"/>
    </style:style>
    <style:style style:name="T36" style:family="text">
      <style:text-properties style:text-position="-33% 58%" style:font-name="Segoe UI4" fo:font-size="28pt" fo:font-style="normal" style:font-name-asian="Segoe UI4" style:font-size-asian="40pt" style:font-style-asian="normal" style:font-name-complex="Segoe UI4" style:font-size-complex="40pt" style:font-style-complex="normal"/>
    </style:style>
    <style:style style:name="T37" style:family="text">
      <style:text-properties style:font-name="Segoe UI4" fo:font-size="28pt" style:font-name-asian="Segoe UI4" style:font-size-asian="40pt" style:font-name-complex="Segoe UI4" style:font-size-complex="40pt"/>
    </style:style>
    <style:style style:name="T38" style:family="text">
      <style:text-properties style:font-name="Segoe UI2" fo:font-size="28pt" style:font-name-asian="Segoe UI4" style:font-size-asian="40pt" style:font-name-complex="Segoe UI4" style:font-size-complex="40pt"/>
    </style:style>
    <style:style style:name="T39" style:family="text">
      <style:text-properties style:font-name="Segoe UI2" fo:font-size="28pt" fo:font-style="italic" style:font-name-asian="Segoe UI4" style:font-size-asian="40pt" style:font-style-asian="italic" style:font-name-complex="Segoe UI4" style:font-size-complex="40pt" style:font-style-complex="italic"/>
    </style:style>
    <style:style style:name="T40" style:family="text">
      <style:text-properties style:text-position="-33% 58%" style:font-name="Segoe UI2" fo:font-size="28pt" style:font-name-asian="Segoe UI4" style:font-size-asian="40pt" style:font-name-complex="Segoe UI4" style:font-size-complex="40pt"/>
    </style:style>
    <style:style style:name="T41" style:family="text">
      <style:text-properties fo:font-size="28pt" fo:font-style="italic" style:font-size-asian="40pt" style:font-style-asian="italic" style:font-size-complex="40pt" style:font-style-complex="italic"/>
    </style:style>
    <style:style style:name="T42" style:family="text">
      <style:text-properties style:text-position="-33% 58%" fo:font-size="28pt" fo:font-style="italic" style:font-size-asian="40pt" style:font-style-asian="italic" style:font-size-complex="40pt" style:font-style-complex="italic"/>
    </style:style>
    <style:style style:name="T43" style:family="text">
      <style:text-properties style:text-position="0% 100%" fo:font-size="28pt" fo:font-style="italic" style:font-size-asian="40pt" style:font-style-asian="italic" style:font-size-complex="40pt" style:font-style-complex="italic"/>
    </style:style>
    <style:style style:name="T44" style:family="text">
      <style:text-properties style:text-position="33% 58%" fo:font-size="28pt" style:font-size-asian="40pt" style:font-size-complex="40pt"/>
    </style:style>
    <style:style style:name="T45" style:family="text">
      <style:text-properties style:text-position="-33% 58%" fo:font-size="28pt" style:font-size-asian="40pt" style:font-size-complex="40pt"/>
    </style:style>
    <style:style style:name="T46" style:family="text">
      <style:text-properties style:font-name="Calibri3" fo:font-size="24pt" fo:font-style="normal" style:font-name-asian="Calibri3" style:font-style-asian="normal" style:font-name-complex="Calibri3" style:font-style-complex="normal"/>
    </style:style>
    <style:style style:name="T47" style:family="text">
      <style:text-properties style:text-position="33% 58%" style:font-name="Calibri3" fo:font-size="24pt" fo:font-style="normal" style:font-name-asian="Calibri3" style:font-style-asian="normal" style:font-name-complex="Calibri3" style:font-style-complex="normal"/>
    </style:style>
    <style:style style:name="T48" style:family="text">
      <style:text-properties fo:font-size="20pt" style:font-size-asian="26pt" style:font-size-complex="26pt"/>
    </style:style>
    <style:style style:name="T49" style:family="text">
      <style:text-properties fo:font-size="20pt" fo:font-style="italic" style:font-size-asian="26pt" style:font-style-asian="italic" style:font-size-complex="26pt" style:font-style-complex="italic"/>
    </style:style>
    <style:style style:name="T50" style:family="text">
      <style:text-properties style:text-position="-33% 58%" fo:font-size="20pt" fo:font-style="italic" style:font-size-asian="26pt" style:font-style-asian="italic" style:font-size-complex="26pt" style:font-style-complex="italic"/>
    </style:style>
    <style:style style:name="T51" style:family="text">
      <style:text-properties style:text-position="33% 58%" fo:font-size="20pt" style:font-size-asian="26pt" style:font-size-complex="26pt"/>
    </style:style>
    <style:style style:name="T52" style:family="text">
      <style:text-properties style:text-position="-33% 58%" fo:font-size="20pt" style:font-size-asian="26pt" style:font-size-complex="26pt"/>
    </style:style>
    <style:style style:name="T53" style:family="text">
      <style:text-properties style:font-name="Segoe UI4" fo:font-size="20pt" style:font-name-asian="Segoe UI4" style:font-size-asian="26pt" style:font-name-complex="Segoe UI4" style:font-size-complex="26pt"/>
    </style:style>
    <style:style style:name="T54" style:family="text">
      <style:text-properties style:font-name="Segoe UI2" fo:font-size="20pt" style:font-name-asian="Segoe UI4" style:font-size-asian="26pt" style:font-name-complex="Segoe UI4" style:font-size-complex="26pt"/>
    </style:style>
    <style:style style:name="T55" style:family="text">
      <style:text-properties style:font-name="Segoe UI2" fo:font-size="20pt" fo:font-style="italic" style:font-name-asian="Segoe UI4" style:font-size-asian="26pt" style:font-style-asian="italic" style:font-name-complex="Segoe UI4" style:font-size-complex="26pt" style:font-style-complex="italic"/>
    </style:style>
    <style:style style:name="T56" style:family="text">
      <style:text-properties style:text-position="-33% 58%" style:font-name="Segoe UI2" fo:font-size="20pt" style:font-name-asian="Segoe UI4" style:font-size-asian="26pt" style:font-name-complex="Segoe UI4" style:font-size-complex="26pt"/>
    </style:style>
    <style:style style:name="T57" style:family="text">
      <style:text-properties style:text-position="33% 58%" style:font-name="Segoe UI2" fo:font-size="20pt" style:font-name-asian="Segoe UI4" style:font-size-asian="26pt" style:font-name-complex="Segoe UI4" style:font-size-complex="26pt"/>
    </style:style>
    <style:style style:name="T58" style:family="text">
      <style:text-properties fo:font-size="32pt" style:font-size-asian="44pt" style:font-size-complex="44pt"/>
    </style:style>
    <style:style style:name="T59" style:family="text">
      <style:text-properties fo:font-size="32pt" fo:font-style="italic" style:font-size-asian="44pt" style:font-style-asian="italic" style:font-size-complex="44pt" style:font-style-complex="italic"/>
    </style:style>
    <style:style style:name="T60" style:family="text">
      <style:text-properties style:text-position="-33% 58%" fo:font-size="32pt" fo:font-style="italic" style:font-size-asian="44pt" style:font-style-asian="italic" style:font-size-complex="44pt" style:font-style-complex="italic"/>
    </style:style>
    <style:style style:name="T61" style:family="text">
      <style:text-properties style:text-position="33% 58%" fo:font-size="24pt" fo:font-style="italic" style:font-style-asian="italic" style:font-style-complex="italic"/>
    </style:style>
    <style:style style:name="T62" style:family="text">
      <style:text-properties style:text-position="0% 100%" fo:font-size="24pt"/>
    </style:style>
    <style:style style:name="T63" style:family="text">
      <style:text-properties style:text-position="0% 100%" fo:font-size="24pt" fo:font-style="italic" style:font-style-asian="italic" style:font-style-complex="italic"/>
    </style:style>
    <style:style style:name="T64" style:family="text">
      <style:text-properties style:font-name="Segoe UI4" fo:font-style="italic" style:font-name-asian="Segoe UI4" style:font-style-asian="italic" style:font-name-complex="Segoe UI4" style:font-style-complex="italic"/>
    </style:style>
    <style:style style:name="T65" style:family="text">
      <style:text-properties style:text-position="-33% 58%" style:font-name="Segoe UI2" fo:font-style="italic" style:font-name-asian="Segoe UI4" style:font-style-asian="italic" style:font-name-complex="Segoe UI4" style:font-style-complex="italic"/>
    </style:style>
    <style:style style:name="T66" style:family="text">
      <style:text-properties style:font-name="Segoe UI2" style:font-name-asian="Segoe UI4" style:font-name-complex="Segoe UI4"/>
    </style:style>
    <style:style style:name="T67" style:family="text">
      <style:text-properties style:text-position="-33% 58%" style:font-name="Calibri2" fo:font-size="24pt" fo:font-style="italic" style:font-name-asian="Calibri3" style:font-style-asian="italic" style:font-name-complex="Calibri3" style:font-style-complex="italic"/>
    </style:style>
    <style:style style:name="T68" style:family="text">
      <style:text-properties style:font-name="Calibri3" fo:font-size="16pt" fo:font-style="italic" style:font-name-asian="Calibri3" style:font-size-asian="16pt" style:font-style-asian="italic" style:font-name-complex="Calibri3" style:font-size-complex="16pt" style:font-style-complex="italic"/>
    </style:style>
    <style:style style:name="T69" style:family="text">
      <style:text-properties style:text-position="33% 58%" style:font-name="Calibri3" fo:font-size="24pt" style:font-name-asian="Calibri3" style:font-name-complex="Calibri3"/>
    </style:style>
    <style:style style:name="T70" style:family="text">
      <style:text-properties style:text-position="33% 58%" style:font-name="Calibri3" fo:font-size="24pt" fo:font-style="italic" style:font-name-asian="Calibri3" style:font-style-asian="italic" style:font-name-complex="Calibri3" style:font-style-complex="italic"/>
    </style:style>
    <style:style style:name="T71" style:family="text">
      <style:text-properties style:font-name="Calibri2" fo:font-size="24pt" fo:font-style="italic" style:font-name-asian="Calibri3" style:font-style-asian="italic" style:font-name-complex="Calibri3" style:font-style-complex="italic"/>
    </style:style>
    <style:style style:name="T72" style:family="text">
      <style:text-properties style:font-name="Segoe UI Symbol3" fo:font-size="24pt" fo:font-style="italic" style:font-name-asian="Segoe UI Symbol3" style:font-style-asian="italic" style:font-name-complex="Segoe UI Symbol3" style:font-style-complex="italic"/>
    </style:style>
    <style:style style:name="T73" style:family="text">
      <style:text-properties fo:font-size="24pt" fo:font-style="normal" style:text-underline-style="solid" style:text-underline-width="auto" style:text-underline-color="font-color" style:font-style-asian="normal" style:font-style-complex="normal"/>
    </style:style>
    <style:style style:name="T74" style:family="text">
      <style:text-properties style:text-position="33% 58%" fo:font-size="24pt" fo:font-style="normal" style:font-style-asian="normal" style:font-style-complex="normal"/>
    </style:style>
    <style:style style:name="T75" style:family="text">
      <style:text-properties fo:font-size="24pt" fo:font-weight="bold" style:font-weight-asian="bold" style:font-weight-complex="bold"/>
    </style:style>
    <style:style style:name="T76" style:family="text">
      <style:text-properties style:text-position="33% 58%" style:font-name="Segoe UI Symbol3" fo:font-size="24pt" fo:font-style="italic" style:font-name-asian="Segoe UI Symbol3" style:font-style-asian="italic" style:font-name-complex="Segoe UI Symbol3" style:font-style-complex="italic"/>
    </style:style>
    <style:style style:name="T77" style:family="text">
      <style:text-properties style:text-position="0% 100%" fo:font-size="24pt" fo:font-style="normal" style:font-style-asian="normal" style:font-style-complex="normal"/>
    </style:style>
    <style:style style:name="T78" style:family="text">
      <style:text-properties style:font-name="Segoe UI5" fo:font-size="26pt" style:font-size-asian="36pt" style:font-size-complex="36pt"/>
    </style:style>
    <style:style style:name="T79" style:family="text">
      <style:text-properties style:font-name="Segoe UI5" fo:font-size="26pt" fo:font-style="italic" style:font-size-asian="36pt" style:font-style-asian="italic" style:font-size-complex="36pt" style:font-style-complex="italic"/>
    </style:style>
    <style:style style:name="T80" style:family="text">
      <style:text-properties style:text-position="-33% 58%" style:font-name="Segoe UI5" fo:font-size="26pt" fo:font-style="italic" style:font-size-asian="36pt" style:font-style-asian="italic" style:font-size-complex="36pt" style:font-style-complex="italic"/>
    </style:style>
    <style:style style:name="T81" style:family="text">
      <style:text-properties style:text-position="33% 58%" style:font-name="Segoe UI5" fo:font-size="26pt" style:font-name-asian="Calibri3" style:font-size-asian="36pt" style:font-name-complex="Calibri3" style:font-size-complex="36pt"/>
    </style:style>
    <style:style style:name="T82" style:family="text">
      <style:text-properties style:font-name="Segoe UI5" fo:font-size="26pt" style:font-name-asian="Calibri3" style:font-size-asian="36pt" style:font-name-complex="Calibri3" style:font-size-complex="36pt"/>
    </style:style>
    <style:style style:name="T83" style:family="text">
      <style:text-properties style:font-name="Segoe UI5" fo:font-size="26pt" fo:font-style="italic" style:font-name-asian="Calibri3" style:font-size-asian="36pt" style:font-style-asian="italic" style:font-name-complex="Calibri3" style:font-size-complex="36pt" style:font-style-complex="italic"/>
    </style:style>
    <style:style style:name="T84" style:family="text">
      <style:text-properties style:text-position="-33% 58%" style:font-name="Segoe UI5" fo:font-size="26pt" fo:font-style="italic" style:font-name-asian="Calibri3" style:font-size-asian="36pt" style:font-style-asian="italic" style:font-name-complex="Calibri3" style:font-size-complex="36pt" style:font-style-complex="italic"/>
    </style:style>
    <style:style style:name="T85" style:family="text">
      <style:text-properties style:text-position="0% 100%" style:font-name="Segoe UI5" fo:font-size="26pt" fo:font-style="normal" style:font-name-asian="Calibri3" style:font-size-asian="36pt" style:font-style-asian="normal" style:font-name-complex="Calibri3" style:font-size-complex="36pt" style:font-style-complex="normal"/>
    </style:style>
    <style:style style:name="T86" style:family="text">
      <style:text-properties style:text-position="33% 58%" style:font-name="Segoe UI4" fo:font-size="28pt" style:font-name-asian="Segoe UI4" style:font-size-asian="40pt" style:font-name-complex="Segoe UI4" style:font-size-complex="40pt"/>
    </style:style>
    <style:style style:name="T87" style:family="text">
      <style:text-properties style:text-position="-33% 58%" style:font-name="Segoe UI4" fo:font-size="28pt" style:font-name-asian="Segoe UI4" style:font-size-asian="40pt" style:font-name-complex="Segoe UI4" style:font-size-complex="40pt"/>
    </style:style>
    <style:style style:name="T88" style:family="text">
      <style:text-properties style:text-position="33% 58%" style:font-name="Segoe UI4" fo:font-size="28pt" fo:font-style="italic" style:font-name-asian="Segoe UI4" style:font-size-asian="40pt" style:font-style-asian="italic" style:font-name-complex="Segoe UI4" style:font-size-complex="40pt" style:font-style-complex="italic"/>
    </style:style>
    <style:style style:name="T89" style:family="text">
      <style:text-properties style:text-position="0% 100%" fo:font-style="normal" style:font-style-asian="normal" style:font-style-complex="normal"/>
    </style:style>
    <style:style style:name="T90" style:family="text">
      <style:text-properties style:text-position="0% 100%" style:font-name="Calibri2" fo:font-size="24pt" style:font-name-asian="Calibri3" style:font-name-complex="Calibri3"/>
    </style:style>
    <style:style style:name="T91" style:family="text">
      <style:text-properties style:text-position="0% 100%" style:font-name="Calibri2" fo:font-size="24pt" fo:font-style="italic" style:font-name-asian="Calibri3" style:font-style-asian="italic" style:font-name-complex="Calibri3" style:font-style-complex="italic"/>
    </style:style>
    <style:style style:name="T92" style:family="text">
      <style:text-properties style:text-position="33% 58%" style:font-name="Segoe UI4" style:font-name-asian="Segoe UI4" style:font-name-complex="Segoe UI4"/>
    </style:style>
    <style:style style:name="T93" style:family="text">
      <style:text-properties style:text-position="33% 58%" style:font-name="Segoe UI2" style:font-name-asian="Segoe UI4" style:font-name-complex="Segoe UI4"/>
    </style:style>
    <style:style style:name="T94" style:family="text">
      <style:text-properties style:text-position="0% 100%" style:font-name="Calibri3" fo:font-size="24pt" style:font-name-asian="Calibri3" style:font-name-complex="Calibri3"/>
    </style:style>
    <style:style style:name="T95" style:family="text">
      <style:text-properties style:text-position="0% 100%" style:font-name="Calibri3" fo:font-size="24pt" fo:font-style="italic" style:font-name-asian="Calibri3" style:font-style-asian="italic" style:font-name-complex="Calibri3" style:font-style-complex="italic"/>
    </style:style>
    <style:style style:name="T96" style:family="text">
      <style:text-properties style:font-name="Calibri3" fo:font-style="italic" style:font-name-asian="Calibri3" style:font-style-asian="italic" style:font-name-complex="Calibri3" style:font-style-complex="italic"/>
    </style:style>
    <style:style style:name="T97" style:family="text">
      <style:text-properties style:text-position="-33% 58%" style:font-name="Calibri2" fo:font-style="italic" style:font-name-asian="Calibri3" style:font-style-asian="italic" style:font-name-complex="Calibri3" style:font-style-complex="italic"/>
    </style:style>
    <style:style style:name="T98" style:family="text">
      <style:text-properties style:font-name="Calibri2" style:font-name-asian="Calibri3" style:font-name-complex="Calibri3"/>
    </style:style>
    <style:style style:name="T99" style:family="text">
      <style:text-properties style:text-position="0% 100%" style:font-name="Calibri2" fo:font-style="normal" style:font-name-asian="Calibri3" style:font-style-asian="normal" style:font-name-complex="Calibri3" style:font-style-complex="normal"/>
    </style:style>
    <style:style style:name="T100" style:family="text">
      <style:text-properties style:text-position="0% 100%" style:font-name="Calibri2" fo:font-style="italic" style:font-name-asian="Calibri3" style:font-style-asian="italic" style:font-name-complex="Calibri3" style:font-style-complex="italic"/>
    </style:style>
    <style:style style:name="T101" style:family="text">
      <style:text-properties style:text-position="33% 58%" style:font-name="Calibri3" fo:font-style="normal" style:font-name-asian="Calibri3" style:font-style-asian="normal" style:font-name-complex="Calibri3" style:font-style-complex="normal"/>
    </style:style>
    <style:style style:name="T102" style:family="text">
      <style:text-properties style:text-position="0% 100%" style:font-name="Calibri3" fo:font-style="italic" style:font-name-asian="Calibri3" style:font-style-asian="italic" style:font-name-complex="Calibri3" style:font-style-complex="italic"/>
    </style:style>
    <style:style style:name="T103" style:family="text">
      <style:text-properties style:font-name="Calibri2" fo:font-style="italic" style:font-name-asian="Calibri3" style:font-style-asian="italic" style:font-name-complex="Calibri3" style:font-style-complex="italic"/>
    </style:style>
    <style:style style:name="T104" style:family="text">
      <style:text-properties style:text-position="33% 58%" style:font-name="Calibri2" fo:font-style="normal" style:font-name-asian="Calibri3" style:font-style-asian="normal" style:font-name-complex="Calibri3" style:font-style-complex="normal"/>
    </style:style>
    <style:style style:name="T105" style:family="text">
      <style:text-properties style:text-position="0% 100%" style:font-name="Calibri2" fo:font-style="normal" fo:font-weight="bold" style:font-name-asian="Calibri3" style:font-style-asian="normal" style:font-weight-asian="bold" style:font-name-complex="Calibri3" style:font-style-complex="normal" style:font-weight-complex="bold"/>
    </style:style>
    <style:style style:name="T106" style:family="text">
      <style:text-properties style:text-position="0% 100%" style:font-name="Calibri3" fo:font-style="normal" style:font-name-asian="Calibri3" style:font-style-asian="normal" style:font-name-complex="Calibri3" style:font-style-complex="normal"/>
    </style:style>
    <style:style style:name="T107" style:family="text">
      <style:text-properties style:font-name="Segoe UI4" fo:font-size="24pt" fo:font-style="italic" style:font-name-asian="Segoe UI4" style:font-size-asian="32pt" style:font-style-asian="italic" style:font-name-complex="Segoe UI4" style:font-size-complex="32pt" style:font-style-complex="italic"/>
    </style:style>
    <style:style style:name="T108" style:family="text">
      <style:text-properties style:text-position="-33% 58%" style:font-name="Segoe UI2" fo:font-size="24pt" fo:font-style="italic" style:font-name-asian="Segoe UI4" style:font-size-asian="32pt" style:font-style-asian="italic" style:font-name-complex="Segoe UI4" style:font-size-complex="32pt" style:font-style-complex="italic"/>
    </style:style>
    <style:style style:name="T109" style:family="text">
      <style:text-properties style:text-position="-33% 58%" fo:font-size="24pt" fo:font-style="italic" style:font-size-asian="32pt" style:font-style-asian="italic" style:font-size-complex="32pt" style:font-style-complex="italic"/>
    </style:style>
    <style:style style:name="T110" style:family="text">
      <style:text-properties style:text-position="33% 58%" style:font-name="Segoe UI4" fo:font-size="24pt" style:font-name-asian="Segoe UI4" style:font-size-asian="32pt" style:font-name-complex="Segoe UI4" style:font-size-complex="32pt"/>
    </style:style>
    <style:style style:name="T111" style:family="text">
      <style:text-properties style:text-position="33% 58%" style:font-name="Segoe UI2" fo:font-size="24pt" style:font-name-asian="Segoe UI4" style:font-size-asian="32pt" style:font-name-complex="Segoe UI4" style:font-size-complex="32pt"/>
    </style:style>
    <style:style style:name="T112" style:family="text">
      <style:text-properties style:font-name="Segoe UI Symbol3" fo:font-size="24pt" style:font-name-asian="Segoe UI Symbol3" style:font-name-complex="Segoe UI Symbol3"/>
    </style:style>
    <style:style style:name="T113" style:family="text">
      <style:text-properties style:font-name="Calibri2" fo:font-size="24pt" style:font-name-asian="Segoe UI Symbol3" style:font-name-complex="Segoe UI Symbol3"/>
    </style:style>
    <style:style style:name="T114" style:family="text">
      <style:text-properties style:font-name="Segoe UI2" fo:font-style="italic" style:font-name-asian="Segoe UI4" style:font-style-asian="italic" style:font-name-complex="Segoe UI4" style:font-style-complex="italic"/>
    </style:style>
    <style:style style:name="T115" style:family="text">
      <style:text-properties fo:font-size="22pt" style:font-size-asian="28pt" style:font-size-complex="28pt"/>
    </style:style>
    <style:style style:name="T116" style:family="text">
      <style:text-properties fo:font-size="22pt" fo:font-style="italic" style:font-size-asian="28pt" style:font-style-asian="italic" style:font-size-complex="28pt" style:font-style-complex="italic"/>
    </style:style>
    <style:style style:name="T117" style:family="text">
      <style:text-properties style:text-position="-33% 58%" fo:font-size="22pt" fo:font-style="italic" style:font-size-asian="28pt" style:font-style-asian="italic" style:font-size-complex="28pt" style:font-style-complex="italic"/>
    </style:style>
    <style:style style:name="T118" style:family="text">
      <style:text-properties style:text-position="33% 58%" fo:font-size="22pt" style:font-size-asian="28pt" style:font-size-complex="28pt"/>
    </style:style>
    <style:style style:name="T119" style:family="text">
      <style:text-properties style:text-position="33% 58%" style:font-name="Segoe UI4" fo:font-size="22pt" style:font-name-asian="Segoe UI4" style:font-size-asian="28pt" style:font-name-complex="Segoe UI4" style:font-size-complex="28pt"/>
    </style:style>
    <style:style style:name="T120" style:family="text">
      <style:text-properties style:text-position="33% 58%" style:font-name="Segoe UI2" fo:font-size="22pt" style:font-name-asian="Segoe UI4" style:font-size-asian="28pt" style:font-name-complex="Segoe UI4" style:font-size-complex="28pt"/>
    </style:style>
    <style:style style:name="T121" style:family="text">
      <style:text-properties style:font-name="Segoe UI2" fo:font-size="22pt" style:font-name-asian="Segoe UI Symbol3" style:font-size-asian="28pt" style:font-name-complex="Segoe UI Symbol3" style:font-size-complex="28pt"/>
    </style:style>
    <style:style style:name="T122" style:family="text">
      <style:text-properties style:font-name="Calibri2" fo:font-size="24pt" fo:font-style="normal" style:font-name-asian="Calibri3" style:font-style-asian="normal" style:font-name-complex="Calibri3" style:font-style-complex="normal"/>
    </style:style>
    <style:style style:name="T123" style:family="text">
      <style:text-properties style:font-name="Segoe UI Symbol3" fo:font-size="22pt" fo:font-style="italic" style:font-name-asian="Segoe UI Symbol3" style:font-size-asian="28pt" style:font-style-asian="italic" style:font-name-complex="Segoe UI Symbol3" style:font-size-complex="28pt" style:font-style-complex="italic"/>
    </style:style>
    <style:style style:name="T124" style:family="text">
      <style:text-properties style:text-position="33% 58%" style:font-name="Calibri2" fo:font-size="24pt" fo:font-style="normal" style:font-name-asian="Calibri3" style:font-style-asian="normal" style:font-name-complex="Calibri3" style:font-style-complex="normal"/>
    </style:style>
    <style:style style:name="T125" style:family="text">
      <style:text-properties style:text-position="0% 100%" style:font-name="Calibri2" fo:font-size="24pt" fo:font-style="normal" style:font-name-asian="Calibri3" style:font-style-asian="normal" style:font-name-complex="Calibri3" style:font-style-complex="normal"/>
    </style:style>
    <style:style style:name="T126" style:family="text">
      <style:text-properties style:text-position="33% 58%" style:font-name="Calibri2" fo:font-size="24pt" fo:font-style="italic" style:font-name-asian="Calibri3" style:font-style-asian="italic" style:font-name-complex="Calibri3" style:font-style-complex="italic"/>
    </style:style>
    <style:style style:name="T127" style:family="text">
      <style:text-properties style:text-position="-33% 58%" fo:font-size="26pt" fo:font-style="italic" style:font-size-asian="36pt" style:font-style-asian="italic" style:font-size-complex="36pt" style:font-style-complex="italic"/>
    </style:style>
    <style:style style:name="T128" style:family="text">
      <style:text-properties style:text-position="33% 58%" fo:font-size="26pt" style:font-size-asian="36pt" style:font-size-complex="36pt"/>
    </style:style>
    <style:style style:name="T129" style:family="text">
      <style:text-properties style:text-position="-33% 58%" style:font-name="Segoe UI2" fo:font-size="26pt" fo:font-style="italic" style:font-name-asian="Segoe UI4" style:font-size-asian="36pt" style:font-style-asian="italic" style:font-name-complex="Segoe UI4" style:font-size-complex="36pt" style:font-style-complex="italic"/>
    </style:style>
    <style:style style:name="T130" style:family="text">
      <style:text-properties style:text-position="33% 58%" style:font-name="Segoe UI2" fo:font-size="26pt" style:font-name-asian="Segoe UI4" style:font-size-asian="36pt" style:font-name-complex="Segoe UI4" style:font-size-complex="36pt"/>
    </style:style>
    <style:style style:name="T131" style:family="text">
      <style:text-properties style:text-position="33% 58%" style:font-name="Segoe UI4" fo:font-size="26pt" style:font-name-asian="Segoe UI4" style:font-size-asian="36pt" style:font-name-complex="Segoe UI4" style:font-size-complex="36pt"/>
    </style:style>
    <style:style style:name="T132" style:family="text">
      <style:text-properties style:text-position="-33% 58%" style:font-name="Calibri5" fo:font-size="24pt" fo:font-style="italic" style:font-style-asian="italic" style:font-style-complex="italic"/>
    </style:style>
    <style:style style:name="T133" style:family="text">
      <style:text-properties style:text-position="33% 58%" style:font-name="Calibri5" fo:font-size="24pt"/>
    </style:style>
    <style:style style:name="T134" style:family="text">
      <style:text-properties style:text-position="33% 58%" style:font-name="Calibri5" fo:font-size="24pt" style:font-name-asian="Calibri3" style:font-name-complex="Calibri3"/>
    </style:style>
    <style:style style:name="T135" style:family="text">
      <style:text-properties style:text-position="33% 58%" fo:font-size="32pt" style:font-size-asian="44pt" style:font-size-complex="44pt"/>
    </style:style>
    <style:style style:name="T136" style:family="text">
      <style:text-properties style:text-position="33% 58%" style:font-name="Segoe UI4" fo:font-size="32pt" style:font-size-asian="44pt" style:font-size-complex="44pt"/>
    </style:style>
    <style:style style:name="T137" style:family="text">
      <style:text-properties style:text-position="33% 58%" style:font-name="Segoe UI2" fo:font-size="32pt" style:font-name-asian="Segoe UI4" style:font-size-asian="44pt" style:font-name-complex="Segoe UI4" style:font-size-complex="44pt"/>
    </style:style>
    <style:style style:name="T138" style:family="text">
      <style:text-properties style:text-position="33% 58%" style:font-name="Segoe UI4"/>
    </style:style>
    <style:style style:name="T139" style:family="text">
      <style:text-properties style:font-name="Segoe UI Symbol1" fo:font-size="24pt" fo:font-style="italic" style:font-name-asian="Calibri3" style:font-style-asian="italic" style:font-name-complex="Calibri3" style:font-style-complex="italic"/>
    </style:style>
    <style:style style:name="T140" style:family="text">
      <style:text-properties style:text-position="-33% 58%" style:font-name="Calibri5" fo:font-size="24pt" fo:font-style="italic" style:font-name-asian="Calibri3" style:font-style-asian="italic" style:font-name-complex="Calibri3" style:font-style-complex="italic"/>
    </style:style>
    <style:style style:name="T141" style:family="text">
      <style:text-properties style:font-name="Calibri5" fo:font-size="24pt" style:font-name-asian="Calibri3" style:font-name-complex="Calibri3"/>
    </style:style>
    <style:style style:name="T142" style:family="text">
      <style:text-properties style:font-name="Calibri5" fo:font-size="24pt" fo:font-style="italic" style:font-name-asian="Calibri3" style:font-style-asian="italic" style:font-name-complex="Calibri3" style:font-style-complex="italic"/>
    </style:style>
    <style:style style:name="T143" style:family="text">
      <style:text-properties style:text-position="0% 100%" style:font-name="Calibri5" fo:font-size="24pt" fo:font-style="normal" style:font-name-asian="Calibri3" style:font-style-asian="normal" style:font-name-complex="Calibri3" style:font-style-complex="normal"/>
    </style:style>
    <style:style style:name="T144" style:family="text">
      <style:text-properties style:text-position="0% 100%" style:font-name="Calibri5" fo:font-size="24pt" fo:font-style="italic" style:font-name-asian="Calibri3" style:font-style-asian="italic" style:font-name-complex="Calibri3" style:font-style-complex="italic"/>
    </style:style>
    <style:style style:name="T145" style:family="text">
      <style:text-properties style:text-position="33% 58%" style:font-name="Calibri5" fo:font-size="24pt" fo:font-style="normal" style:font-name-asian="Calibri3" style:font-style-asian="normal" style:font-name-complex="Calibri3" style:font-style-complex="normal"/>
    </style:style>
    <style:style style:name="T146" style:family="text">
      <style:text-properties fo:font-size="18pt" style:font-size-asian="18pt" style:font-size-complex="18pt"/>
    </style:style>
    <style:style style:name="T147" style:family="text">
      <style:text-properties fo:font-size="18pt" fo:font-style="italic" style:font-size-asian="18pt" style:font-style-asian="italic" style:font-size-complex="18pt" style:font-style-complex="italic"/>
    </style:style>
    <style:style style:name="T148" style:family="text">
      <style:text-properties style:font-name="Calibri3" fo:font-size="18pt" fo:font-style="italic" style:font-name-asian="Calibri3" style:font-size-asian="18pt" style:font-style-asian="italic" style:font-name-complex="Calibri3" style:font-size-complex="18pt" style:font-style-complex="italic"/>
    </style:style>
    <style:style style:name="T149" style:family="text">
      <style:text-properties style:text-position="-33% 58%" style:font-name="Calibri2" fo:font-size="18pt" fo:font-style="italic" style:font-name-asian="Calibri3" style:font-size-asian="18pt" style:font-style-asian="italic" style:font-name-complex="Calibri3" style:font-size-complex="18pt" style:font-style-complex="italic"/>
    </style:style>
    <style:style style:name="T150" style:family="text">
      <style:text-properties style:font-name="Calibri2" fo:font-size="18pt" style:font-name-asian="Calibri3" style:font-size-asian="18pt" style:font-name-complex="Calibri3" style:font-size-complex="18pt"/>
    </style:style>
    <style:style style:name="T151" style:family="text">
      <style:text-properties style:font-name="Segoe UI Symbol1" fo:font-size="18pt" fo:font-style="italic" style:font-size-asian="18pt" style:font-style-asian="italic" style:font-size-complex="18pt" style:font-style-complex="italic"/>
    </style:style>
    <style:style style:name="T152" style:family="text">
      <style:text-properties style:text-position="-33% 58%" fo:font-size="18pt" style:font-size-asian="18pt" style:font-size-complex="18pt"/>
    </style:style>
    <style:style style:name="T153" style:family="text">
      <style:text-properties fo:font-size="14pt" style:font-size-asian="14pt" style:font-size-complex="14pt"/>
    </style:style>
    <style:style style:name="T154" style:family="text">
      <style:text-properties style:text-position="-33% 58%" fo:font-size="18pt" fo:font-style="italic" style:font-size-asian="18pt" style:font-style-asian="italic" style:font-size-complex="18pt" style:font-style-complex="italic"/>
    </style:style>
    <style:style style:name="T155" style:family="text">
      <style:text-properties style:text-position="-33% 58%" style:font-name="Calibri5" fo:font-size="18pt" fo:font-style="italic" style:font-size-asian="18pt" style:font-style-asian="italic" style:font-size-complex="18pt" style:font-style-complex="italic"/>
    </style:style>
    <style:style style:name="T156" style:family="text">
      <style:text-properties style:text-position="33% 58%" style:font-name="Calibri5" fo:font-size="18pt" fo:font-style="normal" style:font-size-asian="18pt" style:font-style-asian="normal" style:font-size-complex="18pt" style:font-style-complex="normal"/>
    </style:style>
    <style:style style:name="T157" style:family="text">
      <style:text-properties style:text-position="33% 58%" style:font-name="Calibri3" fo:font-size="18pt" fo:font-style="normal" style:font-name-asian="Calibri3" style:font-size-asian="18pt" style:font-style-asian="normal" style:font-name-complex="Calibri3" style:font-size-complex="18pt" style:font-style-complex="normal"/>
    </style:style>
    <style:style style:name="T158" style:family="text">
      <style:text-properties style:text-position="33% 58%" style:font-name="Calibri5" fo:font-size="18pt" fo:font-style="normal" style:font-name-asian="Calibri3" style:font-size-asian="18pt" style:font-style-asian="normal" style:font-name-complex="Calibri3" style:font-size-complex="18pt" style:font-style-complex="normal"/>
    </style:style>
    <style:style style:name="T159" style:family="text">
      <style:text-properties style:text-position="33% 58%" fo:font-size="18pt" style:font-size-asian="18pt" style:font-size-complex="18pt"/>
    </style:style>
    <style:style style:name="T160" style:family="text">
      <style:text-properties style:text-position="33% 58%" style:font-name="Calibri3" fo:font-size="18pt" style:font-name-asian="Calibri3" style:font-size-asian="18pt" style:font-name-complex="Calibri3" style:font-size-complex="18pt"/>
    </style:style>
    <style:style style:name="T161" style:family="text">
      <style:text-properties style:text-position="33% 58%" style:font-name="Calibri2" fo:font-size="18pt" style:font-name-asian="Calibri3" style:font-size-asian="18pt" style:font-name-complex="Calibri3" style:font-size-complex="18pt"/>
    </style:style>
    <style:style style:name="T162" style:family="text">
      <style:text-properties style:font-name="Calibri5" fo:font-size="18pt" fo:font-style="normal" style:font-name-asian="Calibri3" style:font-size-asian="18pt" style:font-style-asian="normal" style:font-name-complex="Calibri3" style:font-size-complex="18pt" style:font-style-complex="normal"/>
    </style:style>
    <style:style style:name="T163" style:family="text">
      <style:text-properties style:font-name="Segoe UI Symbol1" fo:font-size="26pt" fo:font-style="italic" style:font-size-asian="36pt" style:font-style-asian="italic" style:font-size-complex="36pt" style:font-style-complex="italic"/>
    </style:style>
    <style:style style:name="T164" style:family="text">
      <style:text-properties style:text-position="-33% 58%" fo:font-size="26pt" fo:font-style="italic" fo:font-weight="normal" style:font-size-asian="36pt" style:font-style-asian="italic" style:font-weight-asian="normal" style:font-size-complex="36pt" style:font-style-complex="italic" style:font-weight-complex="normal"/>
    </style:style>
    <style:style style:name="T165" style:family="text">
      <style:text-properties style:text-position="33% 58%" style:font-name="Calibri2" style:font-name-asian="Calibri3" style:font-name-complex="Calibri3"/>
    </style:style>
    <style:style style:name="T166" style:family="text">
      <style:text-properties style:font-name="Calibri2" fo:font-style="normal" style:font-name-asian="Calibri3" style:font-style-asian="normal" style:font-name-complex="Calibri3" style:font-style-complex="normal"/>
    </style:style>
    <style:style style:name="T167" style:family="text">
      <style:text-properties style:font-name="Segoe UI Symbol3" fo:font-style="italic" style:font-name-asian="Segoe UI Symbol3" style:font-style-asian="italic" style:font-name-complex="Segoe UI Symbol3" style:font-style-complex="italic"/>
    </style:style>
    <style:style style:name="T168" style:family="text">
      <style:text-properties style:text-position="-33% 58%" style:font-name="Segoe UI2" fo:font-style="italic" style:font-name-asian="Segoe UI Symbol3" style:font-style-asian="italic" style:font-name-complex="Segoe UI Symbol3" style:font-style-complex="italic"/>
    </style:style>
    <style:style style:name="T169" style:family="text">
      <style:text-properties style:text-position="33% 58%" style:font-name="Segoe UI2" fo:font-style="normal" style:font-name-asian="Segoe UI Symbol3" style:font-style-asian="normal" style:font-name-complex="Segoe UI Symbol3" style:font-style-complex="normal"/>
    </style:style>
    <style:style style:name="T170" style:family="text">
      <style:text-properties style:text-position="33% 58%" style:font-name="Segoe UI4" fo:font-style="normal" style:font-name-asian="Segoe UI4" style:font-style-asian="normal" style:font-name-complex="Segoe UI4" style:font-style-complex="normal"/>
    </style:style>
    <style:style style:name="T171" style:family="text">
      <style:text-properties style:text-position="33% 58%" style:font-name="Segoe UI2" fo:font-style="normal" style:font-name-asian="Segoe UI4" style:font-style-asian="normal" style:font-name-complex="Segoe UI4" style:font-style-complex="normal"/>
    </style:style>
    <style:style style:name="T172" style:family="text">
      <style:text-properties style:font-name="Segoe UI2" style:font-name-asian="Segoe UI Symbol3" style:font-name-complex="Segoe UI Symbol3"/>
    </style:style>
    <style:style style:name="T173" style:family="text">
      <style:text-properties style:text-position="0% 100%" style:font-name="Segoe UI4" fo:font-size="18pt" fo:font-style="italic" style:font-name-asian="Segoe UI4" style:font-size-asian="18pt" style:font-style-asian="italic" style:font-name-complex="Segoe UI4" style:font-size-complex="18pt" style:font-style-complex="italic"/>
    </style:style>
    <style:style style:name="T174" style:family="text">
      <style:text-properties style:text-position="-33% 58%" style:font-name="Segoe UI2" fo:font-size="28pt" fo:font-style="italic" style:font-name-asian="Segoe UI4" style:font-size-asian="40pt" style:font-style-asian="italic" style:font-name-complex="Segoe UI4" style:font-size-complex="40pt" style:font-style-complex="italic"/>
    </style:style>
    <style:style style:name="T175" style:family="text">
      <style:text-properties style:font-name="Segoe UI Symbol1" fo:font-size="28pt" fo:font-style="italic" style:font-name-asian="Segoe UI4" style:font-size-asian="40pt" style:font-style-asian="italic" style:font-name-complex="Segoe UI4" style:font-size-complex="40pt" style:font-style-complex="italic"/>
    </style:style>
    <style:style style:name="T176" style:family="text">
      <style:text-properties style:text-position="33% 58%" style:font-name="Segoe UI2" fo:font-size="28pt" style:font-name-asian="Segoe UI4" style:font-size-asian="40pt" style:font-name-complex="Segoe UI4" style:font-size-complex="40pt"/>
    </style:style>
    <style:style style:name="T177" style:family="text">
      <style:text-properties style:text-position="-33% 58%" style:font-name="Calibri2" fo:font-size="24pt" fo:font-style="italic" style:font-name-asian="Segoe UI Symbol3" style:font-style-asian="italic" style:font-name-complex="Segoe UI Symbol3" style:font-style-complex="italic"/>
    </style:style>
    <style:style style:name="T178" style:family="text">
      <style:text-properties style:text-position="33% 58%" style:font-name="Calibri2" fo:font-size="24pt" style:font-name-asian="Segoe UI Symbol3" style:font-name-complex="Segoe UI Symbol3"/>
    </style:style>
    <style:style style:name="T179" style:family="text">
      <style:text-properties fo:font-size="22pt" style:font-size-asian="22pt" style:font-size-complex="22pt"/>
    </style:style>
    <style:style style:name="T180" style:family="text">
      <style:text-properties fo:font-size="22pt" fo:font-style="italic" style:font-size-asian="22pt" style:font-style-asian="italic" style:font-size-complex="22pt" style:font-style-complex="italic"/>
    </style:style>
    <style:style style:name="T181" style:family="text">
      <style:text-properties style:text-position="-33% 58%" style:font-name="Calibri2" fo:font-size="22pt" fo:font-style="italic" style:font-name-asian="Calibri3" style:font-size-asian="22pt" style:font-style-asian="italic" style:font-name-complex="Calibri3" style:font-size-complex="22pt" style:font-style-complex="italic"/>
    </style:style>
    <style:style style:name="T182" style:family="text">
      <style:text-properties style:font-name="Calibri2" fo:font-size="22pt" style:font-name-asian="Calibri3" style:font-size-asian="22pt" style:font-name-complex="Calibri3" style:font-size-complex="22pt"/>
    </style:style>
    <style:style style:name="T183" style:family="text">
      <style:text-properties style:font-name="Calibri2" fo:font-size="22pt" fo:font-style="italic" style:font-name-asian="Calibri3" style:font-size-asian="22pt" style:font-style-asian="italic" style:font-name-complex="Calibri3" style:font-size-complex="22pt" style:font-style-complex="italic"/>
    </style:style>
    <style:style style:name="T184" style:family="text">
      <style:text-properties style:text-position="-33% 58%" style:font-name="Calibri3" fo:font-size="22pt" fo:font-style="italic" style:font-name-asian="Calibri3" style:font-size-asian="22pt" style:font-style-asian="italic" style:font-name-complex="Calibri3" style:font-size-complex="22pt" style:font-style-complex="italic"/>
    </style:style>
    <style:style style:name="T185" style:family="text">
      <style:text-properties style:font-name="Calibri3" fo:font-size="22pt" style:font-name-asian="Calibri3" style:font-size-asian="22pt" style:font-name-complex="Calibri3" style:font-size-complex="22pt"/>
    </style:style>
    <style:style style:name="T186" style:family="text">
      <style:text-properties style:text-position="-33% 58%" style:font-name="Calibri3" style:font-name-asian="Calibri3" style:font-name-complex="Calibri3"/>
    </style:style>
    <style:style style:name="T187" style:family="text">
      <style:text-properties style:text-position="-33% 58%" style:font-name="Calibri3" fo:font-size="16pt" fo:font-style="italic" style:font-name-asian="Calibri3" style:font-size-asian="16pt" style:font-style-asian="italic" style:font-name-complex="Calibri3" style:font-size-complex="16pt" style:font-style-complex="italic"/>
    </style:style>
    <style:style style:name="T188" style:family="text">
      <style:text-properties fo:font-weight="bold" style:font-weight-asian="bold" style:font-weight-complex="bold"/>
    </style:style>
    <style:style style:name="T189" style:family="text">
      <style:text-properties style:text-position="-33% 58%" style:font-name="Calibri3" fo:font-style="italic" style:font-name-asian="Calibri3" style:font-style-asian="italic" style:font-name-complex="Calibri3" style:font-style-complex="italic"/>
    </style:style>
    <style:style style:name="T190" style:family="text">
      <style:text-properties style:font-name="Segoe UI Symbol1" fo:font-size="32pt" fo:font-style="italic" style:font-size-asian="44pt" style:font-style-asian="italic" style:font-size-complex="44pt" style:font-style-complex="italic"/>
    </style:style>
    <style:style style:name="T191" style:family="text">
      <style:text-properties fo:font-size="24pt" style:font-name-asian="Calibri3" style:font-name-complex="Calibri3"/>
    </style:style>
    <style:style style:name="T192" style:family="text">
      <style:text-properties style:text-position="33% 58%" style:font-name="Segoe UI4" fo:font-size="32pt" style:font-name-asian="Segoe UI4" style:font-size-asian="44pt" style:font-name-complex="Segoe UI4" style:font-size-complex="44pt"/>
    </style:style>
    <style:style style:name="T193" style:family="text">
      <style:text-properties style:text-position="0% 100%" style:font-name="Segoe UI Symbol3" fo:font-size="24pt" fo:font-style="italic" style:font-name-asian="Segoe UI Symbol3" style:font-style-asian="italic" style:font-name-complex="Segoe UI Symbol3" style:font-style-complex="italic"/>
    </style:style>
    <style:style style:name="T194" style:family="text">
      <style:text-properties style:text-position="0% 100%" style:font-name="Segoe UI4" fo:font-size="16pt" fo:font-style="italic" style:font-name-asian="Segoe UI4" style:font-size-asian="16pt" style:font-style-asian="italic" style:font-name-complex="Segoe UI4" style:font-size-complex="16pt" style:font-style-complex="italic"/>
    </style:style>
    <style:style style:name="T195" style:family="text">
      <style:text-properties style:text-position="-33% 58%" style:font-name="Segoe UI4" fo:font-size="24pt" style:font-name-asian="Segoe UI4" style:font-size-asian="24pt" style:font-name-complex="Segoe UI4" style:font-size-complex="24pt"/>
    </style:style>
    <style:style style:name="T196" style:family="text">
      <style:text-properties style:text-position="-33% 58%" style:font-name="Segoe UI4" fo:font-size="24pt" fo:font-style="italic" style:font-name-asian="Segoe UI4" style:font-size-asian="24pt" style:font-style-asian="italic" style:font-name-complex="Segoe UI4" style:font-size-complex="24pt" style:font-style-complex="italic"/>
    </style:style>
    <style:style style:name="T197" style:family="text">
      <style:text-properties style:font-name="Calibri3" style:font-name-asian="Calibri3" style:font-name-complex="Calibri3"/>
    </style:style>
    <style:style style:name="T198" style:family="text">
      <style:text-properties style:font-name="Segoe UI4" fo:font-size="22pt" fo:font-style="italic" style:font-name-asian="Segoe UI4" style:font-size-asian="28pt" style:font-style-asian="italic" style:font-name-complex="Segoe UI4" style:font-size-complex="28pt" style:font-style-complex="italic"/>
    </style:style>
    <style:style style:name="T199" style:family="text">
      <style:text-properties style:text-position="33% 58%" style:font-name="Calibri3" style:font-name-asian="Calibri3" style:font-name-complex="Calibri3"/>
    </style:style>
    <style:style style:name="T200" style:family="text">
      <style:text-properties style:text-position="33% 58%" style:font-name="Segoe UI4" fo:font-size="24pt" fo:font-style="normal" style:font-name-asian="Segoe UI4" style:font-size-asian="32pt" style:font-style-asian="normal" style:font-name-complex="Segoe UI4" style:font-size-complex="32pt" style:font-style-complex="normal"/>
    </style:style>
    <style:style style:name="T201" style:family="text">
      <style:text-properties style:font-name="Segoe UI4" fo:font-size="16pt" fo:font-style="italic" style:font-name-asian="Segoe UI4" style:font-size-asian="16pt" style:font-style-asian="italic" style:font-name-complex="Segoe UI4" style:font-size-complex="16pt" style:font-style-complex="italic"/>
    </style:style>
    <style:style style:name="T202" style:family="text">
      <style:text-properties style:text-position="-33% 58%" style:font-name="Segoe UI2" fo:font-size="24pt" style:font-name-asian="Segoe UI4" style:font-size-asian="32pt" style:font-name-complex="Segoe UI4" style:font-size-complex="32pt"/>
    </style:style>
    <style:style style:name="T203" style:family="text">
      <style:text-properties style:font-name="Segoe UI2" fo:font-size="24pt" style:font-name-asian="Segoe UI4" style:font-size-asian="32pt" style:font-name-complex="Segoe UI4" style:font-size-complex="32pt"/>
    </style:style>
    <style:style style:name="T204" style:family="text">
      <style:text-properties style:font-name="Segoe UI2" fo:font-size="24pt" fo:font-style="italic" style:font-name-asian="Segoe UI4" style:font-size-asian="32pt" style:font-style-asian="italic" style:font-name-complex="Segoe UI4" style:font-size-complex="32pt" style:font-style-complex="italic"/>
    </style:style>
    <style:style style:name="T205" style:family="text">
      <style:text-properties style:text-position="-33% 58%" fo:font-size="22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3cm" presentation:class="title" presentation:user-transformed="true">
          <draw:text-box>
            <text:p><text:span text:style-name="T1">Von welchem Typ sind die Lösungen der zeitunabhängigen Schrödinger-Gleichung für ein System aus zwei nicht miteinander wechselwirkenden unterscheidbaren Teilchen?</text:span></text:p>
          </draw:text-box>
        </draw:frame>
        <draw:frame presentation:style-name="pr2" draw:text-style-name="P2" draw:layer="layout" svg:width="25.199cm" svg:height="12.18cm" svg:x="1.4cm" svg:y="4.914cm" presentation:class="subtitle">
          <draw:text-box>
            <text:p><text:span text:style-name="T2">Sie wird von direkten Produktzuständen gelöst. Der Zwei-Teilchen-Zustand wird formal als kommutatives Produkt der beiden Ein-Teilchen-Zustände gesehen.</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ie wird die Nomenklatur bei Produkträumen gehandhabt?</text:p>
          </draw:text-box>
        </draw:frame>
        <draw:frame presentation:style-name="pr2" draw:text-style-name="P2" draw:layer="layout" svg:width="25.199cm" svg:height="12.18cm" svg:x="1.4cm" svg:y="4.914cm" presentation:class="subtitle">
          <draw:text-box>
            <text:p><text:span text:style-name="T2">Der untere Index bezeichnet die Anzahl der Teilchen in dem System, beispielsweise 1 (</text:span><text:span text:style-name="T3">ℋ</text:span><text:span text:style-name="T4">1</text:span><text:span text:style-name="T2">), </text:span><text:span text:style-name="T5">2</text:span><text:span text:style-name="T2"> (</text:span><text:span text:style-name="T3">ℋ</text:span><text:span text:style-name="T4">2</text:span><text:span text:style-name="T2">) oder </text:span><text:span text:style-name="T3">N</text:span><text:span text:style-name="T2"> (</text:span><text:span text:style-name="T3">ℋ</text:span><text:span text:style-name="T6">N</text:span><text:span text:style-name="T2">).</text:span></text:p>
            <text:p><text:span text:style-name="T2"/></text:p>
            <text:p><text:span text:style-name="T2">Der obere Index bezeichnet die unterscheidbaren und daher numerierbaren Teilchen:</text:span></text:p>
            <text:p><text:span text:style-name="T2">Zum Beispiel Teilchen 2: |</text:span><text:span text:style-name="T7">η</text:span><text:span text:style-name="T8">⟩</text:span><text:span text:style-name="T9">(2)</text:span><text:span text:style-name="T8"> </text:span><text:span text:style-name="T10">ϵ</text:span><text:span text:style-name="T8"> ℋ</text:span><text:span text:style-name="T11">1</text:span><text:span text:style-name="T9">(2)</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text-style-name="P1" draw:layer="layout" svg:width="25.199cm" svg:height="3.506cm" svg:x="1.4cm" svg:y="0.835cm" presentation:class="title" presentation:user-transformed="true">
          <draw:text-box>
            <text:p><text:span text:style-name="T1">Welche Zustände enthält der Produktraum </text:span><text:span text:style-name="T12">ℋ</text:span><text:span text:style-name="T13">2</text:span><text:span text:style-name="T1"> = </text:span><text:span text:style-name="T12">ℋ</text:span><text:span text:style-name="T13">1</text:span><text:span text:style-name="T14">(1)</text:span><text:span text:style-name="T1"> </text:span><text:span text:style-name="T15">× </text:span><text:span text:style-name="T12">ℋ</text:span><text:span text:style-name="T13">1</text:span><text:span text:style-name="T14">(2)</text:span><text:span text:style-name="T1"> wenn </text:span><text:span text:style-name="T12">ℋ</text:span><text:span text:style-name="T13">1</text:span><text:span text:style-name="T14">(1,2)</text:span><text:span text:style-name="T1"> die Hilbert-Räume von Teilchen 1 und Teilchen 2 sind?</text:span></text:p>
          </draw:text-box>
        </draw:frame>
        <draw:frame presentation:style-name="pr2" draw:text-style-name="P2" draw:layer="layout" svg:width="25.199cm" svg:height="12.18cm" svg:x="1.4cm" svg:y="4.914cm" presentation:class="subtitle">
          <draw:text-box>
            <text:p><text:span text:style-name="T2">Aus allen direkten Produktzuständen sowie aus allen denkbaren Linearkombinationen dieser Produktzustände mit komplexen Koeffizienten:</text:span></text:p>
            <text:p><text:span text:style-name="T2"/></text:p>
            <text:p><text:span text:style-name="T2"/></text:p>
            <text:p><text:span text:style-name="T2"/></text:p>
          </draw:text-box>
        </draw:frame>
        <draw:frame draw:style-name="gr2" draw:text-style-name="P3" draw:layer="layout" svg:width="11.975cm" svg:height="1.266cm" svg:x="8.012cm" svg:y="11.866cm">
          <text:p/>
          <draw:object xlink:href="../Direkter%20Produktzustand.odf" xlink:type="simple" xlink:show="embed" xlink:actuate="onLoad"/>
          <draw:image xlink:href="./ObjectReplacements/Object 1" xlink:type="simple" xlink:show="embed" xlink:actuate="onLoad"/>
        </draw:frame>
        <draw:frame draw:style-name="gr2" draw:text-style-name="P3" draw:layer="layout" svg:width="19.538cm" svg:height="4.151cm" svg:x="4.23cm" svg:y="14.424cm">
          <text:p/>
          <draw:object xlink:href="../Elemente%20des%20Produktraums.odf" xlink:type="simple" xlink:show="embed" xlink:actuate="onLoad"/>
          <draw:image xlink:href="./ObjectReplacements/Object 2" xlink:type="simple" xlink:show="embed" xlink:actuate="onLoad"/>
        </draw:frame>
        <draw:frame draw:style-name="gr2" draw:text-style-name="P3" draw:layer="layout" svg:width="1.115cm" svg:height="1cm" svg:x="6.967cm" svg:y="14.643cm">
          <text:p/>
          <draw:object xlink:href="../sum.odf" xlink:type="simple" xlink:show="embed" xlink:actuate="onLoad"/>
          <draw:image xlink:href="./ObjectReplacements/Object 3" xlink:type="simple" xlink:show="embed" xlink:actuate="onLoad"/>
        </draw:frame>
        <draw:frame draw:style-name="gr2" draw:text-style-name="P3" draw:layer="layout" svg:width="1.115cm" svg:height="1cm" svg:x="7.952cm" svg:y="14.643cm">
          <text:p/>
          <draw:object xlink:href="../sum.odf" xlink:type="simple" xlink:show="embed" xlink:actuate="onLoad"/>
          <draw:image xlink:href="./ObjectReplacements/Object 4" xlink:type="simple" xlink:show="embed" xlink:actuate="onLoad"/>
        </draw:frame>
        <draw:frame draw:style-name="gr2" draw:text-style-name="P3" draw:layer="layout" svg:width="1.115cm" svg:height="1cm" svg:x="14.999cm" svg:y="14.643cm">
          <text:p/>
          <draw:object xlink:href="../sum.odf" xlink:type="simple" xlink:show="embed" xlink:actuate="onLoad"/>
          <draw:image xlink:href="./ObjectReplacements/Object 5" xlink:type="simple" xlink:show="embed" xlink:actuate="onLoad"/>
        </draw:frame>
        <draw:frame draw:style-name="gr2" draw:text-style-name="P3" draw:layer="layout" svg:width="1.115cm" svg:height="1cm" svg:x="15.922cm" svg:y="14.643cm">
          <text:p/>
          <draw:object xlink:href="../sum.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draw:frame presentation:style-name="pr1" draw:layer="layout" svg:width="25.199cm" svg:height="3.506cm" svg:x="1.4cm" svg:y="0.837cm" presentation:class="title">
          <draw:text-box>
            <text:p>Wieso sind Wechselwirkungen im <text:span text:style-name="T16">ℋ</text:span><text:span text:style-name="T17">2</text:span> möglich?</text:p>
          </draw:text-box>
        </draw:frame>
        <draw:frame presentation:style-name="pr4" draw:text-style-name="P2" draw:layer="layout" svg:width="25.199cm" svg:height="12.18cm" svg:x="1.4cm" svg:y="4.914cm" presentation:class="subtitle" presentation:user-transformed="true">
          <draw:text-box>
            <text:p><text:span text:style-name="T2">Nicht jedes Element in </text:span><text:span text:style-name="T18">ℋ</text:span><text:span text:style-name="T4">2</text:span><text:span text:style-name="T2"> lässt sich durch direkte Produktzustände ausdrücken, jedoch ist jeder direkte Produktzustand Element von </text:span><text:span text:style-name="T18">ℋ</text:span><text:span text:style-name="T4">2</text:span><text:span text:style-name="T2">.</text:span></text:p>
            <text:p><text:span text:style-name="T2"/></text:p>
            <text:p><text:span text:style-name="T2">Bei vorliegenden Wechselwirkungen sind direkte Produktzustände nicht mehr Eigenzustände zum Gesamt-Hamilton-Operator, allerdings lassen sich diese (WW-Eigenzustände) nach den Eigenzuständen des freien Systems entwickeln, so dass sie Element des </text:span><text:span text:style-name="T18">ℋ</text:span><text:span text:style-name="T4">2</text:span><text:span text:style-name="T2"> sind.</text:span></text:p>
            <text:p><text:span text:style-name="T2"/></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ie ist das Skalarprodukt im Produktraum <text:span text:style-name="T19">ℋ</text:span><text:span text:style-name="T17">2</text:span> erklärt?</text:p>
          </draw:text-box>
        </draw:frame>
        <draw:frame presentation:style-name="pr2" draw:text-style-name="P2" draw:layer="layout" svg:width="25.199cm" svg:height="12.18cm" svg:x="1.4cm" svg:y="4.914cm" presentation:class="subtitle">
          <draw:text-box>
            <text:p><text:span text:style-name="T2">Nur Zustände aus demselben Teilraum werden miteinander kombiniert.</text:span></text:p>
            <text:p><text:span text:style-name="T2">Für reine Produktzustände als echte Teilmenge des ℋ</text:span><text:span text:style-name="T4">2</text:span><text:span text:style-name="T2"> gilt:</text:span></text:p>
            <text:p><text:span text:style-name="T2"/></text:p>
            <text:p><text:span text:style-name="T2"/></text:p>
            <text:p><text:span text:style-name="T2"/></text:p>
            <text:p><text:span text:style-name="T2"/></text:p>
            <text:p><text:span text:style-name="T2">Für allgmeine Zustände des Produktraums ℋ</text:span><text:span text:style-name="T4">2</text:span><text:span text:style-name="T2"> gilt:</text:span></text:p>
          </draw:text-box>
        </draw:frame>
        <draw:frame draw:style-name="gr2" draw:text-style-name="P3" draw:layer="layout" svg:width="22.162cm" svg:height="2.95cm" svg:x="2.918cm" svg:y="10.024cm">
          <text:p/>
          <draw:object xlink:href="../Skalarprodukt%20für%20direkte%20Produktzustände%20(kompakt).odf" xlink:type="simple" xlink:show="embed" xlink:actuate="onLoad"/>
          <draw:image xlink:href="./ObjectReplacements/Object 7" xlink:type="simple" xlink:show="embed" xlink:actuate="onLoad"/>
        </draw:frame>
        <draw:frame draw:style-name="gr2" draw:text-style-name="P3" draw:layer="layout" svg:width="19.594cm" svg:height="2.169cm" svg:x="4.202cm" svg:y="15.515cm">
          <text:p/>
          <draw:object xlink:href="../Skalarprodukt%20für%20allgemeine%20Zustände%20des%20Produktraums.odf" xlink:type="simple" xlink:show="embed" xlink:actuate="onLoad"/>
          <draw:image xlink:href="./ObjectReplacements/Object 8" xlink:type="simple" xlink:show="embed" xlink:actuate="onLoad"/>
        </draw:frame>
        <draw:frame draw:style-name="gr2" draw:text-style-name="P3" draw:layer="layout" svg:width="1.116cm" svg:height="1cm" svg:x="8.421cm" svg:y="15.743cm">
          <text:p/>
          <draw:object xlink:href="../sum.odf" xlink:type="simple" xlink:show="embed" xlink:actuate="onLoad"/>
          <draw:image xlink:href="./ObjectReplacements/Object 9" xlink:type="simple" xlink:show="embed" xlink:actuate="onLoad"/>
        </draw:frame>
        <draw:frame draw:style-name="gr2" draw:text-style-name="P3" draw:layer="layout" svg:width="1.116cm" svg:height="1cm" svg:x="9.591cm" svg:y="15.743cm">
          <text:p/>
          <draw:object xlink:href="../sum.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Wie findet man eine orthonormierte Basis des <text:span text:style-name="T19">ℋ</text:span><text:span text:style-name="T17">2</text:span>?</text:p>
          </draw:text-box>
        </draw:frame>
        <draw:frame presentation:style-name="pr2" draw:text-style-name="P2" draw:layer="layout" svg:width="25.199cm" svg:height="12.18cm" svg:x="1.4cm" svg:y="4.914cm" presentation:class="subtitle">
          <draw:text-box>
            <text:p><text:span text:style-name="T2">Es seien</text:span></text:p>
            <text:p><text:span text:style-name="T2"><text:s/></text:span><text:span text:style-name="T2">{|</text:span><text:span text:style-name="T3">a</text:span><text:span text:style-name="T6">n</text:span><text:span text:style-name="T20">(1)</text:span><text:span text:style-name="T2">⟩} ; {|</text:span><text:span text:style-name="T3">b</text:span><text:span text:style-name="T6">m</text:span><text:span text:style-name="T20">(2)</text:span><text:span text:style-name="T2">⟩} </text:span></text:p>
            <text:p><text:span text:style-name="T2">Eigenzustände vollständiger Sätze kommutierender Observablen in ℋ</text:span><text:span text:style-name="T4">1</text:span><text:span text:style-name="T20">(1)</text:span><text:span text:style-name="T2"> bzw. ℋ</text:span><text:span text:style-name="T4">1</text:span><text:span text:style-name="T20">(2)</text:span><text:span text:style-name="T2"> und damit orthonormierte Basen dieser Räume, dann bilden die Produktzustände</text:span></text:p>
            <text:p><text:span text:style-name="T2"/></text:p>
            <text:p><text:span text:style-name="T2">{|</text:span><text:span text:style-name="T3">a</text:span><text:span text:style-name="T6">n</text:span><text:span text:style-name="T3">b</text:span><text:span text:style-name="T6">m</text:span><text:span text:style-name="T2">⟩ = |</text:span><text:span text:style-name="T3">a</text:span><text:span text:style-name="T6">n</text:span><text:span text:style-name="T20">(1)</text:span><text:span text:style-name="T2">⟩|</text:span><text:span text:style-name="T3">b</text:span><text:span text:style-name="T6">m</text:span><text:span text:style-name="T20">(2)</text:span><text:span text:style-name="T2">⟩}</text:span></text:p>
            <text:p><text:span text:style-name="T2"/></text:p>
            <text:p><text:span text:style-name="T2">eine orthonormierte Basis des ℋ</text:span><text:span text:style-name="T4">2</text:span></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5" draw:layer="layout" svg:width="25.199cm" svg:height="3.506cm" svg:x="1.4cm" svg:y="0.837cm" presentation:class="title" presentation:user-transformed="true">
          <draw:text-box>
            <text:p>Welche Größe hat die Dimension des Produktraums bei zwei unterscheidbaren Teilchen?</text:p>
          </draw:text-box>
        </draw:frame>
        <draw:frame presentation:style-name="pr4" draw:layer="layout" svg:width="25.199cm" svg:height="12.18cm" svg:x="1.4cm" svg:y="4.914cm" presentation:class="subtitle">
          <draw:text-box>
            <text:p>Sie entspricht dem Produkt der Dimensionen der Ein-Teilchen-Räume <text:span text:style-name="T21">ℋ</text:span><text:span text:style-name="T17">1</text:span><text:span text:style-name="T22">(1)</text:span> und <text:span text:style-name="T21">ℋ</text:span><text:span text:style-name="T17">1</text:span><text:span text:style-name="T22">(2)</text:span></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5" draw:layer="layout" svg:width="25.199cm" svg:height="3.506cm" svg:x="1.4cm" svg:y="0.837cm" presentation:class="title">
          <draw:text-box>
            <text:p>Gibt es nur ein Basissystem für den Produktraum <text:span text:style-name="T21">ℋ</text:span><text:span text:style-name="T17">2</text:span> bei unterscheidbaren Teilchen?</text:p>
          </draw:text-box>
        </draw:frame>
        <draw:frame presentation:style-name="pr4" draw:layer="layout" svg:width="25.199cm" svg:height="12.18cm" svg:x="1.4cm" svg:y="4.914cm" presentation:class="subtitle">
          <draw:text-box>
            <text:p>Nein, es gibt außer der Basis, dessen Elemente direkte Produkte eines Zustands aus <text:span text:style-name="T21">ℋ</text:span><text:span text:style-name="T17">1</text:span><text:span text:style-name="T22">(1)</text:span> und <text:span text:style-name="T21">ℋ</text:span><text:span text:style-name="T17">1</text:span><text:span text:style-name="T22">(2)</text:span> sind, noch andere, bspw. bei Zwei-Teilchen-Systemen mit abstandsabhängiger Wechselwirkung <text:span text:style-name="T19">V</text:span> = <text:span text:style-name="T19">V</text:span>(|<text:span text:style-name="T23">r</text:span><text:span text:style-name="T17">1</text:span> – <text:span text:style-name="T23">r</text:span><text:span text:style-name="T17">2</text:span>|) nach einer Transformation auf Schwerpunkt- und Relativkoordinaten <text:span text:style-name="T23">R</text:span> und <text:span text:style-name="T24">r</text:span>, oder im Produktraum zweier Einzeldrehimpulse <text:span text:style-name="T23">j</text:span><text:span text:style-name="T17">1</text:span> und <text:span text:style-name="T23">j</text:span><text:span text:style-name="T17">2</text:span> die Eigenzustände |<text:span text:style-name="T19">j</text:span><text:span text:style-name="T17">1</text:span> <text:span text:style-name="T19">j</text:span><text:span text:style-name="T17">2</text:span> ; <text:span text:style-name="T19">j</text:span> <text:span text:style-name="T19">m</text:span><text:span text:style-name="T25">j</text:span>⟩ des Gesamtdrehimpulses als Basis.</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5" draw:text-style-name="P4" draw:layer="layout" svg:width="25.199cm" svg:height="3.506cm" svg:x="1.4cm" svg:y="0.837cm" presentation:class="title" presentation:user-transformed="true">
          <draw:text-box>
            <text:p><text:span text:style-name="T26">Wie entwickelt man den Zwei-Teilchen-Zustand |</text:span><text:span text:style-name="T27">φ</text:span><text:span text:style-name="T28">2</text:span><text:span text:style-name="T29">⟩</text:span><text:span text:style-name="T26"> nach den Basen des </text:span><text:span text:style-name="T30">ℋ</text:span><text:span text:style-name="T31">2</text:span><text:span text:style-name="T26"> und wie erhält man seine Komponenten?</text:span></text:p>
          </draw:text-box>
        </draw:frame>
        <draw:frame presentation:style-name="pr4" draw:text-style-name="P2" draw:layer="layout" svg:width="25.199cm" svg:height="13.976cm" svg:x="1.4cm" svg:y="4.017cm" presentation:class="subtitle" presentation:user-transformed="true">
          <draw:text-box>
            <text:p><text:span text:style-name="T2"/></text:p>
            <text:p><text:span text:style-name="T2">Man entwickelt zunächst die Ein-Teilchen-Zustände nach den jeweiligen, in ihren Ein-Teilchen-Räumen ℋ</text:span><text:span text:style-name="T4">1</text:span><text:span text:style-name="T20">(1,2)</text:span><text:span text:style-name="T2"> vollständigen Basen {|</text:span><text:span text:style-name="T3">a</text:span><text:span text:style-name="T6">n</text:span><text:span text:style-name="T20">(1)</text:span><text:span text:style-name="T2">⟩}, {|</text:span><text:span text:style-name="T3">b</text:span><text:span text:style-name="T6">m</text:span><text:span text:style-name="T20">(2)</text:span><text:span text:style-name="T2">⟩}:</text:span></text:p>
            <text:p><text:span text:style-name="T2"/></text:p>
            <text:p><text:span text:style-name="T2"/></text:p>
            <text:p><text:span text:style-name="T2">und erhält so durch Einsetzen</text:span></text:p>
            <text:p><text:span text:style-name="T2"/></text:p>
            <text:p><text:span text:style-name="T2"/></text:p>
            <text:p><text:span text:style-name="T2"/></text:p>
            <text:p><text:span text:style-name="T2"/></text:p>
            <text:p><text:span text:style-name="T2"/></text:p>
            <text:p><text:span text:style-name="T2">Die Komponenten </text:span><text:span text:style-name="T7">ϒ</text:span><text:span text:style-name="T32">nm</text:span><text:span text:style-name="T10">(</text:span><text:span text:style-name="T7">φ</text:span><text:span text:style-name="T10">) des allgemeinen Zustands |</text:span><text:span text:style-name="T7">φ</text:span><text:span text:style-name="T33">2</text:span><text:span text:style-name="T10">⟩ versteht man als Projektionen von |</text:span><text:span text:style-name="T7">φ</text:span><text:span text:style-name="T33">2</text:span><text:span text:style-name="T10">⟩ auf die entsprechenden Basiszustände |</text:span><text:span text:style-name="T7">a</text:span><text:span text:style-name="T32">n</text:span><text:span text:style-name="T10"> </text:span><text:span text:style-name="T7">b</text:span><text:span text:style-name="T32">m</text:span><text:span text:style-name="T10">⟩:</text:span></text:p>
          </draw:text-box>
        </draw:frame>
        <draw:frame draw:style-name="gr2" draw:text-style-name="P3" draw:layer="layout" svg:width="16.918cm" svg:height="2.191cm" svg:x="5.54cm" svg:y="7.404cm">
          <text:p/>
          <draw:object xlink:href="../Entwicklung%20der%20Ein-Teilchen-Zustände%20nach%20ihren%20Basen.odf" xlink:type="simple" xlink:show="embed" xlink:actuate="onLoad"/>
          <draw:image xlink:href="./ObjectReplacements/Object 11" xlink:type="simple" xlink:show="embed" xlink:actuate="onLoad"/>
        </draw:frame>
        <draw:frame draw:style-name="gr2" draw:text-style-name="P3" draw:layer="layout" svg:width="22.438cm" svg:height="4.783cm" svg:x="2.78cm" svg:y="10.708cm">
          <text:p/>
          <draw:object xlink:href="../Entwicklung%20des%20Zwei-Teilchen-Zustands%20nach%20den%20Basen%20der%20den%20Zwei-Teilchen-Hilbertraum%20zusammensetzenden%20Ein-Teilchen-Hilberträume.odf" xlink:type="simple" xlink:show="embed" xlink:actuate="onLoad"/>
          <draw:image xlink:href="./ObjectReplacements/Object 12" xlink:type="simple" xlink:show="embed" xlink:actuate="onLoad"/>
        </draw:frame>
        <draw:frame draw:style-name="gr2" draw:text-style-name="P3" draw:layer="layout" svg:width="7.947cm" svg:height="1.274cm" svg:x="10.026cm" svg:y="18.262cm">
          <text:p/>
          <draw:object xlink:href="../Komponenten%20von%20phi%202%20als%20Ergebnis%20der%20Projektion%20von%20phi%202%20auf%20die%20Basiszustände%20(oder%20allgemein%20einer%20Projektion%20auf%20Zustandsvektoren).odf" xlink:type="simple" xlink:show="embed" xlink:actuate="onLoad"/>
          <draw:image xlink:href="./ObjectReplacements/Object 13" xlink:type="simple" xlink:show="embed" xlink:actuate="onLoad"/>
        </draw:frame>
        <draw:frame draw:style-name="gr2" draw:text-style-name="P3" draw:layer="layout" svg:width="1.114cm" svg:height="1cm" svg:x="12.075cm" svg:y="13.543cm">
          <text:p/>
          <draw:object xlink:href="../sum.odf" xlink:type="simple" xlink:show="embed" xlink:actuate="onLoad"/>
          <draw:image xlink:href="./ObjectReplacements/Object 14" xlink:type="simple" xlink:show="embed" xlink:actuate="onLoad"/>
        </draw:frame>
        <draw:frame draw:style-name="gr2" draw:text-style-name="P3" draw:layer="layout" svg:width="1.115cm" svg:height="1cm" svg:x="6.89cm" svg:y="10.943cm">
          <text:p/>
          <draw:object xlink:href="../sum.odf" xlink:type="simple" xlink:show="embed" xlink:actuate="onLoad"/>
          <draw:image xlink:href="./ObjectReplacements/Object 15" xlink:type="simple" xlink:show="embed" xlink:actuate="onLoad"/>
        </draw:frame>
        <draw:frame draw:style-name="gr2" draw:text-style-name="P3" draw:layer="layout" svg:width="1.115cm" svg:height="1cm" svg:x="8.859cm" svg:y="7.643cm">
          <text:p/>
          <draw:object xlink:href="../sum.odf" xlink:type="simple" xlink:show="embed" xlink:actuate="onLoad"/>
          <draw:image xlink:href="./ObjectReplacements/Object 16" xlink:type="simple" xlink:show="embed" xlink:actuate="onLoad"/>
        </draw:frame>
        <draw:frame draw:style-name="gr2" draw:text-style-name="P3" draw:layer="layout" svg:width="1.115cm" svg:height="1cm" svg:x="5.667cm" svg:y="10.943cm">
          <text:p/>
          <draw:object xlink:href="../sum.odf" xlink:type="simple" xlink:show="embed" xlink:actuate="onLoad"/>
          <draw:image xlink:href="./ObjectReplacements/Object 17" xlink:type="simple" xlink:show="embed" xlink:actuate="onLoad"/>
        </draw:frame>
        <draw:frame draw:style-name="gr2" draw:text-style-name="P3" draw:layer="layout" svg:width="1.115cm" svg:height="1cm" svg:x="17.982cm" svg:y="7.643cm">
          <text:p/>
          <draw:object xlink:href="../sum.odf" xlink:type="simple" xlink:show="embed" xlink:actuate="onLoad"/>
          <draw:image xlink:href="./ObjectReplacements/Object 18" xlink:type="simple" xlink:show="embed" xlink:actuate="onLoad"/>
        </draw:frame>
        <draw:frame draw:style-name="gr2" draw:text-style-name="P3" draw:layer="layout" svg:width="1.12cm" svg:height="1cm" svg:x="18.567cm" svg:y="10.943cm">
          <text:p/>
          <draw:object xlink:href="../sum.odf" xlink:type="simple" xlink:show="embed" xlink:actuate="onLoad"/>
          <draw:image xlink:href="./ObjectReplacements/Object 19" xlink:type="simple" xlink:show="embed" xlink:actuate="onLoad"/>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Es sei |</text:span><text:span text:style-name="T35">φ</text:span><text:span text:style-name="T36">2</text:span><text:span text:style-name="T34">⟩ </text:span><text:span text:style-name="T37">ϵ</text:span><text:span text:style-name="T38"> </text:span><text:span text:style-name="T39">ℋ</text:span><text:span text:style-name="T40">2</text:span><text:span text:style-name="T34"> und |</text:span><text:span text:style-name="T41">a</text:span><text:span text:style-name="T42">n</text:span><text:span text:style-name="T43"> </text:span><text:span text:style-name="T41">b</text:span><text:span text:style-name="T42">m</text:span><text:span text:style-name="T34">⟩ = |</text:span><text:span text:style-name="T41">a</text:span><text:span text:style-name="T42">n</text:span><text:span text:style-name="T44">(1)</text:span><text:span text:style-name="T34">⟩ |</text:span><text:span text:style-name="T41">b</text:span><text:span text:style-name="T42">m</text:span><text:span text:style-name="T44">(2)</text:span><text:span text:style-name="T34">⟩ ein Basiszustand des </text:span><text:span text:style-name="T41">ℋ</text:span><text:span text:style-name="T45">2</text:span><text:span text:style-name="T34">. Was bedeutet dann |⟨</text:span><text:span text:style-name="T41">a</text:span><text:span text:style-name="T42">n</text:span><text:span text:style-name="T43"> </text:span><text:span text:style-name="T41">b</text:span><text:span text:style-name="T42">m</text:span><text:span text:style-name="T34">|</text:span><text:span text:style-name="T35">φ</text:span><text:span text:style-name="T36">2</text:span><text:span text:style-name="T34">⟩|</text:span><text:span text:style-name="T44">2</text:span><text:span text:style-name="T34">?</text:span></text:p>
          </draw:text-box>
        </draw:frame>
        <draw:frame presentation:style-name="pr2" draw:text-style-name="P2" draw:layer="layout" svg:width="25.199cm" svg:height="12.18cm" svg:x="1.4cm" svg:y="4.914cm" presentation:class="subtitle">
          <draw:text-box>
            <text:p><text:span text:style-name="T2">Die Wahrscheinlichkeit, bei einer Messung am Zwei-Teilchen-System </text:span></text:p>
            <text:p><text:span text:style-name="T2">|</text:span><text:span text:style-name="T7">φ</text:span><text:span text:style-name="T46">2⟩ Teilchen 1 im Zustand |</text:span><text:span text:style-name="T7">a</text:span><text:span text:style-name="T32">n</text:span><text:span text:style-name="T47">(1)</text:span><text:span text:style-name="T46">⟩ und Teilchen 2 im Zustand |</text:span><text:span text:style-name="T7">b</text:span><text:span text:style-name="T32">m</text:span><text:span text:style-name="T47">(2)</text:span><text:span text:style-name="T46">⟩ anzutreffen</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text-style-name="P6" draw:layer="layout" svg:width="25.199cm" svg:height="3.506cm" svg:x="1.4cm" svg:y="0.831cm" presentation:class="title" presentation:user-transformed="true">
          <draw:text-box>
            <text:p><text:span text:style-name="T48">Die Eigenzustände |</text:span><text:span text:style-name="T49">a</text:span><text:span text:style-name="T50">n</text:span><text:span text:style-name="T51">(1)</text:span><text:span text:style-name="T48">⟩ des Operators </text:span><text:span text:style-name="T49">A</text:span><text:span text:style-name="T52">1</text:span><text:span text:style-name="T51">(1)</text:span><text:span text:style-name="T48"> sollen eine Basis des </text:span><text:span text:style-name="T49">ℋ</text:span><text:span text:style-name="T52">1</text:span><text:span text:style-name="T51">(1)</text:span><text:span text:style-name="T48"> bilden. Wie lautet dann die Spektraldarstellung von </text:span><text:span text:style-name="T49">A</text:span><text:span text:style-name="T52">1</text:span><text:span text:style-name="T51">(1)</text:span><text:span text:style-name="T48"> im Produktraum </text:span><text:span text:style-name="T49">ℋ</text:span><text:span text:style-name="T52">2</text:span><text:span text:style-name="T48"> = </text:span><text:span text:style-name="T49">ℋ</text:span><text:span text:style-name="T52">1</text:span><text:span text:style-name="T51">(1)</text:span><text:span text:style-name="T48"> </text:span><text:span text:style-name="T53">×</text:span><text:span text:style-name="T54"> </text:span><text:span text:style-name="T55">ℋ</text:span><text:span text:style-name="T56">1</text:span><text:span text:style-name="T57">(2)</text:span><text:span text:style-name="T54">?</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6.446cm" svg:height="2.279cm" svg:x="5.776cm" svg:y="9.36cm">
          <text:p/>
          <draw:object xlink:href="../Spektraldarstellung%20des%20Operators%20A(1)%20mit%20Basiszuständen%20aus%20H1(1)%20im%20Produktraum%20H2.odf" xlink:type="simple" xlink:show="embed" xlink:actuate="onLoad"/>
          <draw:image xlink:href="./ObjectReplacements/Object 20" xlink:type="simple" xlink:show="embed" xlink:actuate="onLoad"/>
        </draw:frame>
        <draw:frame draw:style-name="gr2" draw:text-style-name="P3" draw:layer="layout" svg:width="1.12cm" svg:height="1cm" svg:x="8.867cm" svg:y="9.597cm">
          <text:p/>
          <draw:object xlink:href="../sum.odf" xlink:type="simple" xlink:show="embed" xlink:actuate="onLoad"/>
          <draw:image xlink:href="./ObjectReplacements/Object 21" xlink:type="simple" xlink:show="embed" xlink:actuate="onLoad"/>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text-style-name="P1" draw:layer="layout" svg:width="25.199cm" svg:height="3.506cm" svg:x="1.4cm" svg:y="0.839cm" presentation:class="title" presentation:user-transformed="true">
          <draw:text-box>
            <text:p><text:span text:style-name="T1">Teilchen 1 und 2 seien unterscheidbar. Kann man den Impuls von Teilchen 1 und den Ort von Teilchen 2 gleichzeitig scharf messen?</text:span></text:p>
          </draw:text-box>
        </draw:frame>
        <draw:frame presentation:style-name="pr2" draw:text-style-name="P2" draw:layer="layout" svg:width="25.199cm" svg:height="12.18cm" svg:x="1.4cm" svg:y="4.914cm" presentation:class="subtitle">
          <draw:text-box>
            <text:p><text:span text:style-name="T2">Ja, Ein-Teilchen-Operatoren die sich auf verschiedene Teilchen beziehen kommutieren auf jeden Fall:</text:span></text:p>
          </draw:text-box>
        </draw:frame>
        <draw:frame draw:style-name="gr2" draw:text-style-name="P3" draw:layer="layout" svg:width="26.002cm" svg:height="1.505cm" svg:x="0.998cm" svg:y="12.747cm">
          <text:p/>
          <draw:object xlink:href="../Operatoridentität%20für%20kommutierende%20Operatoren%20aus%20unterschiedlichen%20Teilräumen.odf" xlink:type="simple" xlink:show="embed" xlink:actuate="onLoad"/>
          <draw:image xlink:href="./ObjectReplacements/Object 22" xlink:type="simple" xlink:show="embed" xlink:actuate="onLoad"/>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 draw:text-style-name="P7" draw:layer="layout" svg:width="25.199cm" svg:height="3.506cm" svg:x="1.4cm" svg:y="0.836cm" presentation:class="title" presentation:user-transformed="true">
          <draw:text-box>
            <text:p><text:span text:style-name="T58">Wie sieht der Hilbert-Raum </text:span><text:span text:style-name="T59">ℋ</text:span><text:span text:style-name="T60">N</text:span><text:span text:style-name="T58"> eines Systems aus </text:span><text:span text:style-name="T59">N</text:span><text:span text:style-name="T58"> unterscheidbaren Teilchen aus?</text:span></text:p>
          </draw:text-box>
        </draw:frame>
        <draw:frame presentation:style-name="pr2" draw:text-style-name="P2" draw:layer="layout" svg:width="25.199cm" svg:height="12.18cm" svg:x="1.4cm" svg:y="4.914cm" presentation:class="subtitle">
          <draw:text-box>
            <text:p><text:span text:style-name="T2">Er enthält alle direkten </text:span><text:span text:style-name="T3">N</text:span><text:span text:style-name="T2">-Teilchen-Produktzustände aus Ein-Teilchen-Zuständen der Räume </text:span><text:span text:style-name="T3">ℋ</text:span><text:span text:style-name="T4">1</text:span><text:span text:style-name="T20">( </text:span><text:span text:style-name="T61">i </text:span><text:span text:style-name="T20">)</text:span><text:span text:style-name="T2"> und alle Linearkombinationen derselben</text:span></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text-style-name="P5" draw:layer="layout" svg:width="25.199cm" svg:height="3.506cm" svg:x="1.4cm" svg:y="0.837cm" presentation:class="title">
          <draw:text-box>
            <text:p><text:span text:style-name="T34">Wie konstruiert man eine orthonormierte Basis im </text:span><text:span text:style-name="T41">ℋ</text:span><text:span text:style-name="T42">N</text:span><text:span text:style-name="T34">?</text:span></text:p>
          </draw:text-box>
        </draw:frame>
        <draw:frame presentation:style-name="pr2" draw:text-style-name="P2" draw:layer="layout" svg:width="25.199cm" svg:height="12.18cm" svg:x="1.4cm" svg:y="4.914cm" presentation:class="subtitle">
          <draw:text-box>
            <text:p><text:span text:style-name="T2">Analog zu </text:span><text:span text:style-name="T3">ℋ</text:span><text:span text:style-name="T4">2</text:span><text:span text:style-name="T62">:</text:span></text:p>
            <text:p><text:span text:style-name="T62">die Produktzustände aus den Eigenzuständen vollständiger Sätze kommutierender Observablen in </text:span><text:span text:style-name="T63">ℋ</text:span><text:span text:style-name="T4">1</text:span><text:span text:style-name="T20">( </text:span><text:span text:style-name="T61">i</text:span><text:span text:style-name="T20"> )</text:span><text:span text:style-name="T62"> bilden eine orthonormierte Basis des </text:span><text:span text:style-name="T63">ℋ</text:span><text:span text:style-name="T6">N</text:span></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Was lässt sich zur statistischen Interpretation eines <text:span text:style-name="T19">N</text:span>-Teilchen-Zustands |<text:span text:style-name="T64">ψ</text:span><text:span text:style-name="T65">N</text:span><text:span text:style-name="T66">⟩</text:span> aussagen?</text:p>
          </draw:text-box>
        </draw:frame>
        <draw:frame presentation:style-name="pr2" draw:text-style-name="P2" draw:layer="layout" svg:width="25.199cm" svg:height="12.18cm" svg:x="1.4cm" svg:y="4.914cm" presentation:class="subtitle">
          <draw:text-box>
            <text:p><text:span text:style-name="T2">Normiert man die Zustände des </text:span><text:span text:style-name="T3">ℋ</text:span><text:span text:style-name="T6">N</text:span><text:span text:style-name="T2"> auf 1, so kann die statistische Interpretation aus der der Ein-Teilchen-Zustände verallgemeinert werden.</text:span></text:p>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as sind identische Teilchen?</text:p>
          </draw:text-box>
        </draw:frame>
        <draw:frame presentation:style-name="pr2" draw:text-style-name="P2" draw:layer="layout" svg:width="25.199cm" svg:height="12.18cm" svg:x="1.4cm" svg:y="4.914cm" presentation:class="subtitle">
          <draw:text-box>
            <text:p><text:span text:style-name="T2">Teilchen, die in allen ihren Teilcheneigenschaften (z.B. Masse, Spin, Ladung, magnetisches Moment, Volumen, Trägheitsmoment) übereinstimmen.</text:span></text:p>
            <text:p><text:span text:style-name="T2"/></text:p>
            <text:p><text:span text:style-name="T2">Ort, Impuls, Drehimpuls oder bspw. Spinprojektion sind zeitlich veränderbar und keine Teilcheneigenschaft</text:span></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Gibt es identische Teilchen auch in der Klassischen Physik?</text:p>
          </draw:text-box>
        </draw:frame>
        <draw:frame presentation:style-name="pr2" draw:text-style-name="P2" draw:layer="layout" svg:width="25.199cm" svg:height="12.18cm" svg:x="1.4cm" svg:y="4.914cm" presentation:class="subtitle">
          <draw:text-box>
            <text:p><text:span text:style-name="T2">Ja, allerdings kann man sie durch exakte Messung ihres Ortes und Impulses identifizieren</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Wie lautet das Prinzip der Ununterscheidbarkeit?</text:p>
          </draw:text-box>
        </draw:frame>
        <draw:frame presentation:style-name="pr2" draw:text-style-name="P2" draw:layer="layout" svg:width="25.199cm" svg:height="12.18cm" svg:x="1.4cm" svg:y="4.914cm" presentation:class="subtitle">
          <draw:text-box>
            <text:p><text:span text:style-name="T2">Identische Teilchen sind grundsätzlich ununterscheidbar und besitzen somit keine Individualität</text:span></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elche Grundvoraussetzungen müssen die Observablen eines Systems aus </text:span><text:span text:style-name="T41">N</text:span><text:span text:style-name="T34"> identischen Teilchen erfüllen?</text:span></text:p>
          </draw:text-box>
        </draw:frame>
        <draw:frame presentation:style-name="pr2" draw:text-style-name="P2" draw:layer="layout" svg:width="25.199cm" svg:height="12.18cm" svg:x="1.4cm" svg:y="4.914cm" presentation:class="subtitle">
          <draw:text-box>
            <text:p><text:span text:style-name="T2">Sie müssen explizit und in gleichgewichtiger (symmetrischer) Weise von den Koordinaten aller Teilchen abhängen</text:spa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Was bezeichnet oberer und unterer Index der Elemente eines <text:span text:style-name="T19">N</text:span>-Teilchen-Zustands?</text:p>
          </draw:text-box>
        </draw:frame>
        <draw:frame presentation:style-name="pr2" draw:text-style-name="P2" draw:layer="layout" svg:width="25.199cm" svg:height="12.18cm" svg:x="1.4cm" svg:y="4.914cm" presentation:class="subtitle">
          <draw:text-box>
            <text:p><text:span text:style-name="T2">|</text:span><text:span text:style-name="T7">φ</text:span><text:span text:style-name="T67">N</text:span><text:span text:style-name="T8">⟩ </text:span><text:span text:style-name="T10">≡</text:span><text:span text:style-name="T8"> |</text:span><text:span text:style-name="T7">φ</text:span><text:span text:style-name="T68">α</text:span><text:span text:style-name="T33">1</text:span><text:span text:style-name="T69">(1)</text:span><text:span text:style-name="T10"> </text:span><text:span text:style-name="T7">φ</text:span><text:span text:style-name="T68">α</text:span><text:span text:style-name="T33">2</text:span><text:span text:style-name="T69">(2)</text:span><text:span text:style-name="T10"> . . . </text:span><text:span text:style-name="T7">φ</text:span><text:span text:style-name="T68">α</text:span><text:span text:style-name="T32">N</text:span><text:span text:style-name="T69">(</text:span><text:span text:style-name="T70">N</text:span><text:span text:style-name="T69">)</text:span><text:span text:style-name="T8">⟩</text:span></text:p>
            <text:p><text:span text:style-name="T8"/></text:p>
            <text:p><text:span text:style-name="T8">Der untere Index bezieht sich auf die (Sätze von) Quantenzahlen, durch welche die Ein-Teilchen-Zustände als Elemente des </text:span><text:span text:style-name="T71">N</text:span><text:span text:style-name="T8">-Teilchen-Zustands eindeutig charakterisiert sind, der obere Index bezeichnet die in diesem </text:span><text:span text:style-name="T71">N</text:span><text:span text:style-name="T8">-Teilchen-Zustand enthaltenen Teilchen. Sie werden damit nicht gekennzeichnet, die Indizierung dient einzig mathematischen Zwecken. Die Reihenfolge der Quantenzahlen bleibt daher immer gleich.</text:span></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Beschreibe die Wirkungsweise des Permutations- und des Transpositionsoperators.</text:p>
          </draw:text-box>
        </draw:frame>
        <draw:frame presentation:style-name="pr2" draw:text-style-name="P2" draw:layer="layout" svg:width="25.199cm" svg:height="18.879cm" svg:x="1.4cm" svg:y="1.568cm" presentation:class="subtitle" presentation:user-transformed="true">
          <draw:text-box>
            <text:p><text:span text:style-name="T2"/></text:p>
            <text:p><text:span text:style-name="T2"/></text:p>
            <text:p><text:span text:style-name="T2"/></text:p>
            <text:p><text:span text:style-name="T2">Der Permutationsoperator </text:span><text:span text:style-name="T72">℘</text:span><text:span text:style-name="T5"> verändert die Verteilung der Teilchen über die </text:span><text:span text:style-name="T3">N</text:span><text:span text:style-name="T5"> Ein-Teilchen-Zustände: er ändert die Reihenfolge der Teilchenindizes. Jede Permutation lässt sich auf ein Produkt einfacher Vertauschungen zweier Teilchen zurückführen.</text:span></text:p>
            <text:p><text:span text:style-name="T5"/></text:p>
            <text:p><text:span text:style-name="T5">Der Transpositionsoperator </text:span><text:span text:style-name="T3">P</text:span><text:span text:style-name="T6">ij</text:span><text:span text:style-name="T5"> vertauscht das Teilchen an der </text:span><text:span text:style-name="T3">i</text:span><text:span text:style-name="T5">-ten und der </text:span><text:span text:style-name="T3">j</text:span><text:span text:style-name="T5">-ten </text:span><text:span text:style-name="T73">Position</text:span><text:span text:style-name="T5">, er ist somit eine einfache Permutation zweier Teilchen. Die Quantenzahlen bleiben hiervon unberührt!</text:span></text:p>
            <text:p><text:span text:style-name="T5"/></text:p>
            <text:p><text:span text:style-name="T5"/></text:p>
            <text:p><text:span text:style-name="T5">Wichtig: es wird nicht das </text:span><text:span text:style-name="T3">i</text:span><text:span text:style-name="T5">-te und </text:span><text:span text:style-name="T3">j</text:span><text:span text:style-name="T5">-te Teilchen vertauscht, sondern es tauschen die Teilchen an </text:span><text:span text:style-name="T3">i</text:span><text:span text:style-name="T5">-ter und </text:span><text:span text:style-name="T3">j</text:span><text:span text:style-name="T5">-ter Position! Die Teilchen werden nicht "numeriert" in dem Sinne, dass sie ihre Nummer auszeichnet. Sie werden für mathematische Zwecke damit bezeichnet, können aber ansonsten nicht identifiziert werden.</text:span></text:p>
          </draw:text-box>
        </draw:frame>
        <draw:frame draw:style-name="gr2" draw:text-style-name="P3" draw:layer="layout" svg:width="14.823cm" svg:height="1.567cm" svg:x="6.588cm" svg:y="13.416cm">
          <text:p/>
          <draw:object xlink:href="../Transpositionsoperator.odf"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3.506cm" svg:x="1.4cm" svg:y="0.837cm" presentation:class="title">
          <draw:text-box>
            <text:p>Sind Transpositionsoperatoren vertauschbar?</text:p>
          </draw:text-box>
        </draw:frame>
        <draw:frame presentation:style-name="pr2" draw:text-style-name="P2" draw:layer="layout" svg:width="25.199cm" svg:height="12.18cm" svg:x="1.4cm" svg:y="4.914cm" presentation:class="subtitle">
          <draw:text-box>
            <text:p><text:span text:style-name="T2">Nein, normalerweise nicht</text:span></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5" draw:layer="layout" svg:width="25.199cm" svg:height="3.506cm" svg:x="1.4cm" svg:y="0.837cm" presentation:class="title">
          <draw:text-box>
            <text:p>Warum sind der Permutationsoperator <text:span text:style-name="T19">℘</text:span> und der Transpositionsoperator <text:span text:style-name="T19">P</text:span><text:span text:style-name="T25">ij</text:span> unitär?</text:p>
          </draw:text-box>
        </draw:frame>
        <draw:frame presentation:style-name="pr4" draw:text-style-name="P2" draw:layer="layout" svg:width="25.199cm" svg:height="12.18cm" svg:x="1.4cm" svg:y="4.914cm" presentation:class="subtitle">
          <draw:text-box>
            <text:p><text:span text:style-name="T2">Weil aufgrund der Ununterscheidbarkeit der Teilchen die Norm des Zustands durch die Abbildung nicht geändert werden darf</text:span></text:p>
          </draw:text-box>
        </draw:frame>
        <presentation:notes draw:style-name="dp2">
          <draw:page-thumbnail draw:style-name="gr1" draw:layer="layout" svg:width="14.848cm" svg:height="11.136cm" svg:x="3.075cm" svg:y="2.257cm" draw:page-number="23" presentation:class="page"/>
          <draw:frame presentation:style-name="pr6"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1" draw:text-style-name="P7" draw:layer="layout" svg:width="25.199cm" svg:height="3.506cm" svg:x="1.4cm" svg:y="0.837cm" presentation:class="title">
          <draw:text-box>
            <text:p><text:span text:style-name="T58">Ist der Permutations-(Transpositions-)operator im Produktraum </text:span><text:span text:style-name="T59">ℋ</text:span><text:span text:style-name="T60">N</text:span><text:span text:style-name="T58"> hermitesch?</text:span></text:p>
          </draw:text-box>
        </draw:frame>
        <draw:frame presentation:style-name="pr2" draw:text-style-name="P2" draw:layer="layout" svg:width="25.199cm" svg:height="12.18cm" svg:x="1.4cm" svg:y="4.914cm" presentation:class="subtitle">
          <draw:text-box>
            <text:p><text:span text:style-name="T2">Der Permutationsoperator nicht (aufgrund der Nicht-Vertauschbarkeit des Transpositionsoperators), der Transpositionsoperator selber schon (er entspricht seinem Adjungierten):</text:span></text:p>
            <text:p><text:span text:style-name="T2"/></text:p>
            <text:p><text:span text:style-name="T3">P</text:span><text:span text:style-name="T6">ij</text:span><text:span text:style-name="T74">2</text:span><text:span text:style-name="T2"> = </text:span><text:span text:style-name="T75">1</text:span><text:span text:style-name="T6">N</text:span><text:span text:style-name="T2"> ⇔ </text:span><text:span text:style-name="T3">P</text:span><text:span text:style-name="T6">ij</text:span><text:span text:style-name="T2"> = </text:span><text:span text:style-name="T3">P</text:span><text:span text:style-name="T6">ij</text:span><text:span text:style-name="T20">-1</text:span></text:p>
            <text:p><text:span text:style-name="T2">⇒ </text:span><text:span text:style-name="T72">℘</text:span><text:span text:style-name="T76"> </text:span><text:span text:style-name="T47">†</text:span><text:span text:style-name="T2"> </text:span><text:span text:style-name="T2">= </text:span><text:span text:style-name="T72">℘</text:span><text:span text:style-name="T20"> -1</text:span><text:span text:style-name="T2"> <text:s/>; </text:span><text:span text:style-name="T2"><text:tab/></text:span><text:span text:style-name="T2"> </text:span><text:span text:style-name="T3">P</text:span><text:span text:style-name="T6">ij</text:span><text:span text:style-name="T69">†</text:span><text:span text:style-name="T2"> = </text:span><text:span text:style-name="T3">P</text:span><text:span text:style-name="T6">ij</text:span><text:span text:style-name="T20">-1</text:span><text:span text:style-name="T2"> = </text:span><text:span text:style-name="T3">P</text:span><text:span text:style-name="T6">ij</text:span></text:p>
            <text:p><text:span text:style-name="T77">(beide sind unitär: ihr Inverses entspricht ihrem Adjungierten)</text:span></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Welche fundamentale Forderung müssen Observable eines Systems identischer Teilchen erfüllen?</text:span></text:p>
          </draw:text-box>
        </draw:frame>
        <draw:frame presentation:style-name="pr2" draw:text-style-name="P2" draw:layer="layout" svg:width="25.199cm" svg:height="12.18cm" svg:x="1.4cm" svg:y="4.914cm" presentation:class="subtitle">
          <draw:text-box>
            <text:p><text:span text:style-name="T2"/></text:p>
            <text:p><text:span text:style-name="T2"/></text:p>
            <text:p><text:span text:style-name="T2"/></text:p>
            <text:p><text:span text:style-name="T2"/></text:p>
            <text:p><text:span text:style-name="T2"/></text:p>
            <text:p><text:span text:style-name="T2">Das Vertauschen von Teilchenindizes in den Zustandssymbolen darf den eigentlichen Messwert nicht ändern: es muß die Operatoridentität </text:span><text:span text:style-name="T3">A</text:span><text:span text:style-name="T6">N</text:span><text:span text:style-name="T2"> = </text:span><text:span text:style-name="T3">P</text:span><text:span text:style-name="T6">ij</text:span><text:span text:style-name="T69">†</text:span><text:span text:style-name="T10"> </text:span><text:span text:style-name="T71">A</text:span><text:span text:style-name="T67">N</text:span><text:span text:style-name="T8"> </text:span><text:span text:style-name="T71">P</text:span><text:span text:style-name="T67">ij</text:span><text:span text:style-name="T8"> gelten</text:span><text:span text:style-name="T2">!</text:span></text:p>
            <text:p><text:span text:style-name="T2"/></text:p>
            <text:p><text:span text:style-name="T2"/></text:p>
          </draw:text-box>
        </draw:frame>
        <draw:frame draw:style-name="gr2" draw:text-style-name="P3" draw:layer="layout" svg:width="20.339cm" svg:height="1.478cm" svg:x="3.83cm" svg:y="15.06cm">
          <text:p/>
          <draw:object xlink:href="../Observable%20eines%20Systems%20identischer%20Teilchen.odf" xlink:type="simple" xlink:show="embed" xlink:actuate="onLoad"/>
          <draw:image xlink:href="./ObjectReplacements/Object 24" xlink:type="simple" xlink:show="embed" xlink:actuate="onLoad"/>
        </draw:frame>
        <draw:frame draw:style-name="gr2" draw:text-style-name="P3" draw:layer="layout" svg:width="13.725cm" svg:height="3.431cm" svg:x="7.137cm" svg:y="6.784cm">
          <text:p/>
          <draw:object xlink:href="../Irrelevanz%20der%20Reihenfolge%20für%20Messung.odf" xlink:type="simple" xlink:show="embed" xlink:actuate="onLoad"/>
          <draw:image xlink:href="./ObjectReplacements/Object 25" xlink:type="simple" xlink:show="embed" xlink:actuate="onLoad"/>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5" draw:text-style-name="P9" draw:layer="layout" svg:width="25.199cm" svg:height="3.506cm" svg:x="1.4cm" svg:y="0.835cm" presentation:class="title" presentation:user-transformed="true">
          <draw:text-box>
            <text:p><text:span text:style-name="T78">Was folgt aus der Operatoridentität </text:span><text:span text:style-name="T79">A</text:span><text:span text:style-name="T80">N</text:span><text:span text:style-name="T78"> = </text:span><text:span text:style-name="T79">P</text:span><text:span text:style-name="T80">ij</text:span><text:span text:style-name="T81">†</text:span><text:span text:style-name="T82"> </text:span><text:span text:style-name="T83">A</text:span><text:span text:style-name="T84">N</text:span><text:span text:style-name="T82"> </text:span><text:span text:style-name="T83">P</text:span><text:span text:style-name="T84">ij</text:span><text:span text:style-name="T78"> für den Kommutator des Transpositionsoperators mit Observablen</text:span><text:span text:style-name="T85">?</text:span></text:p>
          </draw:text-box>
        </draw:frame>
        <draw:frame presentation:style-name="pr4" draw:text-style-name="P2" draw:layer="layout" svg:width="25.199cm" svg:height="12.18cm" svg:x="1.4cm" svg:y="4.914cm" presentation:class="subtitle" presentation:user-transformed="true">
          <draw:text-box>
            <text:p><text:span text:style-name="T2">Er ist Null, d.h. alle </text:span><text:span text:style-name="T3">erlaubten</text:span><text:span text:style-name="T2"> Observablen kommutieren mit allen Transpositions- und damit auch Permutationsoperatoren:</text:span></text:p>
            <text:p><text:span text:style-name="T2"/></text:p>
            <text:p><text:span text:style-name="T2">[</text:span><text:span text:style-name="T3">A</text:span><text:span text:style-name="T6">N</text:span><text:span text:style-name="T2"> , </text:span><text:span text:style-name="T3">P</text:span><text:span text:style-name="T6">ij</text:span><text:span text:style-name="T2">]_ = 0 für alle </text:span><text:span text:style-name="T3">i</text:span><text:span text:style-name="T2">,</text:span><text:span text:style-name="T3">j</text:span></text:p>
            <text:p><text:span text:style-name="T5"/></text:p>
            <text:p><text:span text:style-name="T5">(Das gleiche gilt natürlich auch für den Permutationsoperator:</text:span><text:span text:style-name="T5"><text:line-break/></text:span><text:span text:style-name="T5">[</text:span><text:span text:style-name="T3">A</text:span><text:span text:style-name="T6">N</text:span><text:span text:style-name="T5"> , </text:span><text:span text:style-name="T3">℘</text:span><text:span text:style-name="T5">]_ = 0 )</text:span></text:p>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elche wichtige Symmetrieforderung ist an die Zustände eines Systems identischer Teilchen zu stellen?</text:span></text:p>
          </draw:text-box>
        </draw:frame>
        <draw:frame presentation:style-name="pr2" draw:text-style-name="P2" draw:layer="layout" svg:width="25.199cm" svg:height="12.18cm" svg:x="1.4cm" svg:y="4.914cm" presentation:class="subtitle">
          <draw:text-box>
            <text:p><text:span text:style-name="T2">Die Zustände eines Systems identischer Teilchen sind gegenüber Vertauschung zweier Teilchenindizes entweder symmetrisch oder antisymmetrisch</text:span></text:p>
          </draw:text-box>
        </draw:frame>
        <draw:frame draw:style-name="gr2" draw:text-style-name="P3" draw:layer="layout" svg:width="9.973cm" svg:height="1.537cm" svg:x="9.013cm" svg:y="13.731cm">
          <text:p/>
          <draw:object xlink:href="../Symmetriebedingung%20für%20Zustände%20eines%20Systems%20identischer%20Teilchen.odf" xlink:type="simple" xlink:show="embed" xlink:actuate="onLoad"/>
          <draw:image xlink:href="./ObjectReplacements/Object 26" xlink:type="simple" xlink:show="embed" xlink:actuate="onLoad"/>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text-style-name="P5" draw:layer="layout" svg:width="25.199cm" svg:height="3.506cm" svg:x="1.4cm" svg:y="0.838cm" presentation:class="title" presentation:user-transformed="true">
          <draw:text-box>
            <text:p><text:span text:style-name="T34">Ist der Produktraum </text:span><text:span text:style-name="T41">ℋ</text:span><text:span text:style-name="T42">N</text:span><text:span text:style-name="T34"> = </text:span><text:span text:style-name="T41">ℋ</text:span><text:span text:style-name="T45">1</text:span><text:span text:style-name="T44">(1)</text:span><text:span text:style-name="T34"> </text:span><text:span text:style-name="T37">× </text:span><text:span text:style-name="T35">ℋ</text:span><text:span text:style-name="T36">1</text:span><text:span text:style-name="T86">(2)</text:span><text:span text:style-name="T37"> × . . . × </text:span><text:span text:style-name="T35">ℋ</text:span><text:span text:style-name="T87">1</text:span><text:span text:style-name="T86">(</text:span><text:span text:style-name="T88">N</text:span><text:span text:style-name="T86">)</text:span><text:span text:style-name="T37"> zur Beschreibung </text:span><text:span text:style-name="T35">N</text:span><text:span text:style-name="T37"> identischer Teilchen angemessen?</text:span></text:p>
          </draw:text-box>
        </draw:frame>
        <draw:frame presentation:style-name="pr2" draw:text-style-name="P2" draw:layer="layout" svg:width="25.199cm" svg:height="12.18cm" svg:x="1.4cm" svg:y="4.914cm" presentation:class="subtitle">
          <draw:text-box>
            <text:p><text:span text:style-name="T2">Nein, da nicht alle Elemente die Symmetrieforderung (also entweder symmetrisch oder antisymmetrisch sind) erfüllen! Aus diesem Grund wird der (Anti-)Symmetrieoperator eingeführt, um rein (anti-)symmetrische Zustände zu erhalten.</text:span></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5" draw:layer="layout" svg:width="25.199cm" svg:height="3.506cm" svg:x="1.4cm" svg:y="0.837cm" presentation:class="title">
          <draw:text-box>
            <text:p>Was ist der Grund für die Einführung des Symmetrieoperators?</text:p>
          </draw:text-box>
        </draw:frame>
        <draw:frame presentation:style-name="pr4" draw:layer="layout" svg:width="25.199cm" svg:height="12.18cm" svg:x="1.4cm" svg:y="4.914cm" presentation:class="subtitle">
          <draw:text-box>
            <text:p>Der Produktraum <text:span text:style-name="T21">ℋ</text:span><text:span text:style-name="T25">N</text:span><text:span text:style-name="T89"> enthält Elemente, die weder symmetrisch noch antisymmetrisch sind. Um nur rein (anti-)symmetrische Zustände zu erhalten wird der (Anti-)Symmetrieoperator verwendet.</text:span></text:p>
          </draw:text-box>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draw:text-box>
            <text:p>Wie lautet der Zeitentwicklungsoperator?</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1.611cm" svg:height="2.237cm" svg:x="8.194cm" svg:y="9.381cm">
          <text:p/>
          <draw:object xlink:href="../Zeitentwicklungsoperator.odf" xlink:type="simple" xlink:show="embed" xlink:actuate="onLoad"/>
          <draw:image xlink:href="./ObjectReplacements/Object 27" xlink:type="simple" xlink:show="embed" xlink:actuate="onLoad"/>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Warum ändert sich für Zustände identischer Teilchen der Symmetriecharakter nicht mit der Zeit?</text:span></text:p>
          </draw:text-box>
        </draw:frame>
        <draw:frame presentation:style-name="pr2" draw:text-style-name="P2" draw:layer="layout" svg:width="25.199cm" svg:height="12.18cm" svg:x="1.4cm" svg:y="4.914cm" presentation:class="subtitle">
          <draw:text-box>
            <text:p><text:span text:style-name="T2">Da der Zeitentwicklungsoperator </text:span><text:span text:style-name="T3">U</text:span><text:span text:style-name="T2"> mit dem Transpositionsoperator </text:span><text:span text:style-name="T3">P</text:span><text:span text:style-name="T6">ij</text:span><text:span text:style-name="T2"> vertauscht:</text:span></text:p>
            <text:p><text:span text:style-name="T2"/></text:p>
            <text:p><text:span text:style-name="T2">[</text:span><text:span text:style-name="T3">U</text:span><text:span text:style-name="T2"> , </text:span><text:span text:style-name="T3">P</text:span><text:span text:style-name="T6">ij</text:span><text:span text:style-name="T2">]_ = 0</text:span></text:p>
            <text:p><text:span text:style-name="T2"/></text:p>
            <text:p><text:span text:style-name="T2"/></text:p>
            <text:p><text:span text:style-name="T2"/></text:p>
            <text:p><text:span text:style-name="T2"/></text:p>
          </draw:text-box>
        </draw:frame>
        <draw:frame draw:style-name="gr2" draw:text-style-name="P3" draw:layer="layout" svg:width="21.334cm" svg:height="3.075cm" svg:x="3.332cm" svg:y="12.762cm">
          <text:p/>
          <draw:object xlink:href="../Keine%20Änderung%20der%20Symmetrie%20im%20zeitlichen%20Verlauf.odf" xlink:type="simple" xlink:show="embed" xlink:actuate="onLoad"/>
          <draw:image xlink:href="./ObjectReplacements/Object 28" xlink:type="simple" xlink:show="embed" xlink:actuate="onLoad"/>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5" draw:text-style-name="P4" draw:layer="layout" svg:width="25.199cm" svg:height="3.506cm" svg:x="1.4cm" svg:y="0.836cm" presentation:class="title" presentation:user-transformed="true">
          <draw:text-box>
            <text:p><text:span text:style-name="T26">Gibt es einen Operator, der einen symmetrischen auf einen antisymmetrischen Zustand abbilden kann (oder umgekehrt)?</text:span></text:p>
          </draw:text-box>
        </draw:frame>
        <draw:frame presentation:style-name="pr4" draw:text-style-name="P2" draw:layer="layout" svg:width="25.199cm" svg:height="12.18cm" svg:x="1.4cm" svg:y="4.914cm" presentation:class="subtitle">
          <draw:text-box>
            <text:p><text:span text:style-name="T2">Nein:</text:span></text:p>
            <text:p><text:span text:style-name="T2">⟨</text:span><text:span text:style-name="T7">φ</text:span><text:span text:style-name="T67">N</text:span><text:span text:style-name="T9">(+)</text:span><text:span text:style-name="T8"> | </text:span><text:span text:style-name="T71">A</text:span><text:span text:style-name="T67">N</text:span><text:span text:style-name="T8"> | </text:span><text:span text:style-name="T7">φ</text:span><text:span text:style-name="T67">N</text:span><text:span text:style-name="T9">(+)</text:span><text:span text:style-name="T90">⟩ = 0 <text:s text:c="2"/>∀ </text:span><text:span text:style-name="T91">A</text:span><text:span text:style-name="T67">N</text:span></text:p>
          </draw:text-box>
        </draw:frame>
        <presentation:notes draw:style-name="dp2">
          <draw:page-thumbnail draw:style-name="gr1" draw:layer="layout" svg:width="14.848cm" svg:height="11.136cm" svg:x="3.075cm" svg:y="2.257cm" draw:page-number="32" presentation:class="page"/>
          <draw:frame presentation:style-name="pr6" draw:text-style-name="P8"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5" draw:text-style-name="P4" draw:layer="layout" svg:width="25.199cm" svg:height="3.506cm" svg:x="1.4cm" svg:y="0.834cm" presentation:class="title" presentation:user-transformed="true">
          <draw:text-box>
            <text:p><text:span text:style-name="T26">Gibt es Mischzustände, d.h. Zustände die sowohl symmetrische als auch antisymmetrische Zustände enthalten?</text:span></text:p>
          </draw:text-box>
        </draw:frame>
        <draw:frame presentation:style-name="pr4" draw:text-style-name="P2" draw:layer="layout" svg:width="25.199cm" svg:height="12.18cm" svg:x="1.4cm" svg:y="4.914cm" presentation:class="subtitle">
          <draw:text-box>
            <text:p><text:span text:style-name="T2">Nein</text:span></text:p>
          </draw:text-box>
        </draw:frame>
        <presentation:notes draw:style-name="dp2">
          <draw:page-thumbnail draw:style-name="gr1" draw:layer="layout" svg:width="14.848cm" svg:height="11.136cm" svg:x="3.075cm" svg:y="2.257cm" draw:page-number="33" presentation:class="page"/>
          <draw:frame presentation:style-name="pr6" draw:text-style-name="P8"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draw:text-box>
            <text:p>Wie sind die Räume <text:span text:style-name="T19">ℋ</text:span><text:span text:style-name="T25">N</text:span><text:span text:style-name="T22">(</text:span><text:span text:style-name="T92">±</text:span><text:span text:style-name="T93">)</text:span><text:span text:style-name="T66"> definiert?</text:span></text:p>
          </draw:text-box>
        </draw:frame>
        <draw:frame presentation:style-name="pr2" draw:text-style-name="P2" draw:layer="layout" svg:width="25.199cm" svg:height="12.18cm" svg:x="1.4cm" svg:y="4.914cm" presentation:class="subtitle">
          <draw:text-box>
            <text:p><text:span text:style-name="T7">𝓗</text:span><text:span text:style-name="T32">N</text:span><text:span text:style-name="T69">(+)</text:span><text:span text:style-name="T94">: Raum der symmetrischen Zustände |</text:span><text:span text:style-name="T95">φ</text:span><text:span text:style-name="T32">N</text:span><text:span text:style-name="T69">(+)</text:span><text:span text:style-name="T94">⟩ ∈ </text:span><text:span text:style-name="T95">𝓗</text:span><text:span text:style-name="T32">N</text:span></text:p>
            <text:p><text:span text:style-name="T2">Wendet man den Transpositionsoperator auf symmetrische Zustände </text:span></text:p>
            <text:p><text:span text:style-name="T2">|</text:span><text:span text:style-name="T7">φ</text:span><text:span text:style-name="T69">(+)</text:span><text:span text:style-name="T10">⟩ ∈</text:span><text:span text:style-name="T2"> </text:span><text:span text:style-name="T3">𝓗</text:span><text:span text:style-name="T6">N</text:span><text:span text:style-name="T20">(+)</text:span><text:span text:style-name="T2"> an, so ändert sich das Vorzeichen der Zustände nicht:</text:span></text:p>
            <text:p><text:span text:style-name="T3">P</text:span><text:span text:style-name="T6">ij</text:span><text:span text:style-name="T2"> |</text:span><text:span text:style-name="T7">φ</text:span><text:span text:style-name="T32">N</text:span><text:span text:style-name="T69">(+)</text:span><text:span text:style-name="T10">⟩ </text:span><text:span text:style-name="T2">= |</text:span><text:span text:style-name="T7">φ</text:span><text:span text:style-name="T32">N</text:span><text:span text:style-name="T69">(+)</text:span><text:span text:style-name="T10">⟩</text:span></text:p>
            <text:p><text:span text:style-name="T10"/></text:p>
            <text:p><text:span text:style-name="T7">𝓗</text:span><text:span text:style-name="T32">N</text:span><text:span text:style-name="T69">(-)</text:span><text:span text:style-name="T94">: Raum der antisymmetrischen Zustände |</text:span><text:span text:style-name="T95">φ</text:span><text:span text:style-name="T32">N</text:span><text:span text:style-name="T69">(-)</text:span><text:span text:style-name="T94">⟩ ∈ </text:span><text:span text:style-name="T95">𝓗</text:span><text:span text:style-name="T32">N</text:span></text:p>
            <text:p><text:span text:style-name="T10">Wendet man den Transpositionsoperator auf antisymmetrische Zustände </text:span></text:p>
            <text:p><text:span text:style-name="T10">|</text:span><text:span text:style-name="T7">φ</text:span><text:span text:style-name="T69">(-)</text:span><text:span text:style-name="T10">⟩ ∈ </text:span><text:span text:style-name="T7">𝓗</text:span><text:span text:style-name="T32">N</text:span><text:span text:style-name="T69">(-)</text:span><text:span text:style-name="T10"> an, so ändert sich das Vorzeichen der Zustände:</text:span></text:p>
            <text:p><text:span text:style-name="T3">P</text:span><text:span text:style-name="T6">ij</text:span><text:span text:style-name="T2"> |</text:span><text:span text:style-name="T7">φ</text:span><text:span text:style-name="T32">N</text:span><text:span text:style-name="T69">(-)</text:span><text:span text:style-name="T10">⟩ </text:span><text:span text:style-name="T2">= –|</text:span><text:span text:style-name="T7">φ</text:span><text:span text:style-name="T32">N</text:span><text:span text:style-name="T69">(-)</text:span><text:span text:style-name="T10">⟩</text:span></text:p>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Was ergibt das Skalarprodukt aus einem Zustand des <text:span text:style-name="T19">ℋ</text:span><text:span text:style-name="T25">N</text:span><text:span text:style-name="T22">(</text:span><text:span text:style-name="T92">+</text:span><text:span text:style-name="T93">)</text:span> mit einem des <text:span text:style-name="T19">ℋ</text:span><text:span text:style-name="T25">N</text:span><text:span text:style-name="T22">(</text:span><text:span text:style-name="T92">-</text:span><text:span text:style-name="T93">)</text:span>?</text:p>
          </draw:text-box>
        </draw:frame>
        <draw:frame presentation:style-name="pr2" draw:text-style-name="P2" draw:layer="layout" svg:width="25.199cm" svg:height="12.18cm" svg:x="1.4cm" svg:y="4.914cm" presentation:class="subtitle">
          <draw:text-box>
            <text:p><text:span text:style-name="T2">0, da sie orthogonal zueinander sind</text:span></text:p>
          </draw:text-box>
        </draw:frame>
        <draw:frame draw:style-name="gr2" draw:text-style-name="P3" draw:layer="layout" svg:width="18.926cm" svg:height="3.379cm" svg:x="4.536cm" svg:y="12.81cm">
          <text:p/>
          <draw:object xlink:href="../Orthogonalität%20symmetrischer%20und%20antisymmetrischer%20Zustände.odf" xlink:type="simple" xlink:show="embed" xlink:actuate="onLoad"/>
          <draw:image xlink:href="./ObjectReplacements/Object 29" xlink:type="simple" xlink:show="embed" xlink:actuate="onLoad"/>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1" draw:text-style-name="P1" draw:layer="layout" svg:width="25.199cm" svg:height="3.506cm" svg:x="1.4cm" svg:y="0.834cm" presentation:class="title" presentation:user-transformed="true">
          <draw:text-box>
            <text:p><text:span text:style-name="T1">Warum kann ein System identischer Teilchen nicht sowohl symmetrisierte als auch antisymmetrisierte Zustände besitzen?</text:span></text:p>
          </draw:text-box>
        </draw:frame>
        <draw:frame presentation:style-name="pr2" draw:text-style-name="P2" draw:layer="layout" svg:width="25.199cm" svg:height="12.18cm" svg:x="1.4cm" svg:y="4.914cm" presentation:class="subtitle">
          <draw:text-box>
            <text:p><text:span text:style-name="T2">Würde sich dasselbe System in Zuständen mit unterschiedlichen Symmetrieverhalten befinden, so wäre auch jede Linearkombination jener ein möglicher Zustand. Dieser wäre aber weder symmetrisch noch antisymmetrisch.</text:span></text:p>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5" draw:layer="layout" svg:width="25.199cm" svg:height="3.506cm" svg:x="1.4cm" svg:y="0.837cm" presentation:class="title">
          <draw:text-box>
            <text:p>Was ist der Grund für die Einführung des Symmetrieoperators?</text:p>
          </draw:text-box>
        </draw:frame>
        <draw:frame presentation:style-name="pr4" draw:layer="layout" svg:width="25.199cm" svg:height="12.18cm" svg:x="1.4cm" svg:y="4.914cm" presentation:class="subtitle">
          <draw:text-box>
            <text:p>Die Notwendigkeit, rein symmetrische oder antisymmetrische Zustände zu erhalten.</text:p>
          </draw:text-box>
        </draw:frame>
        <presentation:notes draw:style-name="dp2">
          <draw:page-thumbnail draw:style-name="gr1" draw:layer="layout" svg:width="14.848cm" svg:height="11.136cm" svg:x="3.075cm" svg:y="2.257cm" draw:page-number="37" presentation:class="page"/>
          <draw:frame presentation:style-name="pr6"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5" draw:layer="layout" svg:width="25.199cm" svg:height="3.506cm" svg:x="1.4cm" svg:y="0.837cm" presentation:class="title" presentation:user-transformed="true">
          <draw:text-box>
            <text:p>Was begründet das Symmetrieverhalten der Zustände ununterscheidbarer Teilchen?</text:p>
          </draw:text-box>
        </draw:frame>
        <draw:frame presentation:style-name="pr4" draw:layer="layout" svg:width="25.199cm" svg:height="12.18cm" svg:x="1.4cm" svg:y="4.914cm" presentation:class="subtitle" presentation:user-transformed="true">
          <draw:text-box>
            <text:p>Das Verhalten des Zustands bei Permutationen.</text:p>
            <text:p/>
            <text:p>Da das Vertauschen von Indizes den Erwartungswert einer Observablen nicht ändern darf, erhält man die Operatoridentität</text:p>
            <text:p><text:span text:style-name="T3">A</text:span><text:span text:style-name="T6">N</text:span><text:span text:style-name="T2"> = </text:span><text:span text:style-name="T3">P</text:span><text:span text:style-name="T6">ij</text:span><text:span text:style-name="T69">†</text:span><text:span text:style-name="T10"> </text:span><text:span text:style-name="T71">A</text:span><text:span text:style-name="T67">N</text:span><text:span text:style-name="T8"> </text:span><text:span text:style-name="T71">P</text:span><text:span text:style-name="T67">ij</text:span></text:p>
          </draw:text-box>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5" draw:layer="layout" svg:width="25.199cm" svg:height="3.506cm" svg:x="1.4cm" svg:y="0.837cm" presentation:class="title">
          <draw:text-box>
            <text:p>Wie begründet sich die Aufteilung in Symmetrie und Antisymmetrie?</text:p>
          </draw:text-box>
        </draw:frame>
        <draw:frame presentation:style-name="pr4" draw:layer="layout" svg:width="25.199cm" svg:height="15.431cm" svg:x="1.4cm" svg:y="4.991cm" presentation:class="subtitle" presentation:user-transformed="true">
          <draw:text-box>
            <text:p>Betrachtet man das Verhalten eines <text:span text:style-name="T19">erlaubten</text:span> Zustands |<text:span text:style-name="T96">φ</text:span><text:span text:style-name="T97">N</text:span><text:span text:style-name="T98">⟩</text:span> bzw. des Projektionsoperators |<text:span text:style-name="T96">φ</text:span><text:span text:style-name="T97">N</text:span><text:span text:style-name="T98">⟩⟨</text:span><text:span text:style-name="T96">φ</text:span><text:span text:style-name="T97">N</text:span><text:span text:style-name="T99">|</text:span>, einer <text:span text:style-name="T19">erlaubten</text:span> Observablen (welche die Operatoridentität <text:span text:style-name="T3">A</text:span><text:span text:style-name="T6">N</text:span><text:span text:style-name="T2"> = </text:span><text:span text:style-name="T3">P</text:span><text:span text:style-name="T6">ij</text:span><text:span text:style-name="T69">†</text:span><text:span text:style-name="T10"> </text:span><text:span text:style-name="T71">A</text:span><text:span text:style-name="T67">N</text:span><text:span text:style-name="T8"> </text:span><text:span text:style-name="T71">P</text:span><text:span text:style-name="T67">ij</text:span> erfüllt), so erkennt man anhand</text:p>
            <text:p text:style-name="P10">|<text:span text:style-name="T96">φ</text:span><text:span text:style-name="T97">N</text:span><text:span text:style-name="T98">⟩⟨</text:span><text:span text:style-name="T96">φ</text:span><text:span text:style-name="T97">N</text:span><text:span text:style-name="T99">| = </text:span><text:span text:style-name="T100">P</text:span><text:span text:style-name="T97">ij</text:span><text:span text:style-name="T101">†</text:span><text:span text:style-name="T99"> |</text:span><text:span text:style-name="T102">φ</text:span><text:span text:style-name="T97">N</text:span><text:span text:style-name="T99">⟩⟨</text:span><text:span text:style-name="T102">φ</text:span><text:span text:style-name="T97">N</text:span><text:span text:style-name="T99">|</text:span><text:span text:style-name="T100">P</text:span><text:span text:style-name="T97">ij</text:span><text:span text:style-name="T99"> <text:s/>= |</text:span><text:span text:style-name="T100">P</text:span><text:span text:style-name="T97">ij</text:span><text:span text:style-name="T101">†</text:span><text:span text:style-name="T99"> </text:span><text:span text:style-name="T102">φ</text:span><text:span text:style-name="T97">N</text:span><text:span text:style-name="T99">⟩⟨</text:span><text:span text:style-name="T100">P</text:span><text:span text:style-name="T97">ij</text:span><text:span text:style-name="T101">†</text:span><text:span text:style-name="T99"> </text:span><text:span text:style-name="T102">φ</text:span><text:span text:style-name="T97">N</text:span><text:span text:style-name="T99">| = |</text:span><text:span text:style-name="T100">P</text:span><text:span text:style-name="T97">ij</text:span><text:span text:style-name="T99"> </text:span><text:span text:style-name="T102">φ</text:span><text:span text:style-name="T97">N</text:span><text:span text:style-name="T99">⟩⟨</text:span><text:span text:style-name="T100">P</text:span><text:span text:style-name="T97">ij</text:span><text:span text:style-name="T99"> </text:span><text:span text:style-name="T102">φ</text:span><text:span text:style-name="T97">N</text:span><text:span text:style-name="T99">|</text:span></text:p>
            <text:p/>
            <text:p>dass der Zustand |<text:span text:style-name="T19">P</text:span><text:span text:style-name="T25">ij</text:span> <text:span text:style-name="T96">φ</text:span><text:span text:style-name="T97">N</text:span><text:span text:style-name="T98">⟩</text:span> denselben Unterraum wie |<text:span text:style-name="T96">φ</text:span><text:span text:style-name="T97">N</text:span><text:span text:style-name="T98">⟩</text:span> erzeugt. Das bedingt, dass beide Hilbert-Raumvektoren parallel sind, also dass |<text:span text:style-name="T96">φ</text:span><text:span text:style-name="T97">N</text:span><text:span text:style-name="T98">⟩ </text:span><text:span text:style-name="T103">Eigenzustand</text:span><text:span text:style-name="T98"> zu </text:span><text:span text:style-name="T103">P</text:span><text:span text:style-name="T97">ij</text:span><text:span text:style-name="T98"> ist:</text:span></text:p>
            <text:p text:style-name="P10"><text:span text:style-name="T100">P</text:span><text:span text:style-name="T97">ij</text:span><text:span text:style-name="T99"> |</text:span><text:span text:style-name="T102">φ</text:span><text:span text:style-name="T97">N</text:span><text:span text:style-name="T99">⟩ = </text:span><text:span text:style-name="T102">λ</text:span><text:span text:style-name="T97">ij</text:span><text:span text:style-name="T99"> |</text:span><text:span text:style-name="T102">φ</text:span><text:span text:style-name="T97">N</text:span><text:span text:style-name="T99">⟩</text:span></text:p>
            <text:p><text:span text:style-name="T99">Da </text:span><text:span text:style-name="T100">P</text:span><text:span text:style-name="T97">ij</text:span><text:span text:style-name="T104">2</text:span><text:span text:style-name="T99"> = </text:span><text:span text:style-name="T105">1</text:span><text:span text:style-name="T97">N</text:span><text:span text:style-name="T99"> ⇔ </text:span><text:span text:style-name="T100">P</text:span><text:span text:style-name="T97">ij</text:span><text:span text:style-name="T99"> = </text:span><text:span text:style-name="T100">P</text:span><text:span text:style-name="T97">ij</text:span><text:span text:style-name="T104">-1</text:span><text:span text:style-name="T99"> gilt, kommt als </text:span><text:span text:style-name="T100">Eigenwert</text:span><text:span text:style-name="T99"> nur </text:span><text:span text:style-name="T102">λ</text:span><text:span text:style-name="T97">ij</text:span><text:span text:style-name="T99"> = </text:span><text:span text:style-name="T106">±</text:span><text:span text:style-name="T99">1 <text:s text:c="2"/>∀ </text:span><text:span text:style-name="T100">i</text:span><text:span text:style-name="T99">,</text:span><text:span text:style-name="T100">j</text:span><text:span text:style-name="T99"> <text:s/>in Frage, dh. die Eigenwertgleichung des Transpositionsoperators lautet:</text:span></text:p>
            <text:p><text:span text:style-name="T100">P</text:span><text:span text:style-name="T97">ij</text:span><text:span text:style-name="T99"> |</text:span><text:span text:style-name="T102">φ</text:span><text:span text:style-name="T97">N</text:span><text:span text:style-name="T104">(</text:span><text:span text:style-name="T101">±)</text:span><text:span text:style-name="T99">⟩ = </text:span><text:span text:style-name="T106">±</text:span><text:span text:style-name="T99">|</text:span><text:span text:style-name="T102">φ</text:span><text:span text:style-name="T97">N</text:span><text:span text:style-name="T104">(</text:span><text:span text:style-name="T101">±)</text:span><text:span text:style-name="T99">⟩ <text:s text:c="2"/>∀ </text:span><text:span text:style-name="T100">i</text:span><text:span text:style-name="T99">,</text:span><text:span text:style-name="T100">j</text:span></text:p>
          </draw:text-box>
        </draw:frame>
        <presentation:notes draw:style-name="dp2">
          <draw:page-thumbnail draw:style-name="gr1" draw:layer="layout" svg:width="14.848cm" svg:height="11.136cm" svg:x="3.075cm" svg:y="2.257cm" draw:page-number="39" presentation:class="page"/>
          <draw:frame presentation:style-name="pr6"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1" draw:text-style-name="P1" draw:layer="layout" svg:width="25.199cm" svg:height="3.506cm" svg:x="1.4cm" svg:y="0.836cm" presentation:class="title" presentation:user-transformed="true">
          <draw:text-box>
            <text:p><text:span text:style-name="T1">Wie erhält man aus einem nicht-symmetrisierten Produktzustand </text:span><text:span text:style-name="T1"><text:line-break/></text:span><text:span text:style-name="T1">|</text:span><text:span text:style-name="T107">φ</text:span><text:span text:style-name="T108">N</text:span><text:span text:style-name="T1">⟩ </text:span><text:span text:style-name="T15">∈</text:span><text:span text:style-name="T1"> </text:span><text:span text:style-name="T12">ℋ</text:span><text:span text:style-name="T109">N</text:span><text:span text:style-name="T1"> einen (anti-)symmetrisierten Zustand des </text:span><text:span text:style-name="T12">ℋ</text:span><text:span text:style-name="T109">N</text:span><text:span text:style-name="T14">(</text:span><text:span text:style-name="T110">±</text:span><text:span text:style-name="T111">)</text:span><text:span text:style-name="T1">?</text:span></text:p>
          </draw:text-box>
        </draw:frame>
        <draw:frame presentation:style-name="pr2" draw:text-style-name="P2" draw:layer="layout" svg:width="25.199cm" svg:height="12.18cm" svg:x="1.4cm" svg:y="4.914cm" presentation:class="subtitle">
          <draw:text-box>
            <text:p><text:span text:style-name="T2"/></text:p>
            <text:p><text:span text:style-name="T2"/></text:p>
            <text:p><text:span text:style-name="T2"/></text:p>
            <text:p><text:span text:style-name="T2"/></text:p>
            <text:p><text:span text:style-name="T2">Durch Anwendung des (Anti-)Symmetrisierungsoperators</text:span></text:p>
            <text:p><text:span text:style-name="T2"/></text:p>
            <text:p><text:span text:style-name="T2"/></text:p>
            <text:p><text:span text:style-name="T2"/></text:p>
            <text:p><text:span text:style-name="T2">(Die Summe läuft über alle denkbaren Permutationen des </text:span><text:span text:style-name="T3">N</text:span><text:span text:style-name="T2">-Tupels (1, 2, . . . , </text:span><text:span text:style-name="T3">N</text:span><text:span text:style-name="T2">) einschließlich der Identität. </text:span><text:span text:style-name="T3">p</text:span><text:span text:style-name="T2"> ist die Zahl der Transpositionen, aus denen </text:span><text:span text:style-name="T112">℘</text:span><text:span text:style-name="T113"> aufgebaut ist)</text:span></text:p>
          </draw:text-box>
        </draw:frame>
        <draw:frame draw:style-name="gr2" draw:text-style-name="P3" draw:layer="layout" svg:width="8.169cm" svg:height="2.645cm" svg:x="9.915cm" svg:y="10.777cm">
          <text:p/>
          <draw:object xlink:href="../(Anti-)Symmetrisierungsoperator.odf" xlink:type="simple" xlink:show="embed" xlink:actuate="onLoad"/>
          <draw:image xlink:href="./ObjectReplacements/Object 30" xlink:type="simple" xlink:show="embed" xlink:actuate="onLoad"/>
        </draw:frame>
        <presentation:notes draw:style-name="dp2">
          <draw:page-thumbnail draw:style-name="gr1" draw:layer="layout" svg:width="14.848cm" svg:height="11.136cm" svg:x="3.075cm" svg:y="2.257cm" draw:page-number="40" presentation:class="page"/>
          <draw:frame presentation:style-name="pr3" draw:layer="layout" svg:width="16.799cm" svg:height="13.364cm" svg:x="2.1cm" svg:y="14.107cm" presentation:class="notes">
            <draw:text-box>
              <text:p>Warum ist da dieses 1/(<text:span text:style-name="T19">N</text:span>!) ?</text:p>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Vertauscht <text:span text:style-name="T19">S</text:span><text:span text:style-name="T25">N</text:span><text:span text:style-name="T22">(</text:span><text:span text:style-name="T92">±</text:span><text:span text:style-name="T93">)</text:span><text:span text:style-name="T66"> mit </text:span><text:span text:style-name="T114">P</text:span><text:span text:style-name="T65">ij</text:span><text:span text:style-name="T66">?</text:span></text:p>
          </draw:text-box>
        </draw:frame>
        <draw:frame presentation:style-name="pr2" draw:text-style-name="P2" draw:layer="layout" svg:width="25.199cm" svg:height="12.18cm" svg:x="1.4cm" svg:y="4.914cm" presentation:class="subtitle">
          <draw:text-box>
            <text:p><text:span text:style-name="T2">Ja, denn es gilt allgemein für erlaubte Operatoren des </text:span><text:span text:style-name="T3">ℋ</text:span><text:span text:style-name="T6">N</text:span><text:span text:style-name="T20">(</text:span><text:span text:style-name="T69">±</text:span><text:span text:style-name="T9">)</text:span><text:span text:style-name="T2">:</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draw:text-box>
        </draw:frame>
        <draw:frame draw:style-name="gr2" draw:text-style-name="P3" draw:layer="layout" svg:width="27.752cm" svg:height="13.609cm" svg:x="0.123cm" svg:y="6.695cm">
          <text:p/>
          <draw:object xlink:href="../Kommutator%20des%20Translationsoperators%20Pij%20mit%20beliebigen%20zulässigen%20Operatoren%20des%20H_N(+-).odf" xlink:type="simple" xlink:show="embed" xlink:actuate="onLoad"/>
          <draw:image xlink:href="./ObjectReplacements/Object 31" xlink:type="simple" xlink:show="embed" xlink:actuate="onLoad"/>
        </draw:frame>
        <presentation:notes draw:style-name="dp2">
          <draw:page-thumbnail draw:style-name="gr1" draw:layer="layout" svg:width="14.848cm" svg:height="11.136cm" svg:x="3.075cm" svg:y="2.257cm" draw:page-number="41" presentation:class="page"/>
          <draw:frame presentation:style-name="pr3" draw:text-style-name="P8"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draw:frame presentation:style-name="pr5" draw:text-style-name="P11" draw:layer="layout" svg:width="25.199cm" svg:height="3.506cm" svg:x="1.4cm" svg:y="0.833cm" presentation:class="title" presentation:user-transformed="true">
          <draw:text-box>
            <text:p><text:span text:style-name="T115">Was passiert, wenn man den Transpositionsoperators </text:span><text:span text:style-name="T116">P</text:span><text:span text:style-name="T117">ij</text:span><text:span text:style-name="T115"> auf den Symmetrisierungsoperator </text:span><text:span text:style-name="T116">S</text:span><text:span text:style-name="T117">N</text:span><text:span text:style-name="T118">(</text:span><text:span text:style-name="T119">±</text:span><text:span text:style-name="T120">)</text:span><text:span text:style-name="T115"> anwendet</text:span><text:span text:style-name="T121">?</text:span></text:p>
          </draw:text-box>
        </draw:frame>
        <draw:frame presentation:style-name="pr2" draw:text-style-name="P2" draw:layer="layout" svg:width="25.199cm" svg:height="18.777cm" svg:x="1.4cm" svg:y="1.62cm" presentation:class="subtitle" presentation:user-transformed="true">
          <draw:text-box>
            <text:p><text:span text:style-name="T2"/></text:p>
            <text:p><text:span text:style-name="T2"/></text:p>
            <text:p><text:span text:style-name="T2"/></text:p>
            <text:p><text:span text:style-name="T2">Multipliziert man irgendein </text:span><text:span text:style-name="T3">℘</text:span><text:span text:style-name="T2"> der Summe im (Anti-)Symmetrisierungsoperator mit irgendeiner Transposition </text:span><text:span text:style-name="T3">P</text:span><text:span text:style-name="T6">ij</text:span><text:span text:style-name="T2"> , so ergibt sich eine </text:span><text:span text:style-name="T3">andere</text:span><text:span text:style-name="T5"> Permutation </text:span><text:span text:style-name="T3">℘'</text:span><text:span text:style-name="T5"> mit einer um 1 unterschiedlichen Zahl von Transpositionen </text:span><text:span text:style-name="T3">p'</text:span><text:span text:style-name="T5"> = </text:span><text:span text:style-name="T3">p</text:span><text:span text:style-name="T5"> </text:span><text:span text:style-name="T46">± </text:span><text:span text:style-name="T122">1. Da die Summe im (Anti-)Symmetrisierungsoperator </text:span><text:span text:style-name="T71">alle</text:span><text:span text:style-name="T122"> Permutationen enthält, kommt natürlich auch </text:span><text:span text:style-name="T71">℘'</text:span><text:span text:style-name="T122"> darin vor, es ändert sich dort also nichts:</text:span></text:p>
            <text:p><text:span text:style-name="T122"/></text:p>
            <text:p><text:span text:style-name="T122"/></text:p>
            <text:p><text:span text:style-name="T122"/></text:p>
            <text:p><text:span text:style-name="T122"/></text:p>
            <text:p><text:span text:style-name="T122"/></text:p>
            <text:p><text:span text:style-name="T122"/></text:p>
            <text:p><text:span text:style-name="T122"/></text:p>
            <text:p><text:span text:style-name="T122">Es ändert sich also das Vorzeichen (bei Antisymmetrisierung, ansonsten bleibt es natürlich gleich)</text:span></text:p>
          </draw:text-box>
        </draw:frame>
        <draw:frame draw:style-name="gr2" draw:text-style-name="P3" draw:layer="layout" svg:width="11.215cm" svg:height="7.686cm" svg:x="4.292cm" svg:y="10.756cm">
          <text:p/>
          <draw:object xlink:href="../Anwendung%20des%20Translationsoperators%20auf%20den%20Symmetrisierungsoperator.odf" xlink:type="simple" xlink:show="embed" xlink:actuate="onLoad"/>
          <draw:image xlink:href="./ObjectReplacements/Object 32" xlink:type="simple" xlink:show="embed" xlink:actuate="onLoad"/>
        </draw:frame>
        <draw:frame draw:style-name="gr2" draw:text-style-name="P3" draw:layer="layout" svg:width="7.409cm" svg:height="1.537cm" svg:x="18.295cm" svg:y="15.731cm">
          <text:p/>
          <draw:object xlink:href="../Anwendung%20des%20Translationsoperators%20auf%20einen%20(anti-)symmetrischen%20Zustand.odf" xlink:type="simple" xlink:show="embed" xlink:actuate="onLoad"/>
          <draw:image xlink:href="./ObjectReplacements/Object 33" xlink:type="simple" xlink:show="embed" xlink:actuate="onLoad"/>
        </draw:frame>
        <presentation:notes draw:style-name="dp2">
          <draw:page-thumbnail draw:style-name="gr1"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5" draw:text-style-name="P11" draw:layer="layout" svg:width="25.199cm" svg:height="3.506cm" svg:x="1.4cm" svg:y="0.833cm" presentation:class="title" presentation:user-transformed="true">
          <draw:text-box>
            <text:p><text:span text:style-name="T115">Was lässt sich aufgrund der Kommutatorbeziehung des Transpositionsoperators </text:span><text:span text:style-name="T116">P</text:span><text:span text:style-name="T117">ij</text:span><text:span text:style-name="T115"> zum Symmetrisierungsoperator </text:span><text:span text:style-name="T116">S</text:span><text:span text:style-name="T117">N</text:span><text:span text:style-name="T118">(</text:span><text:span text:style-name="T119">±</text:span><text:span text:style-name="T120">)</text:span><text:span text:style-name="T115"> für den Permutationsoperator </text:span><text:span text:style-name="T123">℘</text:span><text:span text:style-name="T121"> sagen?</text:span></text:p>
          </draw:text-box>
        </draw:frame>
        <draw:frame presentation:style-name="pr2" draw:text-style-name="P2" draw:layer="layout" svg:width="25.199cm" svg:height="12.18cm" svg:x="1.4cm" svg:y="4.918cm" presentation:class="subtitle" presentation:user-transformed="true">
          <draw:text-box>
            <text:p><text:span text:style-name="T122">Sie überträgt sich auch auf allgemeine Permutationen!</text:span></text:p>
            <text:p><text:span text:style-name="T122"/></text:p>
            <text:p><text:span text:style-name="T122">Aufgrund des Verhaltens der Anwendung von </text:span><text:span text:style-name="T71">P</text:span><text:span text:style-name="T67">ij</text:span><text:span text:style-name="T122"> auf </text:span><text:span text:style-name="T71">S</text:span><text:span text:style-name="T67">N</text:span><text:span text:style-name="T124">(</text:span><text:span text:style-name="T47">±</text:span><text:span text:style-name="T124">)</text:span><text:span text:style-name="T122"> ergibt sich: </text:span></text:p>
            <text:p><text:span text:style-name="T71">℘</text:span><text:span text:style-name="T122"> </text:span><text:span text:style-name="T71">S</text:span><text:span text:style-name="T67">N</text:span><text:span text:style-name="T124">(</text:span><text:span text:style-name="T47">±</text:span><text:span text:style-name="T124">)</text:span><text:span text:style-name="T122"> = </text:span><text:span text:style-name="T71">S</text:span><text:span text:style-name="T67">N</text:span><text:span text:style-name="T124">(</text:span><text:span text:style-name="T47">±</text:span><text:span text:style-name="T124">)</text:span><text:span text:style-name="T125"> </text:span><text:span text:style-name="T91">℘</text:span><text:span text:style-name="T122"> = (</text:span><text:span text:style-name="T46">±</text:span><text:span text:style-name="T122">)</text:span><text:span text:style-name="T126">p</text:span><text:span text:style-name="T122"> </text:span><text:span text:style-name="T71">S</text:span><text:span text:style-name="T67">N</text:span><text:span text:style-name="T124">(</text:span><text:span text:style-name="T47">±</text:span><text:span text:style-name="T124">)</text:span><text:span text:style-name="T125">.</text:span></text:p>
            <text:p><text:span text:style-name="T125"/></text:p>
            <text:p><text:span text:style-name="T125">Abhängig von der Anzahl der Transpositionen, welche nötig sind um um </text:span><text:span text:style-name="T91">℘</text:span><text:span text:style-name="T125"> zu erhalten, ändert sich also das Vorzeichen von </text:span><text:span text:style-name="T91">S</text:span><text:span text:style-name="T67">N</text:span><text:span text:style-name="T124">(</text:span><text:span text:style-name="T47">±</text:span><text:span text:style-name="T124">)</text:span><text:span text:style-name="T125"> (im antisymmetrischen Teilraum)!</text:span></text:p>
          </draw:text-box>
        </draw:frame>
        <draw:frame draw:style-name="gr2" draw:text-style-name="P3" draw:layer="layout" svg:width="8.402cm" svg:height="1.537cm" svg:x="9.798cm" svg:y="15.731cm">
          <text:p/>
          <draw:object xlink:href="../Anwendung%20des%20Permutationsoperators%20auf%20einen%20(anti-)symmetrischen%20Zustand.odf" xlink:type="simple" xlink:show="embed" xlink:actuate="onLoad"/>
          <draw:image xlink:href="./ObjectReplacements/Object 34" xlink:type="simple" xlink:show="embed" xlink:actuate="onLoad"/>
        </draw:frame>
        <presentation:notes draw:style-name="dp2">
          <draw:page-thumbnail draw:style-name="gr1"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presentation:style-name="pr1" draw:text-style-name="P4" draw:layer="layout" svg:width="25.199cm" svg:height="3.506cm" svg:x="1.4cm" svg:y="0.834cm" presentation:class="title" presentation:user-transformed="true">
          <draw:text-box>
            <text:p><text:span text:style-name="T26">Was ergibt die Anwendung des Symmetrisierungsoperators </text:span><text:span text:style-name="T30">S</text:span><text:span text:style-name="T127">N</text:span><text:span text:style-name="T128">(±)</text:span><text:span text:style-name="T26"> auf einen bereits (anti-)symmetrisierten Zustand |</text:span><text:span text:style-name="T27">φ</text:span><text:span text:style-name="T129">N</text:span><text:span text:style-name="T130">(</text:span><text:span text:style-name="T131">±</text:span><text:span text:style-name="T130">)</text:span><text:span text:style-name="T26">⟩?</text:span></text:p>
          </draw:text-box>
        </draw:frame>
        <draw:frame presentation:style-name="pr2" draw:text-style-name="P2" draw:layer="layout" svg:width="25.199cm" svg:height="15.962cm" svg:x="1.4cm" svg:y="5.025cm" presentation:class="subtitle" presentation:user-transformed="true">
          <draw:text-box>
            <text:p><text:span text:style-name="T2">Der (anti-)symmetrisierte Zustand bleibt erhalten: bereits (anti-)symmetrisierte Zustände werden durch ihn auf sich selbst abgebildet</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Dies sieht man dadurch, dass für Zustände |</text:span><text:span text:style-name="T7">φ</text:span><text:span text:style-name="T67">N</text:span><text:span text:style-name="T9">(</text:span><text:span text:style-name="T69">±</text:span><text:span text:style-name="T9">)</text:span><text:span text:style-name="T8">⟩</text:span><text:span text:style-name="T2"> ∈ </text:span><text:span text:style-name="T18">ℋ</text:span><text:span text:style-name="T132">N</text:span><text:span text:style-name="T133">(</text:span><text:span text:style-name="T69">±</text:span><text:span text:style-name="T134">)</text:span><text:span text:style-name="T2"> gilt:</text:span></text:p>
            <text:p><text:span text:style-name="T2"/></text:p>
            <text:p><text:span text:style-name="T2"/></text:p>
            <text:p><text:span text:style-name="T2">Da </text:span><text:span text:style-name="T3">℘</text:span><text:span text:style-name="T2"> = </text:span><text:span text:style-name="T3">℘</text:span><text:span text:style-name="T2"> (aus vorheriger Anwendung von </text:span><text:span text:style-name="T3">S</text:span><text:span text:style-name="T6">N</text:span><text:span text:style-name="T20">(</text:span><text:span text:style-name="T69">±</text:span><text:span text:style-name="T9">)</text:span><text:span text:style-name="T2">) ist, ist in diesem Fall </text:span><text:span text:style-name="T3">p</text:span><text:span text:style-name="T2"> = </text:span><text:span text:style-name="T3">p</text:span></text:p>
          </draw:text-box>
        </draw:frame>
        <draw:frame draw:style-name="gr2" draw:text-style-name="P3" draw:layer="layout" svg:width="18.274cm" svg:height="7.69cm" svg:x="4.862cm" svg:y="8.654cm">
          <text:p/>
          <draw:object xlink:href="../Identische%20Abbildung%20des%20(Anti-)Symmetrisierungsoperators.odf" xlink:type="simple" xlink:show="embed" xlink:actuate="onLoad"/>
          <draw:image xlink:href="./ObjectReplacements/Object 35" xlink:type="simple" xlink:show="embed" xlink:actuate="onLoad"/>
        </draw:frame>
        <draw:frame draw:style-name="gr2" draw:text-style-name="P3" draw:layer="layout" svg:width="19.395cm" svg:height="2.865cm" svg:x="7.202cm" svg:y="17.167cm">
          <text:p/>
          <draw:object xlink:href="../Erläuterung%20zur%20Identitätsabbildung%20des%20(Anti-)Symmtrisierungsoperators.odf" xlink:type="simple" xlink:show="embed" xlink:actuate="onLoad"/>
          <draw:image xlink:href="./ObjectReplacements/Object 36" xlink:type="simple" xlink:show="embed" xlink:actuate="onLoad"/>
        </draw:frame>
        <presentation:notes draw:style-name="dp2">
          <draw:page-thumbnail draw:style-name="gr1" draw:layer="layout" svg:width="14.848cm" svg:height="11.136cm" svg:x="3.075cm" svg:y="2.257cm" draw:page-number="44" presentation:class="page"/>
          <draw:frame presentation:style-name="pr3" draw:layer="layout" svg:width="16.799cm" svg:height="13.364cm" svg:x="2.1cm" svg:y="14.107cm" presentation:class="notes">
            <draw:text-box>
              <text:p>Für Zustände aus dem unsymmetrisierten Raum gilt diese Beziehung nicht!</text:p>
              <text:p/>
              <text:p>Man kann möglicherweise auch argumentieren dass keine erneute Permutation der vorherigen Permutation stattfindet, daher <text:span text:style-name="T19">p</text:span> = 0 ist, sich das Vorzeichen also nicht ändert. Allerdings weiß ich nicht ob diese Argumentation gültig ist.</text:p>
            </draw:text-box>
          </draw:frame>
        </presentation:notes>
      </draw:page>
      <draw:page draw:name="page45" draw:style-name="dp1" draw:master-page-name="Default" presentation:presentation-page-layout-name="AL1T0">
        <draw:frame presentation:style-name="pr1" draw:layer="layout" svg:width="25.199cm" svg:height="3.506cm" svg:x="1.4cm" svg:y="0.837cm" presentation:class="title">
          <draw:text-box>
            <text:p>Warum sind <text:span text:style-name="T19">S</text:span><text:span text:style-name="T25">N</text:span><text:span text:style-name="T22">(+)</text:span> und <text:span text:style-name="T19">S</text:span><text:span text:style-name="T25">N</text:span><text:span text:style-name="T22">(-)</text:span> Projektionsoperatoren?</text:p>
          </draw:text-box>
        </draw:frame>
        <draw:frame presentation:style-name="pr2" draw:text-style-name="P2" draw:layer="layout" svg:width="25.199cm" svg:height="12.18cm" svg:x="1.4cm" svg:y="4.914cm" presentation:class="subtitle">
          <draw:text-box>
            <text:p><text:span text:style-name="T2">Weil sie idempotent und hermitesch sind, also die Eigenschaften von Projektionsoperatoren besitzen.</text:span></text:p>
            <text:p><text:span text:style-name="T2"/></text:p>
            <text:p><text:span text:style-name="T3">S</text:span><text:span text:style-name="T6">N</text:span><text:span text:style-name="T20">(+)</text:span><text:span text:style-name="T2"> und </text:span><text:span text:style-name="T3">S</text:span><text:span text:style-name="T6">N</text:span><text:span text:style-name="T20">(-)</text:span><text:span text:style-name="T2"> projezieren auf orthogonale Teilräume des </text:span><text:span text:style-name="T3">ℋ</text:span><text:span text:style-name="T6">N</text:span></text:p>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1" draw:text-style-name="P7" draw:layer="layout" svg:width="25.199cm" svg:height="3.511cm" svg:x="1.4cm" svg:y="0.835cm" presentation:class="title" presentation:user-transformed="true">
          <draw:text-box>
            <text:p><text:span text:style-name="T58">Ist die Vereinigung der Teilräume </text:span><text:span text:style-name="T59">ℋ</text:span><text:span text:style-name="T60">N</text:span><text:span text:style-name="T135">(</text:span><text:span text:style-name="T136">+</text:span><text:span text:style-name="T137">)</text:span><text:span text:style-name="T58"> und </text:span><text:span text:style-name="T59">ℋ</text:span><text:span text:style-name="T60">N</text:span><text:span text:style-name="T135">(</text:span><text:span text:style-name="T136">-</text:span><text:span text:style-name="T137">)</text:span><text:span text:style-name="T58"> mit dem Produktraum </text:span><text:span text:style-name="T59">ℋ</text:span><text:span text:style-name="T60">N</text:span><text:span text:style-name="T58"> identisch?</text:span></text:p>
          </draw:text-box>
        </draw:frame>
        <draw:frame presentation:style-name="pr2" draw:text-style-name="P2" draw:layer="layout" svg:width="25.199cm" svg:height="12.18cm" svg:x="1.4cm" svg:y="4.914cm" presentation:class="subtitle">
          <draw:text-box>
            <text:p><text:span text:style-name="T2">Nein, schon für </text:span><text:span text:style-name="T3">N</text:span><text:span text:style-name="T2"> &gt; 2 ist die Summe aus </text:span><text:span text:style-name="T3">S</text:span><text:span text:style-name="T6">N</text:span><text:span text:style-name="T20">(+)</text:span><text:span text:style-name="T2"> und </text:span><text:span text:style-name="T3">S</text:span><text:span text:style-name="T6">N</text:span><text:span text:style-name="T20">(-)</text:span><text:span text:style-name="T2"> nicht mehr die Identität </text:span><text:span text:style-name="T75">1</text:span><text:span text:style-name="T6">N</text:span></text:p>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5" draw:text-style-name="P7" draw:layer="layout" svg:width="25.199cm" svg:height="3.511cm" svg:x="1.4cm" svg:y="0.835cm" presentation:class="title" presentation:user-transformed="true">
          <draw:text-box>
            <text:p><text:span text:style-name="T58">Mit welchem Teilraum vervollständigt man </text:span><text:span text:style-name="T59">ℋ</text:span><text:span text:style-name="T60">N</text:span><text:span text:style-name="T135">(</text:span><text:span text:style-name="T136">+</text:span><text:span text:style-name="T137">)</text:span><text:span text:style-name="T58"> und </text:span><text:span text:style-name="T59">ℋ</text:span><text:span text:style-name="T60">N</text:span><text:span text:style-name="T135">(</text:span><text:span text:style-name="T136">-</text:span><text:span text:style-name="T137">)</text:span><text:span text:style-name="T58"> zu dem Produktraum </text:span><text:span text:style-name="T59">ℋ</text:span><text:span text:style-name="T60">N</text:span><text:span text:style-name="T58"> ?</text:span></text:p>
          </draw:text-box>
        </draw:frame>
        <draw:frame presentation:style-name="pr2" draw:text-style-name="P2" draw:layer="layout" svg:width="25.199cm" svg:height="12.18cm" svg:x="1.4cm" svg:y="4.914cm" presentation:class="subtitle">
          <draw:text-box>
            <text:p><text:span text:style-name="T2">Mit dem Projektionsoperator </text:span><text:span text:style-name="T3">S</text:span><text:span text:style-name="T6">N</text:span><text:span text:style-name="T20">(0)</text:span><text:span text:style-name="T2">. Dieser bildet auf einen Teilraum </text:span><text:span text:style-name="T3">ℋ</text:span><text:span text:style-name="T6">N</text:span><text:span text:style-name="T20">(0)</text:span><text:span text:style-name="T2"> ab, welcher orthogonal zu den von </text:span><text:span text:style-name="T3">S</text:span><text:span text:style-name="T6">N</text:span><text:span text:style-name="T20">(+)</text:span><text:span text:style-name="T2"> und </text:span><text:span text:style-name="T3">S</text:span><text:span text:style-name="T6">N</text:span><text:span text:style-name="T20">(-)</text:span><text:span text:style-name="T2"> erzeugten Teilräumen </text:span><text:span text:style-name="T3">ℋ</text:span><text:span text:style-name="T6">N</text:span><text:span text:style-name="T20">(+)</text:span><text:span text:style-name="T2"> und </text:span><text:span text:style-name="T3">ℋ</text:span><text:span text:style-name="T6">N</text:span><text:span text:style-name="T20">(-)</text:span><text:span text:style-name="T2"> ist. Er wird definiert durch: </text:span></text:p>
            <text:p><text:span text:style-name="T3"/></text:p>
            <text:p><text:span text:style-name="T3">S</text:span><text:span text:style-name="T6">N</text:span><text:span text:style-name="T20">(+)</text:span><text:span text:style-name="T2"> + </text:span><text:span text:style-name="T3">S</text:span><text:span text:style-name="T6">N</text:span><text:span text:style-name="T20">(-)</text:span><text:span text:style-name="T2"> + </text:span><text:span text:style-name="T3">S</text:span><text:span text:style-name="T6">N</text:span><text:span text:style-name="T20">(0)</text:span><text:span text:style-name="T2"> = </text:span><text:span text:style-name="T75">1</text:span><text:span text:style-name="T6">N</text:span></text:p>
            <text:p><text:span text:style-name="T77"/></text:p>
            <text:p><text:span text:style-name="T77">Er ist idempotent und hermitesch, mithin ebenfalls ein Projektionsoperator.</text:span></text:p>
          </draw:text-box>
        </draw:frame>
        <presentation:notes draw:style-name="dp2">
          <draw:page-thumbnail draw:style-name="gr1" draw:layer="layout" svg:width="14.848cm" svg:height="11.136cm" svg:x="3.075cm" svg:y="2.257cm" draw:page-number="47" presentation:class="page"/>
          <draw:frame presentation:style-name="pr6" draw:layer="layout" svg:width="16.799cm" svg:height="13.364cm" svg:x="2.1cm" svg:y="14.107cm" presentation:class="notes" presentation:placeholder="true" presentation:user-transformed="true">
            <draw:text-box/>
          </draw:frame>
        </presentation:notes>
      </draw:page>
      <draw:page draw:name="page48" draw:style-name="dp1" draw:master-page-name="Default" presentation:presentation-page-layout-name="AL1T0">
        <draw:frame presentation:style-name="pr1" draw:layer="layout" svg:width="25.199cm" svg:height="3.506cm" svg:x="1.4cm" svg:y="0.837cm" presentation:class="title">
          <draw:text-box>
            <text:p>Wie zeigt man die Idempotenz von <text:span text:style-name="T19">S</text:span><text:span text:style-name="T25">N</text:span><text:span text:style-name="T22">(</text:span><text:span text:style-name="T92">±</text:span><text:span text:style-name="T93">)</text:span><text:span text:style-name="T66">?</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7.584cm" svg:height="4.058cm" svg:x="5.207cm" svg:y="8.47cm">
          <text:p/>
          <draw:object xlink:href="../Idempotenz%20des%20(Anti-)Symmetrisierungsoperators%20S(+-).odf" xlink:type="simple" xlink:show="embed" xlink:actuate="onLoad"/>
          <draw:image xlink:href="./ObjectReplacements/Object 37" xlink:type="simple" xlink:show="embed" xlink:actuate="onLoad"/>
        </draw:frame>
        <presentation:notes draw:style-name="dp2">
          <draw:page-thumbnail draw:style-name="gr1" draw:layer="layout" svg:width="14.848cm" svg:height="11.136cm" svg:x="3.075cm" svg:y="2.257cm" draw:page-number="48" presentation:class="page"/>
          <draw:frame presentation:style-name="pr3"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ie zeigt man die Hermitezität von <text:span text:style-name="T19">S</text:span><text:span text:style-name="T25">N</text:span><text:span text:style-name="T22">(</text:span><text:span text:style-name="T92">±</text:span><text:span text:style-name="T93">)</text:span><text:span text:style-name="T66">?</text:span></text:p>
          </draw:text-box>
        </draw:frame>
        <draw:frame presentation:style-name="pr2" draw:text-style-name="P2" draw:layer="layout" svg:width="25.199cm" svg:height="12.18cm" svg:x="1.4cm" svg:y="4.914cm" presentation:class="subtitle" presentation:user-transformed="true">
          <draw:text-box>
            <text:p><text:span text:style-name="T2">Es ist </text:span><text:span text:style-name="T3">℘</text:span><text:span text:style-name="T69">†</text:span><text:span text:style-name="T8"> = </text:span><text:span text:style-name="T71">℘</text:span><text:span text:style-name="T9">-1</text:span><text:span text:style-name="T8">. Da </text:span><text:span text:style-name="T71">℘</text:span><text:span text:style-name="T8"> ein Produkt von Transpositionen darstellt, ist </text:span><text:span text:style-name="T71">℘</text:span><text:span text:style-name="T9">-1</text:span><text:span text:style-name="T8"> gerade die Permutation, in der die Transpositionen in umgekehrter Reihenfolge erscheinen. Insbesondere ist die Zahl der Transpositionen für </text:span><text:span text:style-name="T71">℘</text:span><text:span text:style-name="T8"> und </text:span><text:span text:style-name="T71">℘</text:span><text:span text:style-name="T9">-1</text:span><text:span text:style-name="T8"> dieselbe.</text:span></text:p>
          </draw:text-box>
        </draw:frame>
        <draw:frame draw:style-name="gr2" draw:text-style-name="P3" draw:layer="layout" svg:width="19.286cm" svg:height="5.792cm" svg:x="4.356cm" svg:y="13.603cm">
          <text:p/>
          <draw:object xlink:href="../Hermitezität%20des%20(Anti-)Symmetrisierungsoperators.odf" xlink:type="simple" xlink:show="embed" xlink:actuate="onLoad"/>
          <draw:image xlink:href="./ObjectReplacements/Object 38" xlink:type="simple" xlink:show="embed" xlink:actuate="onLoad"/>
        </draw:frame>
        <presentation:notes draw:style-name="dp2">
          <draw:page-thumbnail draw:style-name="gr1" draw:layer="layout" svg:width="14.848cm" svg:height="11.136cm" svg:x="3.075cm" svg:y="2.257cm" draw:page-number="49" presentation:class="page"/>
          <draw:frame presentation:style-name="pr3"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0">
        <draw:frame presentation:style-name="pr5" draw:layer="layout" svg:width="25.199cm" svg:height="3.506cm" svg:x="1.4cm" svg:y="0.837cm" presentation:class="title" presentation:user-transformed="true">
          <draw:text-box>
            <text:p>Wie zeigt man die Orthogonalität von <text:span text:style-name="T19">S</text:span><text:span text:style-name="T25">N</text:span><text:span text:style-name="T22">(</text:span><text:span text:style-name="T138">+</text:span><text:span text:style-name="T93">)</text:span><text:span text:style-name="T66"> zu </text:span><text:span text:style-name="T114">S</text:span><text:span text:style-name="T65">N</text:span><text:span text:style-name="T93">(</text:span><text:span text:style-name="T92">-</text:span><text:span text:style-name="T93">)</text:span><text:span text:style-name="T66">?</text:span></text:p>
          </draw:text-box>
        </draw:frame>
        <draw:frame presentation:style-name="pr2" draw:text-style-name="P2" draw:layer="layout" svg:width="25.199cm" svg:height="12.18cm" svg:x="1.4cm" svg:y="4.914cm" presentation:class="subtitle">
          <draw:text-box>
            <text:p><text:span text:style-name="T2">Für beliebige Zustände |</text:span><text:span text:style-name="T7">φ</text:span><text:span text:style-name="T67">N</text:span><text:span text:style-name="T8">⟩ , |</text:span><text:span text:style-name="T7">ψ</text:span><text:span text:style-name="T67">N</text:span><text:span text:style-name="T8">⟩ des </text:span><text:span text:style-name="T139">ℋ</text:span><text:span text:style-name="T140">N</text:span><text:span text:style-name="T141"> gilt:</text:span></text:p>
            <text:p><text:span text:style-name="T141"/></text:p>
            <text:p><text:span text:style-name="T141"/></text:p>
            <text:p><text:span text:style-name="T141"/></text:p>
            <text:p><text:span text:style-name="T141"/></text:p>
            <text:p><text:span text:style-name="T141"/></text:p>
            <text:p><text:span text:style-name="T142">S</text:span><text:span text:style-name="T140">N</text:span><text:span text:style-name="T134">(+)</text:span><text:span text:style-name="T141"> und </text:span><text:span text:style-name="T142">S</text:span><text:span text:style-name="T140">N</text:span><text:span text:style-name="T134">(-)</text:span><text:span text:style-name="T141"> projezieren also auf orthogonale Teilräume des </text:span><text:span text:style-name="T139">ℋ</text:span><text:span text:style-name="T140">N</text:span><text:span text:style-name="T143">:</text:span></text:p>
            <text:p><text:span text:style-name="T144">S</text:span><text:span text:style-name="T140">N</text:span><text:span text:style-name="T145">(+)</text:span><text:span text:style-name="T143"> </text:span><text:span text:style-name="T144">S</text:span><text:span text:style-name="T140">N</text:span><text:span text:style-name="T145">(-)</text:span><text:span text:style-name="T143"> = </text:span><text:span text:style-name="T144">S</text:span><text:span text:style-name="T140">N</text:span><text:span text:style-name="T145">(-)</text:span><text:span text:style-name="T143"> </text:span><text:span text:style-name="T144">S</text:span><text:span text:style-name="T140">N</text:span><text:span text:style-name="T145">(+)</text:span><text:span text:style-name="T143"> = 0</text:span></text:p>
          </draw:text-box>
        </draw:frame>
        <draw:frame draw:style-name="gr2" draw:text-style-name="P3" draw:layer="layout" svg:width="21.653cm" svg:height="3.379cm" svg:x="3.173cm" svg:y="8.81cm">
          <text:p/>
          <draw:object xlink:href="../Orthogonalität%20des%20Symmetrie%20und%20Antisymmetrieoperators.odf" xlink:type="simple" xlink:show="embed" xlink:actuate="onLoad"/>
          <draw:image xlink:href="./ObjectReplacements/Object 39" xlink:type="simple" xlink:show="embed" xlink:actuate="onLoad"/>
        </draw:frame>
        <presentation:notes draw:style-name="dp2">
          <draw:page-thumbnail draw:style-name="gr1" draw:layer="layout" svg:width="14.848cm" svg:height="11.136cm" svg:x="3.075cm" svg:y="2.257cm" draw:page-number="50" presentation:class="page"/>
          <draw:frame presentation:style-name="pr3" draw:text-style-name="P8"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5" draw:layer="layout" svg:width="25.199cm" svg:height="3.506cm" svg:x="1.4cm" svg:y="0.837cm" presentation:class="title" presentation:user-transformed="true">
          <draw:text-box>
            <text:p>Wie zeigt man die Orthogonalität von <text:span text:style-name="T19">S</text:span><text:span text:style-name="T25">N</text:span><text:span text:style-name="T22">(</text:span><text:span text:style-name="T138">0</text:span><text:span text:style-name="T93">)</text:span><text:span text:style-name="T66"> zu </text:span><text:span text:style-name="T114">S</text:span><text:span text:style-name="T65">N</text:span><text:span text:style-name="T93">(</text:span><text:span text:style-name="T92">±</text:span><text:span text:style-name="T93">)</text:span><text:span text:style-name="T66">?</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9.312cm" svg:height="9.313cm" svg:x="4.343cm" svg:y="6.843cm">
          <text:p/>
          <draw:object xlink:href="../Orthogonalität%20von%20S(+-)%20zu%20S(0).odf" xlink:type="simple" xlink:show="embed" xlink:actuate="onLoad"/>
          <draw:image xlink:href="./ObjectReplacements/Object 40" xlink:type="simple" xlink:show="embed" xlink:actuate="onLoad"/>
        </draw:frame>
        <presentation:notes draw:style-name="dp2">
          <draw:page-thumbnail draw:style-name="gr1" draw:layer="layout" svg:width="14.848cm" svg:height="11.136cm" svg:x="3.075cm" svg:y="2.257cm" draw:page-number="51" presentation:class="page"/>
          <draw:frame presentation:style-name="pr3" draw:text-style-name="P8"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0">
        <draw:frame presentation:style-name="pr1" draw:layer="layout" svg:width="25.199cm" svg:height="3.506cm" svg:x="1.4cm" svg:y="0.837cm" presentation:class="title">
          <draw:text-box>
            <text:p>Wie zeigt man die Idempotenz von <text:span text:style-name="T19">S</text:span><text:span text:style-name="T25">N</text:span><text:span text:style-name="T22">(</text:span><text:span text:style-name="T138">0</text:span><text:span text:style-name="T93">)</text:span><text:span text:style-name="T66">?</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4.806cm" svg:height="1.541cm" svg:x="6.596cm" svg:y="10.729cm">
          <text:p/>
          <draw:object xlink:href="../Idempotenz%20von%20S(0).odf" xlink:type="simple" xlink:show="embed" xlink:actuate="onLoad"/>
          <draw:image xlink:href="./ObjectReplacements/Object 41" xlink:type="simple" xlink:show="embed" xlink:actuate="onLoad"/>
        </draw:frame>
        <presentation:notes draw:style-name="dp2">
          <draw:page-thumbnail draw:style-name="gr1" draw:layer="layout" svg:width="14.848cm" svg:height="11.136cm" svg:x="3.075cm" svg:y="2.257cm" draw:page-number="52" presentation:class="page"/>
          <draw:frame presentation:style-name="pr3"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1" draw:layer="layout" svg:width="25.199cm" svg:height="3.506cm" svg:x="1.4cm" svg:y="0.837cm" presentation:class="title">
          <draw:text-box>
            <text:p>Welche Basiszustände spannen den <text:span text:style-name="T16">ℋ</text:span><text:span text:style-name="T25">N</text:span><text:span text:style-name="T22">(</text:span><text:span text:style-name="T92">±</text:span><text:span text:style-name="T93">)</text:span> auf?</text:p>
          </draw:text-box>
        </draw:frame>
        <draw:frame presentation:style-name="pr2" draw:text-style-name="P12" draw:layer="layout" svg:width="25.199cm" svg:height="13.615cm" svg:x="1.4cm" svg:y="5.192cm" presentation:class="subtitle" presentation:user-transformed="true">
          <draw:text-box>
            <text:p><text:span text:style-name="T146">Sei <text:s text:c="3"/>ein vollständiger </text:span><text:span text:style-name="T147">Satz</text:span><text:span text:style-name="T146"> kommutierender Ein-Teilchen-Observablen, so bilden die Eigenzustände {|</text:span><text:span text:style-name="T148">φα</text:span><text:span text:style-name="T149">i</text:span><text:span text:style-name="T150">⟩}</text:span><text:span text:style-name="T146"> eine orthonormierte Basis des </text:span><text:span text:style-name="T151">ℋ</text:span><text:span text:style-name="T152">1</text:span><text:span text:style-name="T146">:</text:span></text:p>
            <text:p><text:span text:style-name="T146"/></text:p>
            <text:p text:style-name="P10"><text:span text:style-name="T153">(summiert wird über die Quantenzahlen des Zustands!)</text:span></text:p>
            <text:p><text:span text:style-name="T146"/></text:p>
            <text:p><text:span text:style-name="T146">Aus den Produktzuständen erhält man eine Basis des </text:span><text:span text:style-name="T147">N</text:span><text:span text:style-name="T146">-Teilchen-Raums, nach denen sich jeder Zustand des </text:span><text:span text:style-name="T151">ℋ</text:span><text:span text:style-name="T154">N</text:span><text:span text:style-name="T146"> entwickeln lässt:</text:span></text:p>
            <text:p><text:span text:style-name="T146"/></text:p>
            <text:p text:style-name="P10"><text:span text:style-name="T153">(summiert wird noch immer über die Quantenzahlen der Zustände!)</text:span></text:p>
            <text:p><text:span text:style-name="T146">Die (anti-)symmtrisierten Zustände der Unterräume </text:span><text:span text:style-name="T151">ℋ</text:span><text:span text:style-name="T155">N</text:span><text:span text:style-name="T156">(</text:span><text:span text:style-name="T157">±</text:span><text:span text:style-name="T158">)</text:span><text:span text:style-name="T146"> sind ebenfalls Elemente des </text:span><text:span text:style-name="T151">ℋ</text:span><text:span text:style-name="T154">N</text:span><text:span text:style-name="T146"> und lassen sich also auch genau so entwickeln:</text:span></text:p>
            <text:p><text:span text:style-name="T146"/></text:p>
            <text:p text:style-name="P10"><text:span text:style-name="T146">Das Skalarprodukt formt man wie folgt um:</text:span></text:p>
            <text:p><text:span text:style-name="T146"/></text:p>
            <text:p text:style-name="P10"><text:span text:style-name="T146">So erhält man nach Anwendung des Operators </text:span><text:span text:style-name="T147">S</text:span><text:span text:style-name="T154">N</text:span><text:span text:style-name="T159">(</text:span><text:span text:style-name="T160">±</text:span><text:span text:style-name="T161">)</text:span><text:span text:style-name="T146"> auf beide Seiten die Basiszustände des </text:span><text:span text:style-name="T151">ℋ</text:span><text:span text:style-name="T155">N</text:span><text:span text:style-name="T156">(</text:span><text:span text:style-name="T157">±</text:span><text:span text:style-name="T158">)</text:span><text:span text:style-name="T162">:</text:span></text:p>
          </draw:text-box>
        </draw:frame>
        <draw:frame draw:style-name="gr2" draw:text-style-name="P3" draw:layer="layout" svg:width="0.56cm" svg:height="0.6cm" svg:x="3.978cm" svg:y="5.327cm">
          <text:p/>
          <draw:object xlink:href="../hat%20phi.odf" xlink:type="simple" xlink:show="embed" xlink:actuate="onLoad"/>
          <draw:image xlink:href="./ObjectReplacements/Object 42" xlink:type="simple" xlink:show="embed" xlink:actuate="onLoad"/>
        </draw:frame>
        <draw:frame draw:style-name="gr2" draw:text-style-name="P3" draw:layer="layout" svg:width="19.08cm" svg:height="1.6cm" svg:x="2.974cm" svg:y="6.693cm">
          <text:p/>
          <draw:object xlink:href="../Orthonormierte%20Basis%20des%20H1.odf" xlink:type="simple" xlink:show="embed" xlink:actuate="onLoad"/>
          <draw:image xlink:href="./ObjectReplacements/Object 43" xlink:type="simple" xlink:show="embed" xlink:actuate="onLoad"/>
        </draw:frame>
        <draw:frame draw:style-name="gr2" draw:text-style-name="P3" draw:layer="layout" svg:width="11.77cm" svg:height="1.6cm" svg:x="7.658cm" svg:y="10.851cm">
          <text:p/>
          <draw:object xlink:href="../Basis%20des%20HN%20(besser%20formatiert).odf" xlink:type="simple" xlink:show="embed" xlink:actuate="onLoad"/>
          <draw:image xlink:href="./ObjectReplacements/Object 44" xlink:type="simple" xlink:show="embed" xlink:actuate="onLoad"/>
        </draw:frame>
        <draw:frame draw:style-name="gr2" draw:text-style-name="P3" draw:layer="layout" svg:width="12.54cm" svg:height="1.6cm" svg:x="7.882cm" svg:y="14.463cm">
          <text:p/>
          <draw:object xlink:href="../Elemente%20des%20HN(+-)%20in%20der%20Basis%20des%20HN%20(besser%20formatiert).odf" xlink:type="simple" xlink:show="embed" xlink:actuate="onLoad"/>
          <draw:image xlink:href="./ObjectReplacements/Object 45" xlink:type="simple" xlink:show="embed" xlink:actuate="onLoad"/>
        </draw:frame>
        <draw:frame draw:style-name="gr2" draw:text-style-name="P3" draw:layer="layout" svg:width="27cm" svg:height="1.15cm" svg:x="0.539cm" svg:y="16.589cm">
          <text:p/>
          <draw:object xlink:href="../Umformung%20des%20Skalarprodukts%20in%20der%20Entwicklung%20eines%20(anti-)symmetrischen%20Vektors%20nach%20der%20Basis%20des%20HN.odf" xlink:type="simple" xlink:show="embed" xlink:actuate="onLoad"/>
          <draw:image xlink:href="./ObjectReplacements/Object 46" xlink:type="simple" xlink:show="embed" xlink:actuate="onLoad"/>
        </draw:frame>
        <draw:frame draw:style-name="gr2" draw:text-style-name="P3" draw:layer="layout" svg:width="26.984cm" svg:height="1.679cm" svg:x="0.514cm" svg:y="19.051cm">
          <text:p/>
          <draw:object xlink:href="../Basis%20des%20HN(+-).odf" xlink:type="simple" xlink:show="embed" xlink:actuate="onLoad"/>
          <draw:image xlink:href="./ObjectReplacements/Object 47" xlink:type="simple" xlink:show="embed" xlink:actuate="onLoad"/>
        </draw:frame>
        <draw:frame draw:style-name="gr2" draw:text-style-name="P3" draw:layer="layout" svg:width="0.78cm" svg:height="0.7cm" svg:x="10.467cm" svg:y="11.043cm">
          <text:p/>
          <draw:object xlink:href="../sum.odf" xlink:type="simple" xlink:show="embed" xlink:actuate="onLoad"/>
          <draw:image xlink:href="./ObjectReplacements/Object 48" xlink:type="simple" xlink:show="embed" xlink:actuate="onLoad"/>
        </draw:frame>
        <draw:frame draw:style-name="gr2" draw:text-style-name="P3" draw:layer="layout" svg:width="0.78cm" svg:height="0.7cm" svg:x="16.835cm" svg:y="6.877cm">
          <text:p/>
          <draw:object xlink:href="../sum.odf" xlink:type="simple" xlink:show="embed" xlink:actuate="onLoad"/>
          <draw:image xlink:href="./ObjectReplacements/Object 49" xlink:type="simple" xlink:show="embed" xlink:actuate="onLoad"/>
        </draw:frame>
        <draw:frame draw:style-name="gr2" draw:text-style-name="P3" draw:layer="layout" svg:width="0.78cm" svg:height="0.7cm" svg:x="11.067cm" svg:y="14.677cm">
          <text:p/>
          <draw:object xlink:href="../sum.odf" xlink:type="simple" xlink:show="embed" xlink:actuate="onLoad"/>
          <draw:image xlink:href="./ObjectReplacements/Object 50" xlink:type="simple" xlink:show="embed" xlink:actuate="onLoad"/>
        </draw:frame>
        <draw:frame draw:style-name="gr2" draw:text-style-name="P3" draw:layer="layout" svg:width="0.78cm" svg:height="0.7cm" svg:x="3.899cm" svg:y="19.277cm">
          <text:p/>
          <draw:object xlink:href="../sum.odf" xlink:type="simple" xlink:show="embed" xlink:actuate="onLoad"/>
          <draw:image xlink:href="./ObjectReplacements/Object 51" xlink:type="simple" xlink:show="embed" xlink:actuate="onLoad"/>
        </draw:frame>
        <draw:frame draw:style-name="gr2" draw:text-style-name="P3" draw:layer="layout" svg:width="0.78cm" svg:height="0.7cm" svg:x="15.867cm" svg:y="19.277cm">
          <text:p/>
          <draw:object xlink:href="../sum.odf" xlink:type="simple" xlink:show="embed" xlink:actuate="onLoad"/>
          <draw:image xlink:href="./ObjectReplacements/Object 52" xlink:type="simple" xlink:show="embed" xlink:actuate="onLoad"/>
        </draw:frame>
        <presentation:notes draw:style-name="dp2">
          <draw:page-thumbnail draw:style-name="gr1" draw:layer="layout" svg:width="14.848cm" svg:height="11.136cm" svg:x="3.075cm" svg:y="2.257cm" draw:page-number="53" presentation:class="page"/>
          <draw:frame presentation:style-name="pr3"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1" draw:layer="layout" svg:width="25.199cm" svg:height="3.506cm" svg:x="1.4cm" svg:y="0.837cm" presentation:class="title">
          <draw:text-box>
            <text:p>Was ist eine Slater-Determinante?</text:p>
          </draw:text-box>
        </draw:frame>
        <draw:frame presentation:style-name="pr2" draw:text-style-name="P2" draw:layer="layout" svg:width="25.199cm" svg:height="12.18cm" svg:x="1.4cm" svg:y="4.914cm" presentation:class="subtitle">
          <draw:text-box>
            <text:p><text:span text:style-name="T2">Ein Basiszustand des antisymmetrischen Raums </text:span><text:span text:style-name="T18">ℋ</text:span><text:span text:style-name="T6">N</text:span><text:span text:style-name="T20">(-)</text:span></text:p>
          </draw:text-box>
        </draw:frame>
        <presentation:notes draw:style-name="dp2">
          <draw:page-thumbnail draw:style-name="gr1" draw:layer="layout" svg:width="14.848cm" svg:height="11.136cm" svg:x="3.075cm" svg:y="2.257cm" draw:page-number="54" presentation:class="page"/>
          <draw:frame presentation:style-name="pr3"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5" draw:text-style-name="P4" draw:layer="layout" svg:width="25.199cm" svg:height="3.506cm" svg:x="1.4cm" svg:y="0.837cm" presentation:class="title" presentation:user-transformed="true">
          <draw:text-box>
            <text:p><text:span text:style-name="T26">Wieso lassen sich die Basiszustände des antisymmetrischen Raums </text:span><text:span text:style-name="T163">ℋ</text:span><text:span text:style-name="T164">N</text:span><text:span text:style-name="T128">(-)</text:span><text:span text:style-name="T26"> als Slater-Determinante schreiben?</text:span></text:p>
          </draw:text-box>
        </draw:frame>
        <draw:frame presentation:style-name="pr4" draw:layer="layout" svg:width="25.199cm" svg:height="13.976cm" svg:x="1.4cm" svg:y="6.017cm" presentation:class="subtitle" presentation:user-transformed="true">
          <draw:text-box>
            <text:p>Der Basiszustand |<text:span text:style-name="T96">φ</text:span><text:span text:style-name="T68">α</text:span><text:span text:style-name="T97">i</text:span><text:span text:style-name="T98">⟩</text:span><text:span text:style-name="T165">(-)</text:span><text:span text:style-name="T98"> entspricht dem </text:span><text:span text:style-name="T103">antisymmetrisierten</text:span><text:span text:style-name="T98"> Basiszustand |</text:span><text:span text:style-name="T96">φ</text:span><text:span text:style-name="T68">α</text:span><text:span text:style-name="T97">i</text:span><text:span text:style-name="T98">⟩:</text:span></text:p>
            <text:p><text:span text:style-name="T98"/></text:p>
            <text:p><text:span text:style-name="T98"/></text:p>
            <text:p><text:span text:style-name="T98">Es wird also </text:span><text:span text:style-name="T103">jede</text:span><text:span text:style-name="T166"> denkbare Permutation des Zustands durchgeführt, d.h. jede denkbare Reihenfolge der Indizes (1 . . . N), wobei jeweils jede der Quantenzahlen </text:span><text:span text:style-name="T96">α</text:span><text:span text:style-name="T97">i</text:span><text:span text:style-name="T166"> genau einmal enthalten ist, und über die Permutationen addiert. Allerdings eliminieren sich manche Permutationen selbst, da sie dieselben Indizes mit derselben Quantenzahl wie andere enthalten, jedoch aufgrund unterschiedlicher Anzahl von Vertauschungen mit anderem Vorzeichen (da antisymmetrisch). Das Verhalten entspricht also der Berechnung einer Determinante (mit dem zusätzlichen Vorfaktor 1/N! )</text:span></text:p>
          </draw:text-box>
        </draw:frame>
        <draw:frame draw:style-name="gr2" draw:text-style-name="P3" draw:layer="layout" svg:width="10.794cm" svg:height="2.645cm" svg:x="8.602cm" svg:y="7.931cm">
          <text:p/>
          <draw:object xlink:href="../Slater-Determinante%20(Herleitung).odf" xlink:type="simple" xlink:show="embed" xlink:actuate="onLoad"/>
          <draw:image xlink:href="./ObjectReplacements/Object 53" xlink:type="simple" xlink:show="embed" xlink:actuate="onLoad"/>
        </draw:frame>
        <presentation:notes draw:style-name="dp2">
          <draw:page-thumbnail draw:style-name="gr1" draw:layer="layout" svg:width="14.848cm" svg:height="11.136cm" svg:x="3.075cm" svg:y="2.257cm" draw:page-number="55" presentation:class="page"/>
          <draw:frame presentation:style-name="pr6"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5" draw:layer="layout" svg:width="25.199cm" svg:height="3.506cm" svg:x="1.4cm" svg:y="0.837cm" presentation:class="title">
          <draw:text-box>
            <text:p>Wie stellt man die Basis des <text:span text:style-name="T167">ℋ</text:span><text:span text:style-name="T168">N</text:span><text:span text:style-name="T169">(</text:span><text:span text:style-name="T170">±</text:span><text:span text:style-name="T171">)</text:span><text:span text:style-name="T172"> aus (anti-)symmetrische Produktzuständen dar?</text:span></text:p>
          </draw:text-box>
        </draw:frame>
        <draw:frame presentation:style-name="pr4" draw:text-style-name="P2" draw:layer="layout" svg:width="25.199cm" svg:height="12.18cm" svg:x="1.4cm" svg:y="4.914cm" presentation:class="subtitle" presentation:placeholder="true">
          <draw:text-box/>
        </draw:frame>
        <draw:frame draw:style-name="gr2" draw:text-style-name="P3" draw:layer="layout" svg:width="18.89cm" svg:height="5.713cm" svg:x="4.554cm" svg:y="7.643cm">
          <text:p/>
          <draw:object xlink:href="../Darstellung%20der%20Basis%20des%20HN(+-)%20aus%20(anti-)symmetrischen%20Produktzuständen.odf" xlink:type="simple" xlink:show="embed" xlink:actuate="onLoad"/>
          <draw:image xlink:href="./ObjectReplacements/Object 54" xlink:type="simple" xlink:show="embed" xlink:actuate="onLoad"/>
        </draw:frame>
        <presentation:notes draw:style-name="dp2">
          <draw:page-thumbnail draw:style-name="gr1" draw:layer="layout" svg:width="14.848cm" svg:height="11.136cm" svg:x="3.075cm" svg:y="2.257cm" draw:page-number="56" presentation:class="page"/>
          <draw:frame presentation:style-name="pr6" draw:text-style-name="P8"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1" draw:layer="layout" svg:width="25.199cm" svg:height="3.506cm" svg:x="1.4cm" svg:y="0.837cm" presentation:class="title">
          <draw:text-box>
            <text:p>Wie lautet das Skalarprodukt zwischen den (anti-)symmetrisierten Basiszuständen des <text:span text:style-name="T19">ℋ</text:span><text:span text:style-name="T25">N</text:span><text:span text:style-name="T22">(</text:span><text:span text:style-name="T92">±</text:span><text:span text:style-name="T93">)</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24.275cm" svg:height="10.72cm" svg:x="1.862cm" svg:y="6.139cm">
          <text:p/>
          <draw:object xlink:href="../Skalarprodukt%20zwischen%20(anti-)symmetrischen%20Basiszuständen%20(besser%20formatiert).odf" xlink:type="simple" xlink:show="embed" xlink:actuate="onLoad"/>
          <draw:image xlink:href="./ObjectReplacements/Object 55" xlink:type="simple" xlink:show="embed" xlink:actuate="onLoad"/>
        </draw:frame>
        <presentation:notes draw:style-name="dp2">
          <draw:page-thumbnail draw:style-name="gr1" draw:layer="layout" svg:width="14.848cm" svg:height="11.136cm" svg:x="3.075cm" svg:y="2.257cm" draw:page-number="57" presentation:class="page"/>
          <draw:frame presentation:style-name="pr3" draw:text-style-name="P8"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5" draw:text-style-name="P4" draw:layer="layout" svg:width="25.199cm" svg:height="3.506cm" svg:x="1.4cm" svg:y="0.835cm" presentation:class="title" presentation:user-transformed="true">
          <draw:text-box>
            <text:p><text:span text:style-name="T26">Wie lässt sich die Observable </text:span><text:span text:style-name="T30">A</text:span><text:span text:style-name="T127">N</text:span><text:span text:style-name="T26"> durch ihre Matrixelemente in der (anti-)symmetrisierten </text:span><text:span text:style-name="T30">N</text:span><text:span text:style-name="T26">-Teilchen-Basis ausdrücken?</text:span></text:p>
          </draw:text-box>
        </draw:frame>
        <draw:frame presentation:style-name="pr4" draw:layer="layout" svg:width="25.199cm" svg:height="12.18cm" svg:x="1.4cm" svg:y="4.914cm" presentation:class="subtitle">
          <draw:text-box>
            <text:p>Durch die</text:p>
            <text:p text:style-name="P10">Vollständigkeitsrelation<text:tab/><text:tab/><text:tab/><text:tab/><text:tab/><text:tab/><text:tab/><text:tab/><text:tab/><text:tab/><text:tab/><text:tab/><text:tab/>:</text:p>
          </draw:text-box>
        </draw:frame>
        <draw:frame draw:style-name="gr2" draw:text-style-name="P3" draw:layer="layout" svg:width="15.4cm" svg:height="2.096cm" svg:x="10.199cm" svg:y="11.097cm">
          <text:p/>
          <draw:object xlink:href="../Vollständigkeitsrelation%20in%20HN(+-).odf" xlink:type="simple" xlink:show="embed" xlink:actuate="onLoad"/>
          <draw:image xlink:href="./ObjectReplacements/Object 56" xlink:type="simple" xlink:show="embed" xlink:actuate="onLoad"/>
        </draw:frame>
        <draw:frame draw:style-name="gr2" draw:text-style-name="P3" draw:layer="layout" svg:width="27cm" svg:height="3.84cm" svg:x="0.568cm" svg:y="15.432cm">
          <text:p/>
          <draw:object xlink:href="../Matrixelemente%20des%20Operators%20AN%20in%20der%20Basis%20des%20HN(+-)%20(besser%20formatiert).odf" xlink:type="simple" xlink:show="embed" xlink:actuate="onLoad"/>
          <draw:image xlink:href="./ObjectReplacements/Object 57" xlink:type="simple" xlink:show="embed" xlink:actuate="onLoad"/>
        </draw:frame>
        <draw:frame draw:style-name="gr2" draw:text-style-name="P3" draw:layer="layout" svg:width="1.12cm" svg:height="1cm" svg:x="10.867cm" svg:y="11.343cm">
          <text:p/>
          <draw:object xlink:href="../sum.odf" xlink:type="simple" xlink:show="embed" xlink:actuate="onLoad"/>
          <draw:image xlink:href="./ObjectReplacements/Object 58" xlink:type="simple" xlink:show="embed" xlink:actuate="onLoad"/>
        </draw:frame>
        <draw:frame draw:style-name="gr2" draw:text-style-name="P3" draw:layer="layout" svg:width="1.12cm" svg:height="1cm" svg:x="2.113cm" svg:y="17.243cm">
          <text:p/>
          <draw:object xlink:href="../sum.odf" xlink:type="simple" xlink:show="embed" xlink:actuate="onLoad"/>
          <draw:image xlink:href="./ObjectReplacements/Object 59" xlink:type="simple" xlink:show="embed" xlink:actuate="onLoad"/>
        </draw:frame>
        <draw:frame draw:style-name="gr2" draw:text-style-name="P3" draw:layer="layout" svg:width="1.12cm" svg:height="1cm" svg:x="4.421cm" svg:y="17.243cm">
          <text:p/>
          <draw:object xlink:href="../sum.odf" xlink:type="simple" xlink:show="embed" xlink:actuate="onLoad"/>
          <draw:image xlink:href="./ObjectReplacements/Object 60" xlink:type="simple" xlink:show="embed" xlink:actuate="onLoad"/>
        </draw:frame>
        <presentation:notes draw:style-name="dp2">
          <draw:page-thumbnail draw:style-name="gr1" draw:layer="layout" svg:width="14.848cm" svg:height="11.136cm" svg:x="3.075cm" svg:y="2.257cm" draw:page-number="58" presentation:class="page"/>
          <draw:frame presentation:style-name="pr6"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as versteht man unter der Besetzungszahl </text:span><text:span text:style-name="T41">n</text:span><text:span text:style-name="T173">α</text:span><text:span text:style-name="T174">i</text:span><text:span text:style-name="T38">? Welche Werte kann sie im </text:span><text:span text:style-name="T175">ℋ</text:span><text:span text:style-name="T174">N</text:span><text:span text:style-name="T176">(</text:span><text:span text:style-name="T86">-</text:span><text:span text:style-name="T176">)</text:span><text:span text:style-name="T38"> und welche im </text:span><text:span text:style-name="T175">ℋ</text:span><text:span text:style-name="T174">N</text:span><text:span text:style-name="T176">(</text:span><text:span text:style-name="T86">+</text:span><text:span text:style-name="T176">)</text:span><text:span text:style-name="T38"> annehmen?</text:span></text:p>
          </draw:text-box>
        </draw:frame>
        <draw:frame presentation:style-name="pr2" draw:text-style-name="P2" draw:layer="layout" svg:width="25.199cm" svg:height="12.296cm" svg:x="1.4cm" svg:y="4.856cm" presentation:class="subtitle" presentation:user-transformed="true">
          <draw:text-box>
            <text:p><text:span text:style-name="T2">Die Häufigkeit, mit welcher der Ein-Teilchen-Zustand |</text:span><text:span text:style-name="T7">φ</text:span><text:span text:style-name="T68">α</text:span><text:span text:style-name="T67">i</text:span><text:span text:style-name="T8">⟩ in dem betrachteten </text:span><text:span text:style-name="T71">N</text:span><text:span text:style-name="T8">-Teilchen-Zustand vorkommt</text:span></text:p>
            <text:p><text:span text:style-name="T8">(oder auch: die Zahl der identischen Teilchen, die sich im Ein-Teilchen-Zustand |</text:span><text:span text:style-name="T7">φ</text:span><text:span text:style-name="T68">α</text:span><text:span text:style-name="T67">i</text:span><text:span text:style-name="T8">⟩ befinden)</text:span></text:p>
            <text:p><text:span text:style-name="T8"><text:line-break/></text:span><text:span text:style-name="T8">Es gilt:</text:span></text:p>
            <text:p><text:span text:style-name="T8"/></text:p>
            <text:p><text:span text:style-name="T8"/></text:p>
            <text:p text:style-name="P13"><text:span text:style-name="T8"/></text:p>
            <text:p text:style-name="P13"><text:span text:style-name="T71"><text:tab/></text:span><text:span text:style-name="T71"><text:tab/></text:span><text:span text:style-name="T71"><text:tab/></text:span><text:span text:style-name="T71"><text:tab/></text:span><text:span text:style-name="T71"><text:tab/></text:span><text:span text:style-name="T71">n</text:span><text:span text:style-name="T68">α</text:span><text:span text:style-name="T67">i</text:span><text:span text:style-name="T8"> = 0 , 1</text:span><text:span text:style-name="T8"><text:tab/></text:span><text:span text:style-name="T8"><text:tab/></text:span><text:span text:style-name="T8"><text:tab/></text:span><text:span text:style-name="T8"><text:tab/></text:span><text:span text:style-name="T8"><text:tab/></text:span><text:span text:style-name="T8">für Zustände im </text:span><text:span text:style-name="T72">ℋ</text:span><text:span text:style-name="T177">N</text:span><text:span text:style-name="T178">(-)</text:span><text:span text:style-name="T113"> ,</text:span></text:p>
            <text:p text:style-name="P13"><text:span text:style-name="T71"><text:tab/></text:span><text:span text:style-name="T71"><text:tab/></text:span><text:span text:style-name="T71"><text:tab/></text:span><text:span text:style-name="T71"><text:tab/></text:span><text:span text:style-name="T71"><text:tab/></text:span><text:span text:style-name="T71">n</text:span><text:span text:style-name="T68">α</text:span><text:span text:style-name="T67">i</text:span><text:span text:style-name="T8"> = 0 , 1, 2, . . .</text:span><text:span text:style-name="T8"><text:tab/></text:span><text:span text:style-name="T8"><text:tab/></text:span><text:span text:style-name="T8"><text:tab/></text:span><text:span text:style-name="T8">für Zustände im </text:span><text:span text:style-name="T72">ℋ</text:span><text:span text:style-name="T177">N</text:span><text:span text:style-name="T178">(+)</text:span></text:p>
          </draw:text-box>
        </draw:frame>
        <draw:frame draw:style-name="gr2" draw:text-style-name="P3" draw:layer="layout" svg:width="4.539cm" svg:height="2.037cm" svg:x="11.73cm" svg:y="12.481cm">
          <text:p/>
          <draw:object xlink:href="../Summe%20über%20alle%20Besetzungszahlen.odf" xlink:type="simple" xlink:show="embed" xlink:actuate="onLoad"/>
          <draw:image xlink:href="./ObjectReplacements/Object 61" xlink:type="simple" xlink:show="embed" xlink:actuate="onLoad"/>
        </draw:frame>
        <presentation:notes draw:style-name="dp2">
          <draw:page-thumbnail draw:style-name="gr1" draw:layer="layout" svg:width="14.848cm" svg:height="11.136cm" svg:x="3.075cm" svg:y="2.257cm" draw:page-number="59" presentation:class="page"/>
          <draw:frame presentation:style-name="pr3" draw:layer="layout" svg:width="16.799cm" svg:height="13.364cm" svg:x="2.1cm" svg:y="14.107cm" presentation:class="notes">
            <draw:text-box>
              <text:p>Warum ist das so? Weil sich sonst ein Zustand nach einer Transposition auslöschen könnte bei Antisymmetrie?</text:p>
            </draw:text-box>
          </draw:frame>
        </presentation:notes>
      </draw:page>
      <draw:page draw:name="page60" draw:style-name="dp1" draw:master-page-name="Default" presentation:presentation-page-layout-name="AL1T0">
        <draw:frame presentation:style-name="pr1" draw:layer="layout" svg:width="25.199cm" svg:height="3.506cm" svg:x="1.4cm" svg:y="0.837cm" presentation:class="title">
          <draw:text-box>
            <text:p>Wie erhält man die Normierungskonstante um Basiszustände des <text:span text:style-name="T167">ℋ</text:span><text:span text:style-name="T25">N</text:span><text:span text:style-name="T22">(</text:span><text:span text:style-name="T92">±</text:span><text:span text:style-name="T22">)</text:span> auf 1 zu normieren?</text:p>
          </draw:text-box>
        </draw:frame>
        <draw:frame presentation:style-name="pr2" draw:text-style-name="P14" draw:layer="layout" svg:width="25.199cm" svg:height="12.18cm" svg:x="1.4cm" svg:y="4.914cm" presentation:class="subtitle" presentation:user-transformed="true">
          <draw:text-box>
            <text:p><text:span text:style-name="T179">Bei der Normierung der </text:span><text:span text:style-name="T180">N</text:span><text:span text:style-name="T179">-Teilchen-Zustände</text:span></text:p>
            <text:p><text:span text:style-name="T179"/></text:p>
            <text:p><text:span text:style-name="T179"/></text:p>
            <text:p><text:span text:style-name="T179"/></text:p>
            <text:p><text:span text:style-name="T179">fällt auf, dass aufgrund der Orthonormalität der Ein-Teilchen-Basiszustände nur Permutationen in der Summe einen Beitrag leisten, die Teilchen innerhalb der </text:span><text:span text:style-name="T180">n</text:span><text:span text:style-name="T68">α</text:span><text:span text:style-name="T181">i</text:span><text:span text:style-name="T182"> gleichen Ein-Teilchen-Zustände austauschen (also innerhalb der </text:span><text:span text:style-name="T183">n</text:span><text:span text:style-name="T68">α</text:span><text:span text:style-name="T184">1</text:span><text:span text:style-name="T182"> gleichen, der </text:span><text:span text:style-name="T183">n</text:span><text:span text:style-name="T68">α</text:span><text:span text:style-name="T184">2</text:span><text:span text:style-name="T182"> gleichen usw., somit insgesamt </text:span><text:span text:style-name="T183">n</text:span><text:span text:style-name="T68">α</text:span><text:span text:style-name="T184">1</text:span><text:span text:style-name="T182">! </text:span><text:span text:style-name="T185">· </text:span><text:span text:style-name="T183">n</text:span><text:span text:style-name="T68">α</text:span><text:span text:style-name="T184">2</text:span><text:span text:style-name="T182">! </text:span><text:span text:style-name="T185">· </text:span><text:span text:style-name="T182">. . . </text:span><text:span text:style-name="T185">·</text:span><text:span text:style-name="T182"> </text:span><text:span text:style-name="T183">n</text:span><text:span text:style-name="T68">α</text:span><text:span text:style-name="T184">N</text:span><text:span text:style-name="T182">! mögliche Permutationen). Für antisymmetrisierte Zustände ist nur </text:span><text:span text:style-name="T183">n</text:span><text:span text:style-name="T68">α</text:span><text:span text:style-name="T181">i</text:span><text:span text:style-name="T182"> = 0, 1 zugelassen. Jeder dieser Summanden ist gleich 1:</text:span></text:p>
          </draw:text-box>
        </draw:frame>
        <draw:frame draw:style-name="gr2" draw:text-style-name="P3" draw:layer="layout" svg:width="15.29cm" svg:height="3cm" svg:x="5.451cm" svg:y="6.913cm">
          <text:p/>
          <draw:object xlink:href="../Normierung%20der%20(anti-)symmetrischen%20Basiszustände.odf" xlink:type="simple" xlink:show="embed" xlink:actuate="onLoad"/>
          <draw:image xlink:href="./ObjectReplacements/Object 62" xlink:type="simple" xlink:show="embed" xlink:actuate="onLoad"/>
        </draw:frame>
        <draw:frame draw:style-name="gr2" draw:text-style-name="P3" draw:layer="layout" svg:width="11.08cm" svg:height="4.44cm" svg:x="9.183cm" svg:y="15.968cm">
          <text:p/>
          <draw:object xlink:href="../Normierungskonstante%20zur%20Normierung%20der%20(anti-)symmetrischen%20Basiszustände%20auf%201.odf" xlink:type="simple" xlink:show="embed" xlink:actuate="onLoad"/>
          <draw:image xlink:href="./ObjectReplacements/Object 63" xlink:type="simple" xlink:show="embed" xlink:actuate="onLoad"/>
        </draw:frame>
        <presentation:notes draw:style-name="dp2">
          <draw:page-thumbnail draw:style-name="gr1" draw:layer="layout" svg:width="14.848cm" svg:height="11.136cm" svg:x="3.075cm" svg:y="2.257cm" draw:page-number="60" presentation:class="page"/>
          <draw:frame presentation:style-name="pr3"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draw:text-box>
            <text:p>Was versteht man unter der Besetzungszahldarstellung?</text:p>
          </draw:text-box>
        </draw:frame>
        <draw:frame presentation:style-name="pr2" draw:text-style-name="P2" draw:layer="layout" svg:width="25.199cm" svg:height="12.18cm" svg:x="1.4cm" svg:y="4.914cm" presentation:class="subtitle">
          <draw:text-box>
            <text:p>In dem nicht-symmetrisierten, direkten Produkt |<text:span text:style-name="T96">φ</text:span><text:span text:style-name="T68">α</text:span><text:span text:style-name="T97">1</text:span><text:span text:style-name="T98"> . . . </text:span><text:span text:style-name="T96">φ</text:span><text:span text:style-name="T68">α</text:span><text:span text:style-name="T97">N</text:span><text:span text:style-name="T98">⟩ ist die Reihenfolge der Ein-Teilchen-Zustände prinzipiell beliebig. </text:span><text:span text:style-name="T103">Sie muss nur einmal, und dann für immer, fest vorgegeben sein</text:span><text:span text:style-name="T98">.</text:span></text:p>
            <text:p><text:span text:style-name="T98"/></text:p>
            <text:p><text:span text:style-name="T98">Nimmt man also zuerst die </text:span><text:span text:style-name="T103">n</text:span><text:span text:style-name="T68">α</text:span><text:span text:style-name="T186">1</text:span><text:span text:style-name="T98"> Zustände |</text:span><text:span text:style-name="T96">φ</text:span><text:span text:style-name="T68">α</text:span><text:span text:style-name="T97">1</text:span><text:span text:style-name="T98">⟩, dann die </text:span><text:span text:style-name="T103">n</text:span><text:span text:style-name="T68">α</text:span><text:span text:style-name="T187">2</text:span><text:span text:style-name="T98"> Zustände </text:span></text:p>
            <text:p><text:span text:style-name="T98">|</text:span><text:span text:style-name="T96">φ</text:span><text:span text:style-name="T68">α</text:span><text:span text:style-name="T187">2</text:span><text:span text:style-name="T98">⟩ und so weiter, so definieren die Besetzungszahlen eindeutig den Zustand:</text:span></text:p>
          </draw:text-box>
        </draw:frame>
        <draw:frame draw:style-name="gr2" draw:text-style-name="P3" draw:layer="layout" svg:width="22.222cm" svg:height="5.472cm" svg:x="2.888cm" svg:y="14.763cm">
          <text:p/>
          <draw:object xlink:href="../Besetzungszahldarstellung.odf" xlink:type="simple" xlink:show="embed" xlink:actuate="onLoad"/>
          <draw:image xlink:href="./ObjectReplacements/Object 64" xlink:type="simple" xlink:show="embed" xlink:actuate="onLoad"/>
        </draw:frame>
        <presentation:notes draw:style-name="dp2">
          <draw:page-thumbnail draw:style-name="gr1"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0">
        <draw:frame presentation:style-name="pr5" draw:text-style-name="P5" draw:layer="layout" svg:width="25.199cm" svg:height="3.506cm" svg:x="1.4cm" svg:y="0.837cm" presentation:class="title" presentation:user-transformed="true">
          <draw:text-box>
            <text:p><text:span text:style-name="T34">Wie heißen Zustände in Besetzungszahldarstellung und was ist bei ihnen zu beachten?</text:span></text:p>
          </draw:text-box>
        </draw:frame>
        <draw:frame presentation:style-name="pr4" draw:layer="layout" svg:width="25.199cm" svg:height="12.18cm" svg:x="1.4cm" svg:y="4.914cm" presentation:class="subtitle">
          <draw:text-box>
            <text:p>Man nennt Zustände in Besetzungszahldarstellung <text:span text:style-name="T188">Fock-Zustände</text:span>.</text:p>
            <text:p/>
            <text:p>Zu beachten ist, dass in dem ket-Symbol <text:span text:style-name="T188">alle</text:span> Besetzungszahlen angegeben werden, unbesetzte Ein-Teilchen-Zustände müssen durch <text:span text:style-name="T19">n</text:span><text:span text:style-name="T189">α</text:span><text:span text:style-name="T98"> = 0 gekennzeichnet werden.</text:span></text:p>
          </draw:text-box>
        </draw:frame>
        <presentation:notes draw:style-name="dp2">
          <draw:page-thumbnail draw:style-name="gr1" draw:layer="layout" svg:width="14.848cm" svg:height="11.136cm" svg:x="3.075cm" svg:y="2.257cm" draw:page-number="62" presentation:class="page"/>
          <draw:frame presentation:style-name="pr6"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1" draw:text-style-name="P7" draw:layer="layout" svg:width="25.199cm" svg:height="3.511cm" svg:x="1.4cm" svg:y="0.835cm" presentation:class="title" presentation:user-transformed="true">
          <draw:text-box>
            <text:p><text:span text:style-name="T58">Welcher Teilchentyp wird im Hilbert-Raum </text:span><text:span text:style-name="T190">ℋ</text:span><text:span text:style-name="T60">N</text:span><text:span text:style-name="T135">(</text:span><text:span text:style-name="T136">+</text:span><text:span text:style-name="T137">)</text:span><text:span text:style-name="T58">, welcher im Hilbert-Raum </text:span><text:span text:style-name="T190">ℋ</text:span><text:span text:style-name="T60">N</text:span><text:span text:style-name="T135">(</text:span><text:span text:style-name="T136">-</text:span><text:span text:style-name="T137">)</text:span><text:span text:style-name="T58"> beschrieben?</text:span></text:p>
          </draw:text-box>
        </draw:frame>
        <draw:frame presentation:style-name="pr2" draw:text-style-name="P2" draw:layer="layout" svg:width="25.199cm" svg:height="12.18cm" svg:x="1.4cm" svg:y="4.914cm" presentation:class="subtitle">
          <draw:text-box>
            <text:p><text:span text:style-name="T2">Im Raum der total symmetrischen Zustände identischer Teilchen </text:span><text:span text:style-name="T72">ℋ</text:span><text:span text:style-name="T6">N</text:span><text:span text:style-name="T20">(+)</text:span><text:span text:style-name="T2"> werden Teilchen mit </text:span><text:span text:style-name="T5">ganzzahligem</text:span><text:span text:style-name="T2"> Spin (S = 0, 1, 2, . . .) beschrieben, sogenannte </text:span><text:span text:style-name="T75">Bosonen</text:span><text:span text:style-name="T2">.</text:span></text:p>
            <text:p><text:span text:style-name="T2"/></text:p>
            <text:p><text:span text:style-name="T2"/></text:p>
            <text:p><text:span text:style-name="T2">Im Raum der total </text:span><text:span text:style-name="T3">anti</text:span><text:span text:style-name="T2">symmetrischen Zustände identischer Teilchen </text:span><text:span text:style-name="T72">ℋ</text:span><text:span text:style-name="T6">N</text:span><text:span text:style-name="T20">(-)</text:span><text:span text:style-name="T2"> werden Teilchen mit </text:span><text:span text:style-name="T3">halbzahligem</text:span><text:span text:style-name="T2"> Spin (S = </text:span><text:span text:style-name="T10">½</text:span><text:span text:style-name="T2">, 1</text:span><text:span text:style-name="T10">½</text:span><text:span text:style-name="T2">, 2</text:span><text:span text:style-name="T10">½</text:span><text:span text:style-name="T2">, . . .) beschrieben, sogenannte </text:span><text:span text:style-name="T75">Fermionen</text:span><text:span text:style-name="T2">.</text:span></text:p>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draw:frame presentation:style-name="pr1" draw:layer="layout" svg:width="25.199cm" svg:height="3.506cm" svg:x="1.4cm" svg:y="0.837cm" presentation:class="title">
          <draw:text-box>
            <text:p>Welche Aussage macht der Spin-Statistik-Zusammenhang?</text:p>
          </draw:text-box>
        </draw:frame>
        <draw:frame presentation:style-name="pr2" draw:text-style-name="P2" draw:layer="layout" svg:width="25.199cm" svg:height="12.18cm" svg:x="1.4cm" svg:y="4.914cm" presentation:class="subtitle">
          <draw:text-box>
            <text:p><text:span text:style-name="T2">Der Teilchenspin bestimmt, welcher Teilraum (symmetrisch oder antisymmetrisch) für ein System identischer Teilchen zuständig ist.</text:span></text:p>
          </draw:text-box>
        </draw:frame>
        <presentation:notes draw:style-name="dp2">
          <draw:page-thumbnail draw:style-name="gr1" draw:layer="layout" svg:width="14.848cm" svg:height="11.136cm" svg:x="3.075cm" svg:y="2.257cm" draw:page-number="64" presentation:class="page"/>
          <draw:frame presentation:style-name="pr3"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1" draw:layer="layout" svg:width="25.199cm" svg:height="3.506cm" svg:x="1.4cm" svg:y="0.837cm" presentation:class="title">
          <draw:text-box>
            <text:p>Was sind Bosonen, was sind Fermionen?</text:p>
          </draw:text-box>
        </draw:frame>
        <draw:frame presentation:style-name="pr2" draw:text-style-name="P2" draw:layer="layout" svg:width="25.199cm" svg:height="12.18cm" svg:x="1.4cm" svg:y="4.914cm" presentation:class="subtitle">
          <draw:text-box>
            <text:p><text:span text:style-name="T2">Bosonen sind Teilchen mit ganzzahligem Spin, wie beispielsweise:</text:span></text:p>
            <text:p><text:span text:style-name="T10">π</text:span><text:span text:style-name="T8">-Mesonen, Photonen, Phononen, Magnonen, </text:span><text:span text:style-name="T10">α</text:span><text:span text:style-name="T8">-Teilchen</text:span></text:p>
            <text:p><text:span text:style-name="T8"/></text:p>
            <text:p><text:span text:style-name="T8">Bosonen sind Teilchen mit halbzahligem Spin, wie beispielsweise:</text:span></text:p>
            <text:p><text:span text:style-name="T191">Elektronen, Positronen, Neutronen, Protonen</text:span></text:p>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1" draw:layer="layout" svg:width="25.199cm" svg:height="3.506cm" svg:x="1.4cm" svg:y="0.837cm" presentation:class="title">
          <draw:text-box>
            <text:p>Auf welchen Teilchentyp bezieht sich das Pauli-Prinzip?</text:p>
          </draw:text-box>
        </draw:frame>
        <draw:frame presentation:style-name="pr2" draw:text-style-name="P2" draw:layer="layout" svg:width="25.199cm" svg:height="12.18cm" svg:x="1.4cm" svg:y="4.914cm" presentation:class="subtitle">
          <draw:text-box>
            <text:p><text:span text:style-name="T2">Auf Fermionen</text:span></text:p>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draw:frame presentation:style-name="pr5" draw:layer="layout" svg:width="25.199cm" svg:height="3.506cm" svg:x="1.4cm" svg:y="0.837cm" presentation:class="title">
          <draw:text-box>
            <text:p>Was besagt das Pauli-Prinzip?</text:p>
          </draw:text-box>
        </draw:frame>
        <draw:frame presentation:style-name="pr4" draw:layer="layout" svg:width="25.199cm" svg:height="12.18cm" svg:x="1.4cm" svg:y="4.914cm" presentation:class="subtitle">
          <draw:text-box>
            <text:p>In einem System von identischen Fermionen können bei einer Messung nie zwei Teilchen in allen Quantenzahlen übereinstimmen!</text:p>
          </draw:text-box>
        </draw:frame>
        <presentation:notes draw:style-name="dp2">
          <draw:page-thumbnail draw:style-name="gr1" draw:layer="layout" svg:width="14.848cm" svg:height="11.136cm" svg:x="3.075cm" svg:y="2.257cm" draw:page-number="67" presentation:class="page"/>
          <draw:frame presentation:style-name="pr6" draw:layer="layout" svg:width="16.799cm" svg:height="13.364cm" svg:x="2.1cm" svg:y="14.107cm" presentation:class="notes" presentation:placeholder="true">
            <draw:text-box/>
          </draw:frame>
        </presentation:notes>
      </draw:page>
      <draw:page draw:name="page68" draw:style-name="dp3" draw:master-page-name="Default" presentation:presentation-page-layout-name="AL1T0">
        <draw:frame presentation:style-name="pr5" draw:layer="layout" svg:width="25.199cm" svg:height="3.506cm" svg:x="1.4cm" svg:y="0.837cm" presentation:class="title">
          <draw:text-box>
            <text:p>Wo sieht man das Pauli-Prinzip realisiert?</text:p>
          </draw:text-box>
        </draw:frame>
        <draw:frame presentation:style-name="pr4" draw:layer="layout" svg:width="25.199cm" svg:height="12.18cm" svg:x="1.4cm" svg:y="4.914cm" presentation:class="subtitle">
          <draw:text-box>
            <text:p>In der Slater-Determinante: diese wird Null sobald ein Zustand mit gleichen Quantenzahlen mehr als einmal vorkommt (ein solcher antisymmetrischer Produktzustand existiert nicht)</text:p>
          </draw:text-box>
        </draw:frame>
        <presentation:notes draw:style-name="dp2">
          <draw:page-thumbnail draw:style-name="gr1" draw:layer="layout" svg:width="14.848cm" svg:height="11.136cm" svg:x="3.075cm" svg:y="2.257cm" draw:page-number="68" presentation:class="page"/>
          <draw:frame presentation:style-name="pr6"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draw:frame presentation:style-name="pr1" draw:text-style-name="P1" draw:layer="layout" svg:width="25.199cm" svg:height="3.506cm" svg:x="1.4cm" svg:y="0.834cm" presentation:class="title" presentation:user-transformed="true">
          <draw:text-box>
            <text:p><text:span text:style-name="T1">Können sich die zwei Elektronen von zwei Wasserstoffatomen, das eine hier auf der Erde, das andere auf dem Mond, gleichzeitig mit parallelem Spin im Grundzustand befinden?</text:span></text:p>
          </draw:text-box>
        </draw:frame>
        <draw:frame presentation:style-name="pr2" draw:text-style-name="P2" draw:layer="layout" svg:width="25.199cm" svg:height="12.18cm" svg:x="1.4cm" svg:y="4.914cm" presentation:class="subtitle">
          <draw:text-box>
            <text:p><text:span text:style-name="T2">Ja,</text:span></text:p>
            <text:p><text:span text:style-name="T2"><text:s/></text:span><text:span text:style-name="T2">da die Wellenfunktionen und insbesondere ihre Betragsquadrate exponentiell mit dem Abstand vom Kernzentrum abfallen, der Überlapp wird daher unmessbar klein. Die Ein-Teilchen-Zustände sind quasi orthogonal.</text:span></text:p>
          </draw:text-box>
        </draw:frame>
        <presentation:notes draw:style-name="dp2">
          <draw:page-thumbnail draw:style-name="gr1" draw:layer="layout" svg:width="14.848cm" svg:height="11.136cm" svg:x="3.075cm" svg:y="2.257cm" draw:page-number="69" presentation:class="page"/>
          <draw:frame presentation:style-name="pr3"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58">Welche Hilbert-Räume werden durch den Erzeugungsoperator </text:span><text:span text:style-name="T59">a</text:span><text:span text:style-name="T60">α</text:span><text:span text:style-name="T192">†</text:span><text:span text:style-name="T58"> miteinander verknüpft?</text:span></text:p>
          </draw:text-box>
        </draw:frame>
        <draw:frame presentation:style-name="pr2" draw:text-style-name="P2" draw:layer="layout" svg:width="25.199cm" svg:height="12.18cm" svg:x="1.4cm" svg:y="4.914cm" presentation:class="subtitle" presentation:user-transformed="true">
          <draw:text-box>
            <text:p><text:span text:style-name="T2">Hilberträume zur verschiedenen </text:span><text:span text:style-name="T3">Teilchenzahlen</text:span><text:span text:style-name="T2">:</text:span></text:p>
            <text:p><text:span text:style-name="T2"/></text:p>
            <text:p><text:span text:style-name="T3">a</text:span><text:span text:style-name="T69">†</text:span><text:span text:style-name="T32">α</text:span><text:span text:style-name="T8"> :  </text:span><text:span text:style-name="T72">ℋ</text:span><text:span text:style-name="T67">N</text:span><text:span text:style-name="T9">(</text:span><text:span text:style-name="T69">±)</text:span><text:span text:style-name="T94"> → </text:span><text:span text:style-name="T193">ℋ</text:span><text:span text:style-name="T67">N+1</text:span><text:span text:style-name="T9">(</text:span><text:span text:style-name="T69">±)</text:span></text:p>
          </draw:text-box>
        </draw:frame>
        <presentation:notes draw:style-name="dp2">
          <draw:page-thumbnail draw:style-name="gr1" draw:layer="layout" svg:width="14.848cm" svg:height="11.136cm" svg:x="3.075cm" svg:y="2.257cm" draw:page-number="70" presentation:class="page"/>
          <draw:frame presentation:style-name="pr3"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1" draw:text-style-name="P1" draw:layer="layout" svg:width="25.199cm" svg:height="3.555cm" svg:x="1.4cm" svg:y="0.808cm" presentation:class="title" presentation:user-transformed="true">
          <draw:text-box>
            <text:p><text:span text:style-name="T1">Auf welche Weise lässt sich der (anti-)symmetrisierte </text:span><text:span text:style-name="T12">N</text:span><text:span text:style-name="T1">-Teilchen-Zustand |</text:span><text:span text:style-name="T107">φ</text:span><text:span text:style-name="T194">α</text:span><text:span text:style-name="T195">1</text:span><text:span text:style-name="T15"> . . . </text:span><text:span text:style-name="T107">φ</text:span><text:span text:style-name="T194">α</text:span><text:span text:style-name="T196">N</text:span><text:span text:style-name="T15">⟩</text:span><text:span text:style-name="T110">(±)</text:span><text:span text:style-name="T1"> mit Hilfe von Erzeugungsoperatoren aus dem Vakuumzustand |0</text:span><text:span text:style-name="T15">⟩</text:span><text:span text:style-name="T1"> erzeugen?</text:span></text:p>
          </draw:text-box>
        </draw:frame>
        <draw:frame presentation:style-name="pr2" draw:text-style-name="P2" draw:layer="layout" svg:width="25.199cm" svg:height="12.18cm" svg:x="1.4cm" svg:y="4.914cm" presentation:class="subtitle">
          <draw:text-box>
            <text:p><text:span text:style-name="T2">Durch wiederholte Anwendung des Erzeugungsoperators </text:span><text:span text:style-name="T3">a</text:span><text:span text:style-name="T69">†</text:span><text:span text:style-name="T32">α</text:span><text:span text:style-name="T8"> :</text:span></text:p>
            <text:p><text:span text:style-name="T8"/></text:p>
            <text:p><text:span text:style-name="T8"/></text:p>
            <text:p><text:span text:style-name="T8"/></text:p>
            <text:p><text:span text:style-name="T8"/></text:p>
          </draw:text-box>
        </draw:frame>
        <draw:frame draw:style-name="gr2" draw:text-style-name="P3" draw:layer="layout" svg:width="18.353cm" svg:height="10.094cm" svg:x="4.823cm" svg:y="9.752cm">
          <text:p/>
          <draw:object xlink:href="../Wirkungsweise%20des%20Erzeugungsoperators%20(vervollständigt%20und%20mit%20Dagger%20statt%20+).odf" xlink:type="simple" xlink:show="embed" xlink:actuate="onLoad"/>
          <draw:image xlink:href="./ObjectReplacements/Object 65" xlink:type="simple" xlink:show="embed" xlink:actuate="onLoad"/>
        </draw:frame>
        <presentation:notes draw:style-name="dp2">
          <draw:page-thumbnail draw:style-name="gr1" draw:layer="layout" svg:width="14.848cm" svg:height="11.136cm" svg:x="3.075cm" svg:y="2.257cm" draw:page-number="71" presentation:class="page"/>
          <draw:frame presentation:style-name="pr3"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ie lautet die fundamentale Vertauschungsrelation für Erzeugungsoperatoren von Bosonen bzw. Fermionen?</text:span></text:p>
          </draw:text-box>
        </draw:frame>
        <draw:frame presentation:style-name="pr2" draw:text-style-name="P2" draw:layer="layout" svg:width="25.199cm" svg:height="13.714cm" svg:x="1.4cm" svg:y="4.148cm" presentation:class="subtitle" presentation:user-transformed="true">
          <draw:text-box>
            <text:p><text:span text:style-name="T2"/></text:p>
            <text:p><text:span text:style-name="T2">Vertauschung zweier nebeneinander stehender Ein-Teilchen-Symbole im </text:span><text:span text:style-name="T3">N</text:span><text:span text:style-name="T2">-Teilchen-ket-Vektor ändert für den antisymmetrisierten Zustand das Vorzeichen. Aus</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folgt durch Subtraktion (oberes Zeichen gilt in </text:span><text:span text:style-name="T72">ℋ</text:span><text:span text:style-name="T177">N</text:span><text:span text:style-name="T20">(+)</text:span><text:span text:style-name="T2">, unteres in </text:span><text:span text:style-name="T72">ℋ</text:span><text:span text:style-name="T177">N</text:span><text:span text:style-name="T20">(-)</text:span><text:span text:style-name="T62">):</text:span></text:p>
          </draw:text-box>
        </draw:frame>
        <draw:frame draw:style-name="gr2" draw:text-style-name="P3" draw:layer="layout" svg:width="22.349cm" svg:height="7.223cm" svg:x="2.825cm" svg:y="8.888cm">
          <text:p/>
          <draw:object xlink:href="../Vertauschungsverhalten%20des%20Erzeugungsoperators%20(mit%20Dagger%20statt%20+).odf" xlink:type="simple" xlink:show="embed" xlink:actuate="onLoad"/>
          <draw:image xlink:href="./ObjectReplacements/Object 66" xlink:type="simple" xlink:show="embed" xlink:actuate="onLoad"/>
        </draw:frame>
        <draw:frame draw:style-name="gr2" draw:text-style-name="P3" draw:layer="layout" svg:width="14.492cm" svg:height="3.226cm" svg:x="6.753cm" svg:y="17.686cm">
          <text:p/>
          <draw:object xlink:href="../Vertauschungsrelation%20(Kommutator%20bzw%20Antikommutator)%20des%20Erzeugungsoperators%20(mit%20Dagger%20statt%20+%20und%20korrigiert).odf" xlink:type="simple" xlink:show="embed" xlink:actuate="onLoad"/>
          <draw:image xlink:href="./ObjectReplacements/Object 67" xlink:type="simple" xlink:show="embed" xlink:actuate="onLoad"/>
        </draw:frame>
        <presentation:notes draw:style-name="dp2">
          <draw:page-thumbnail draw:style-name="gr1" draw:layer="layout" svg:width="14.848cm" svg:height="11.136cm" svg:x="3.075cm" svg:y="2.257cm" draw:page-number="72" presentation:class="page"/>
          <draw:frame presentation:style-name="pr3"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draw:frame presentation:style-name="pr5" draw:layer="layout" svg:width="25.199cm" svg:height="3.506cm" svg:x="1.4cm" svg:y="0.837cm" presentation:class="title">
          <draw:text-box>
            <text:p>Was unterscheidet Erzeugungsoperatoren für Bosonen von denen für Fermionen?</text:p>
          </draw:text-box>
        </draw:frame>
        <draw:frame presentation:style-name="pr4" draw:layer="layout" svg:width="25.199cm" svg:height="12.18cm" svg:x="1.4cm" svg:y="4.914cm" presentation:class="subtitle" presentation:user-transformed="true">
          <draw:text-box>
            <text:p>Erzeugungsoperatoren für Bosonen kommutieren, Erzeugungsoperatoren für Fermionen antikommutieren!</text:p>
          </draw:text-box>
        </draw:frame>
        <presentation:notes draw:style-name="dp2">
          <draw:page-thumbnail draw:style-name="gr1" draw:layer="layout" svg:width="14.848cm" svg:height="11.136cm" svg:x="3.075cm" svg:y="2.257cm" draw:page-number="73" presentation:class="page"/>
          <draw:frame presentation:style-name="pr6"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0">
        <draw:frame presentation:style-name="pr1" draw:layer="layout" svg:width="25.199cm" svg:height="3.506cm" svg:x="1.4cm" svg:y="0.837cm" presentation:class="title">
          <draw:text-box>
            <text:p>Welche Bedeutung und Funktionsweise besitzt der Vernichtungsoperator?</text:p>
          </draw:text-box>
        </draw:frame>
        <draw:frame presentation:style-name="pr2" draw:text-style-name="P2" draw:layer="layout" svg:width="25.199cm" svg:height="12.18cm" svg:x="1.4cm" svg:y="4.914cm" presentation:class="subtitle">
          <draw:text-box>
            <text:p text:style-name="P2">Er ist das Adjungierte des Erzeugungsoperators:</text:p>
            <text:p text:style-name="P2"><text:span text:style-name="T19">a</text:span><text:span text:style-name="T68">φ</text:span><text:span text:style-name="T189">α</text:span><text:span text:style-name="T98"> </text:span><text:span text:style-name="T197">≡</text:span><text:span text:style-name="T98"> (</text:span><text:span text:style-name="T103">a</text:span><text:span text:style-name="T68">φ</text:span><text:span text:style-name="T189">α</text:span><text:span text:style-name="T101">†</text:span><text:span text:style-name="T106">)</text:span><text:span text:style-name="T101">† </text:span><text:span text:style-name="T106">⟺ </text:span><text:span text:style-name="T102">a</text:span><text:span text:style-name="T189">α</text:span><text:span text:style-name="T99"> </text:span><text:span text:style-name="T106">≡</text:span><text:span text:style-name="T99"> (</text:span><text:span text:style-name="T100">a</text:span><text:span text:style-name="T189">α</text:span><text:span text:style-name="T101">†</text:span><text:span text:style-name="T106">)</text:span><text:span text:style-name="T101">†</text:span><text:span text:style-name="T106"> </text:span></text:p>
          </draw:text-box>
        </draw:frame>
        <draw:frame draw:style-name="gr2" draw:text-style-name="P3" draw:layer="layout" svg:width="18.318cm" svg:height="7.318cm" svg:x="4.84cm" svg:y="12.84cm">
          <text:p/>
          <draw:object xlink:href="../Wirkungsweise%20des%20Vernichtungsoperators%20(besser%20formatiert).odf" xlink:type="simple" xlink:show="embed" xlink:actuate="onLoad"/>
          <draw:image xlink:href="./ObjectReplacements/Object 68" xlink:type="simple" xlink:show="embed" xlink:actuate="onLoad"/>
        </draw:frame>
        <presentation:notes draw:style-name="dp2">
          <draw:page-thumbnail draw:style-name="gr1" draw:layer="layout" svg:width="14.848cm" svg:height="11.136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0">
        <draw:frame presentation:style-name="pr1" draw:text-style-name="P11" draw:layer="layout" svg:width="25.199cm" svg:height="3.506cm" svg:x="1.4cm" svg:y="0.837cm" presentation:class="title" presentation:user-transformed="true">
          <draw:text-box>
            <text:p><text:span text:style-name="T115">Was ergibt die Anwendung des Vernichters </text:span><text:span text:style-name="T116">a</text:span><text:span text:style-name="T117">γ</text:span><text:span text:style-name="T115"> auf einen </text:span><text:span text:style-name="T116">N</text:span><text:span text:style-name="T115">-Teilchen-Zustand, in dem der Ein-Teilchen-Zustand |</text:span><text:span text:style-name="T198">φ</text:span><text:span text:style-name="T117">γ</text:span><text:span text:style-name="T115">⟩ gar nicht vorkommt?</text:span></text:p>
          </draw:text-box>
        </draw:frame>
        <draw:frame presentation:style-name="pr2" draw:text-style-name="P2" draw:layer="layout" svg:width="25.199cm" svg:height="12.18cm" svg:x="1.4cm" svg:y="4.914cm" presentation:class="subtitle">
          <draw:text-box>
            <text:p text:style-name="P2">Aus der Wirkung von <text:span text:style-name="T19">a</text:span><text:span text:style-name="T189">ϒ</text:span><text:span text:style-name="T197"> auf den ket-Vektor erkennt man, dass aus allen möglichen Zustandsvektoren nur dieser übrigbleibt, welcher </text:span><text:span text:style-name="T96">φ</text:span><text:span text:style-name="T189">ϒ</text:span><text:span text:style-name="T197"> </text:span><text:span text:style-name="T96">enthielt</text:span><text:span text:style-name="T197">. Gibt es keinen derartigen Vektor, so bleibt auch keiner übrig:</text:span></text:p>
            <text:p text:style-name="P2"><text:span text:style-name="T197">der Zustand |</text:span><text:span text:style-name="T96">φ</text:span><text:span text:style-name="T68">α</text:span><text:span text:style-name="T186">1</text:span><text:span text:style-name="T197"> . . . </text:span><text:span text:style-name="T96">φ</text:span><text:span text:style-name="T68">α</text:span><text:span text:style-name="T187">N</text:span><text:span text:style-name="T197">⟩</text:span><text:span text:style-name="T199">(±</text:span><text:span text:style-name="T199">)</text:span><text:span text:style-name="T197"> verschwindet.</text:span></text:p>
            <text:p text:style-name="P2"><text:span text:style-name="T197"/></text:p>
            <text:p text:style-name="P2"><text:span text:style-name="T197"/></text:p>
            <text:p text:style-name="P2"><text:span text:style-name="T197"/></text:p>
            <text:p text:style-name="P2"><text:span text:style-name="T197"/></text:p>
            <text:p text:style-name="P2"><text:span text:style-name="T197"/></text:p>
            <text:p text:style-name="P2"><text:span text:style-name="T197"/></text:p>
            <text:p text:style-name="P2"><text:span text:style-name="T197"/></text:p>
          </draw:text-box>
        </draw:frame>
        <draw:frame draw:style-name="gr2" draw:text-style-name="P3" draw:layer="layout" svg:width="21.148cm" svg:height="8.07cm" svg:x="3.425cm" svg:y="10.464cm">
          <text:p/>
          <draw:object xlink:href="../Wirkung%20des%20Vernichtungsoperators%20auf%20den%20ket-Zustand%20(besser%20formatiert).odf" xlink:type="simple" xlink:show="embed" xlink:actuate="onLoad"/>
          <draw:image xlink:href="./ObjectReplacements/Object 69" xlink:type="simple" xlink:show="embed" xlink:actuate="onLoad"/>
        </draw:frame>
        <presentation:notes draw:style-name="dp2">
          <draw:page-thumbnail draw:style-name="gr1" draw:layer="layout" svg:width="14.848cm" svg:height="11.136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Wie lautet die fundamentale Vertauschungsrelation für Vernichtungsoperatoren?</text:span></text:p>
          </draw:text-box>
        </draw:frame>
        <draw:frame presentation:style-name="pr2" draw:text-style-name="P2" draw:layer="layout" svg:width="25.199cm" svg:height="12.18cm" svg:x="1.4cm" svg:y="4.914cm" presentation:class="subtitle">
          <draw:text-box>
            <text:p text:style-name="P2">Identisch zu der von Erzeugungsoperatoren:</text:p>
            <text:p text:style-name="P2">sie kommutieren im Fall von Bosonen und antikommutieren im Fall von Fermionen</text:p>
          </draw:text-box>
        </draw:frame>
        <draw:frame draw:style-name="gr2" draw:text-style-name="P3" draw:layer="layout" svg:width="14.492cm" svg:height="3.061cm" svg:x="6.753cm" svg:y="12.969cm">
          <text:p/>
          <draw:object xlink:href="../Vertauschungsrelation%20(Kommutator%20bzw%20Antikommutator)%20des%20Vernichtungsoperators.odf" xlink:type="simple" xlink:show="embed" xlink:actuate="onLoad"/>
          <draw:image xlink:href="./ObjectReplacements/Object 70" xlink:type="simple" xlink:show="embed" xlink:actuate="onLoad"/>
        </draw:frame>
        <presentation:notes draw:style-name="dp2">
          <draw:page-thumbnail draw:style-name="gr1" draw:layer="layout" svg:width="14.848cm" svg:height="11.136cm" svg:x="3.075cm" svg:y="2.257cm" draw:page-number="76" presentation:class="page"/>
          <draw:frame presentation:style-name="pr3"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0">
        <draw:frame presentation:style-name="pr1" draw:layer="layout" svg:width="25.199cm" svg:height="3.506cm" svg:x="1.4cm" svg:y="0.837cm" presentation:class="title">
          <draw:text-box>
            <text:p>Welche Vertauschungsrelation gilt zwischen Erzeugungs- und Vernichtungsoperatore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21.121cm" svg:height="3.487cm" svg:x="3.439cm" svg:y="8.756cm">
          <text:p/>
          <draw:object xlink:href="../Kommutator%20zwischen%20Erzeugungs-%20und%20Vernichtungsoperator.odf" xlink:type="simple" xlink:show="embed" xlink:actuate="onLoad"/>
          <draw:image xlink:href="./ObjectReplacements/Object 71" xlink:type="simple" xlink:show="embed" xlink:actuate="onLoad"/>
        </draw:frame>
        <presentation:notes draw:style-name="dp2">
          <draw:page-thumbnail draw:style-name="gr1" draw:layer="layout" svg:width="14.848cm" svg:height="11.136cm" svg:x="3.075cm" svg:y="2.257cm" draw:page-number="77" presentation:class="page"/>
          <draw:frame presentation:style-name="pr3" draw:layer="layout" svg:width="16.799cm" svg:height="13.364cm" svg:x="2.1cm" svg:y="14.107cm" presentation:class="notes" presentation:placeholder="true">
            <draw:text-box/>
          </draw:frame>
        </presentation:notes>
      </draw:page>
      <draw:page draw:name="page78" draw:style-name="dp1" draw:master-page-name="Default" presentation:presentation-page-layout-name="AL1T0">
        <draw:frame presentation:style-name="pr1" draw:text-style-name="P1" draw:layer="layout" svg:width="25.199cm" svg:height="3.506cm" svg:x="1.4cm" svg:y="0.832cm" presentation:class="title" presentation:user-transformed="true">
          <draw:text-box>
            <text:p><text:span text:style-name="T1">Wie ist die Wirkungsweise von </text:span><text:span text:style-name="T12">a</text:span><text:span text:style-name="T109">r</text:span><text:span text:style-name="T200">†</text:span><text:span text:style-name="T1"> auf einen Fock-Zustand </text:span><text:span text:style-name="T1"><text:line-break/></text:span><text:span text:style-name="T1">|</text:span><text:span text:style-name="T12">N</text:span><text:span text:style-name="T1">; </text:span><text:span text:style-name="T12">n</text:span><text:span text:style-name="T201">α</text:span><text:span text:style-name="T202">1</text:span><text:span text:style-name="T203"> . . . </text:span><text:span text:style-name="T204">n</text:span><text:span text:style-name="T201">α</text:span><text:span text:style-name="T108">r</text:span><text:span text:style-name="T203"> . . .⟩</text:span><text:span text:style-name="T111">(</text:span><text:span text:style-name="T110">±</text:span><text:span text:style-name="T111">)</text:span><text:span text:style-name="T203"> </text:span><text:span text:style-name="T1">definiert? Wie wirkt der Vernichtungsoperator?</text:span></text:p>
          </draw:text-box>
        </draw:frame>
        <draw:frame presentation:style-name="pr2" draw:text-style-name="P2" draw:layer="layout" svg:width="25.199cm" svg:height="12.18cm" svg:x="1.4cm" svg:y="4.914cm" presentation:class="subtitle">
          <draw:text-box>
            <text:p text:style-name="P2">Er erhöht die Anzahl an Zuständen mit Quantenzahlen <text:span text:style-name="T96">α</text:span><text:span text:style-name="T97">r</text:span><text:span text:style-name="T98"> , fügt also dem Zustand einen weiteren mit Quantenzahl </text:span><text:span text:style-name="T96">α</text:span><text:span text:style-name="T97">r</text:span><text:span text:style-name="T98"> hinzu:</text:span></text:p>
            <text:p text:style-name="P2"><text:span text:style-name="T98">er setzt also </text:span><text:span text:style-name="T103">n</text:span><text:span text:style-name="T68">α</text:span><text:span text:style-name="T97">r'</text:span><text:span text:style-name="T98"> = </text:span><text:span text:style-name="T103">n</text:span><text:span text:style-name="T68">α</text:span><text:span text:style-name="T97">r</text:span><text:span text:style-name="T98"> + 1.</text:span></text:p>
            <text:p text:style-name="P2"><text:span text:style-name="T98">Der Vernichtungsoperator entfernt analog einen Zustand mit Quantenzahl </text:span><text:span text:style-name="T96">α</text:span><text:span text:style-name="T97">r</text:span><text:span text:style-name="T98"> , er setzt also </text:span><text:span text:style-name="T103">n</text:span><text:span text:style-name="T68">α</text:span><text:span text:style-name="T97">r'</text:span><text:span text:style-name="T98"> = </text:span><text:span text:style-name="T103">n</text:span><text:span text:style-name="T68">α</text:span><text:span text:style-name="T97">r</text:span><text:span text:style-name="T98"> - 1</text:span></text:p>
            <text:p text:style-name="P2"><text:span text:style-name="T98"/></text:p>
            <text:p text:style-name="P2"><text:span text:style-name="T98">Zu beachten ist, dass das Hinzufügen bei antisymmetrischen Zuständen nur möglich ist wenn kein Zustand mit Quantenzahl </text:span><text:span text:style-name="T96">α</text:span><text:span text:style-name="T97">r</text:span><text:span text:style-name="T98"> existiert!</text:span></text:p>
          </draw:text-box>
        </draw:frame>
        <presentation:notes draw:style-name="dp2">
          <draw:page-thumbnail draw:style-name="gr1" draw:layer="layout" svg:width="14.848cm" svg:height="11.136cm" svg:x="3.075cm" svg:y="2.257cm" draw:page-number="78" presentation:class="page"/>
          <draw:frame presentation:style-name="pr3" draw:layer="layout" svg:width="16.799cm" svg:height="13.364cm" svg:x="2.1cm" svg:y="14.107cm" presentation:class="notes" presentation:placeholder="true">
            <draw:text-box/>
          </draw:frame>
        </presentation:notes>
      </draw:page>
      <draw:page draw:name="page79" draw:style-name="dp1" draw:master-page-name="Default" presentation:presentation-page-layout-name="AL1T0">
        <draw:frame presentation:style-name="pr1" draw:layer="layout" svg:width="25.199cm" svg:height="3.506cm" svg:x="1.4cm" svg:y="0.837cm" presentation:class="title">
          <draw:text-box>
            <text:p>Was ist typisch für den Formalismus der zweiten Quantisierung?</text:p>
          </draw:text-box>
        </draw:frame>
        <draw:frame presentation:style-name="pr2" draw:text-style-name="P2" draw:layer="layout" svg:width="25.199cm" svg:height="12.18cm" svg:x="1.4cm" svg:y="4.914cm" presentation:class="subtitle">
          <draw:text-box>
            <text:p><text:span text:style-name="T2">Die Einführung von Erzeugungs- und Vernichtungsoperatoren</text:span></text:p>
          </draw:text-box>
        </draw:frame>
        <presentation:notes draw:style-name="dp2">
          <draw:page-thumbnail draw:style-name="gr1" draw:layer="layout" svg:width="14.848cm" svg:height="11.136cm" svg:x="3.075cm" svg:y="2.257cm" draw:page-number="79" presentation:class="page"/>
          <draw:frame presentation:style-name="pr3" draw:text-style-name="P8" draw:layer="layout" svg:width="16.799cm" svg:height="13.364cm" svg:x="2.1cm" svg:y="14.107cm" presentation:class="notes" presentation:placeholder="true">
            <draw:text-box/>
          </draw:frame>
        </presentation:notes>
      </draw:page>
      <draw:page draw:name="page80"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elche allgemeine Struktur hat ein Ein-Teilchen-Operator im Formalismus der zweiten Quantisierung?</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0" presentation:class="page"/>
          <draw:frame presentation:style-name="pr3" draw:layer="layout" svg:width="16.799cm" svg:height="13.364cm" svg:x="2.1cm" svg:y="14.107cm" presentation:class="notes" presentation:placeholder="true">
            <draw:text-box/>
          </draw:frame>
        </presentation:notes>
      </draw:page>
      <draw:page draw:name="page81" draw:style-name="dp1" draw:master-page-name="Default" presentation:presentation-page-layout-name="AL1T0">
        <draw:frame presentation:style-name="pr1" draw:text-style-name="P7" draw:layer="layout" svg:width="25.199cm" svg:height="3.506cm" svg:x="1.4cm" svg:y="0.837cm" presentation:class="title">
          <draw:text-box>
            <text:p><text:span text:style-name="T58">Wie sehen Zwei-Teilchen-Operatoren in zweiter Quantisierung aus?</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1" presentation:class="page"/>
          <draw:frame presentation:style-name="pr3" draw:layer="layout" svg:width="16.799cm" svg:height="13.364cm" svg:x="2.1cm" svg:y="14.107cm" presentation:class="notes" presentation:placeholder="true">
            <draw:text-box/>
          </draw:frame>
        </presentation:notes>
      </draw:page>
      <draw:page draw:name="page82" draw:style-name="dp1" draw:master-page-name="Default" presentation:presentation-page-layout-name="AL1T0">
        <draw:frame presentation:style-name="pr1" draw:text-style-name="P4" draw:layer="layout" svg:width="25.199cm" svg:height="3.506cm" svg:x="1.4cm" svg:y="0.836cm" presentation:class="title" presentation:user-transformed="true">
          <draw:text-box>
            <text:p><text:span text:style-name="T26">Wie ist der Besetzungsdichte-(Besetzungszahl-)operator definiert? Was sind seine Eigenzustände und Eigenenergien?</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2" presentation:class="page"/>
          <draw:frame presentation:style-name="pr3" draw:layer="layout" svg:width="16.799cm" svg:height="13.364cm" svg:x="2.1cm" svg:y="14.107cm" presentation:class="notes" presentation:placeholder="true">
            <draw:text-box/>
          </draw:frame>
        </presentation:notes>
      </draw:page>
      <draw:page draw:name="page83" draw:style-name="dp1" draw:master-page-name="Default" presentation:presentation-page-layout-name="AL1T0">
        <draw:frame presentation:style-name="pr1" draw:text-style-name="P7" draw:layer="layout" svg:width="25.199cm" svg:height="3.506cm" svg:x="1.4cm" svg:y="0.837cm" presentation:class="title">
          <draw:text-box>
            <text:p><text:span text:style-name="T58">Wie ist der Teilchenzahloperator definiert? Was sind seine Eigenzustände und Eigenenergien?</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3" presentation:class="page"/>
          <draw:frame presentation:style-name="pr3" draw:layer="layout" svg:width="16.799cm" svg:height="13.364cm" svg:x="2.1cm" svg:y="14.107cm" presentation:class="notes" presentation:placeholder="true">
            <draw:text-box/>
          </draw:frame>
        </presentation:notes>
      </draw:page>
      <draw:page draw:name="page84" draw:style-name="dp1" draw:master-page-name="Default" presentation:presentation-page-layout-name="AL1T0">
        <draw:frame presentation:style-name="pr1" draw:layer="layout" svg:width="25.199cm" svg:height="3.506cm" svg:x="1.4cm" svg:y="0.837cm" presentation:class="title">
          <draw:text-box>
            <text:p>Welche Bedeutung haben die Hartree-Fock-Gleichungen?</text:p>
          </draw:text-box>
        </draw:frame>
        <draw:frame presentation:style-name="pr2" draw:text-style-name="P2" draw:layer="layout" svg:width="25.199cm" svg:height="12.18cm" svg:x="1.4cm" svg:y="4.914cm" presentation:class="subtitle">
          <draw:text-box>
            <text:p><text:span text:style-name="T2">Sie sind wichtige Grundgleichungen zur Bestimmung der Elektronenverteilungen in Atomen, Molekülen und Festkörpern</text:span></text:p>
          </draw:text-box>
        </draw:frame>
        <presentation:notes draw:style-name="dp2">
          <draw:page-thumbnail draw:style-name="gr1" draw:layer="layout" svg:width="14.848cm" svg:height="11.136cm" svg:x="3.075cm" svg:y="2.257cm" draw:page-number="84" presentation:class="page"/>
          <draw:frame presentation:style-name="pr3" draw:text-style-name="P8" draw:layer="layout" svg:width="16.799cm" svg:height="13.364cm" svg:x="2.1cm" svg:y="14.107cm" presentation:class="notes" presentation:placeholder="true">
            <draw:text-box/>
          </draw:frame>
        </presentation:notes>
      </draw:page>
      <draw:page draw:name="page85" draw:style-name="dp1" draw:master-page-name="Default" presentation:presentation-page-layout-name="AL1T0">
        <draw:frame presentation:style-name="pr1" draw:layer="layout" svg:width="25.199cm" svg:height="3.506cm" svg:x="1.4cm" svg:y="0.837cm" presentation:class="title">
          <draw:text-box>
            <text:p>Was ist die Zielsetzung des Hartree-Fock-Verfahrens?</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5" presentation:class="page"/>
          <draw:frame presentation:style-name="pr3" draw:layer="layout" svg:width="16.799cm" svg:height="13.364cm" svg:x="2.1cm" svg:y="14.107cm" presentation:class="notes" presentation:placeholder="true">
            <draw:text-box/>
          </draw:frame>
        </presentation:notes>
      </draw:page>
      <draw:page draw:name="page86" draw:style-name="dp1" draw:master-page-name="Default" presentation:presentation-page-layout-name="AL1T0">
        <draw:frame presentation:style-name="pr1" draw:layer="layout" svg:width="25.199cm" svg:height="3.506cm" svg:x="1.4cm" svg:y="0.837cm" presentation:class="title">
          <draw:text-box>
            <text:p>Worin unterscheiden sich Hartree- und Hartree-Fock-Methode?</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6" presentation:class="page"/>
          <draw:frame presentation:style-name="pr3" draw:layer="layout" svg:width="16.799cm" svg:height="13.364cm" svg:x="2.1cm" svg:y="14.107cm" presentation:class="notes" presentation:placeholder="true">
            <draw:text-box/>
          </draw:frame>
        </presentation:notes>
      </draw:page>
      <draw:page draw:name="page87" draw:style-name="dp1" draw:master-page-name="Default" presentation:presentation-page-layout-name="AL1T0">
        <draw:frame presentation:style-name="pr1" draw:text-style-name="P1" draw:layer="layout" svg:width="25.199cm" svg:height="3.506cm" svg:x="1.4cm" svg:y="0.834cm" presentation:class="title" presentation:user-transformed="true">
          <draw:text-box>
            <text:p><text:span text:style-name="T1">Durch welchen Term unterscheiden sich die Hartree-Fock-Gleichungen von den Hartree-Gleichungen? Wie kann man diesen Zusatzterm physikalisch interpretieren?</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7" presentation:class="page"/>
          <draw:frame presentation:style-name="pr3" draw:layer="layout" svg:width="16.799cm" svg:height="13.364cm" svg:x="2.1cm" svg:y="14.107cm" presentation:class="notes" presentation:placeholder="true">
            <draw:text-box/>
          </draw:frame>
        </presentation:notes>
      </draw:page>
      <draw:page draw:name="page88" draw:style-name="dp1" draw:master-page-name="Default" presentation:presentation-page-layout-name="AL1T0">
        <draw:frame presentation:style-name="pr1" draw:layer="layout" svg:width="25.199cm" svg:height="3.506cm" svg:x="1.4cm" svg:y="0.837cm" presentation:class="title">
          <draw:text-box>
            <text:p>Was versteht man unter Austauschwechselwirkung?</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8" presentation:class="page"/>
          <draw:frame presentation:style-name="pr3" draw:layer="layout" svg:width="16.799cm" svg:height="13.364cm" svg:x="2.1cm" svg:y="14.107cm" presentation:class="notes" presentation:placeholder="true">
            <draw:text-box/>
          </draw:frame>
        </presentation:notes>
      </draw:page>
      <draw:page draw:name="page89"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Mit welchem Hamilton-Operator wird im Heitler-London-Verfahren das Wasserstoffmolekül beschrieben?</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9" presentation:class="page"/>
          <draw:frame presentation:style-name="pr3" draw:layer="layout" svg:width="16.799cm" svg:height="13.364cm" svg:x="2.1cm" svg:y="14.107cm" presentation:class="notes" presentation:placeholder="true">
            <draw:text-box/>
          </draw:frame>
        </presentation:notes>
      </draw:page>
      <draw:page draw:name="page90" draw:style-name="dp1" draw:master-page-name="Default" presentation:presentation-page-layout-name="AL1T0">
        <draw:frame presentation:style-name="pr1" draw:text-style-name="P11" draw:layer="layout" svg:width="25.199cm" svg:height="3.506cm" svg:x="1.4cm" svg:y="0.833cm" presentation:class="title" presentation:user-transformed="true">
          <draw:text-box>
            <text:p><text:span text:style-name="T115">Was lässt sich beim H</text:span><text:span text:style-name="T205">2</text:span><text:span text:style-name="T115">-Molekül über den Zusammenhang von Gesamtelektronenspin und Symmetrie der Ortswellenfunktion aussagen?</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0" presentation:class="page"/>
          <draw:frame presentation:style-name="pr3" draw:layer="layout" svg:width="16.799cm" svg:height="13.364cm" svg:x="2.1cm" svg:y="14.107cm" presentation:class="notes" presentation:placeholder="true">
            <draw:text-box/>
          </draw:frame>
        </presentation:notes>
      </draw:page>
      <draw:page draw:name="page91" draw:style-name="dp1" draw:master-page-name="Default" presentation:presentation-page-layout-name="AL1T0">
        <draw:frame presentation:style-name="pr1" draw:text-style-name="P11" draw:layer="layout" svg:width="25.199cm" svg:height="3.506cm" svg:x="1.4cm" svg:y="0.832cm" presentation:class="title" presentation:user-transformed="true">
          <draw:text-box>
            <text:p><text:span text:style-name="T115">Wie kann man sich erklären, dass eine bestimmte Spineinstellung der beiden Elektronen energetisch bevorzugt ist, obwohl der Modell-Hamilton-Operator des H</text:span><text:span text:style-name="T205">2</text:span><text:span text:style-name="T115">-Moleküls spinunabhängig ist?</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1" presentation:class="page"/>
          <draw:frame presentation:style-name="pr3" draw:layer="layout" svg:width="16.799cm" svg:height="13.364cm" svg:x="2.1cm" svg:y="14.107cm" presentation:class="notes" presentation:placeholder="true">
            <draw:text-box/>
          </draw:frame>
        </presentation:notes>
      </draw:page>
      <draw:page draw:name="page92" draw:style-name="dp1" draw:master-page-name="Default" presentation:presentation-page-layout-name="AL1T0">
        <draw:frame presentation:style-name="pr1" draw:text-style-name="P5" draw:layer="layout" svg:width="25.199cm" svg:height="3.506cm" svg:x="1.4cm" svg:y="0.838cm" presentation:class="title" presentation:user-transformed="true">
          <draw:text-box>
            <text:p><text:span text:style-name="T34">Mit welchem Zustandsansatz wird beim Heitler-London-Verfahren die Grundzustandsenergie abgeschätzt?</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2" presentation:class="page"/>
          <draw:frame presentation:style-name="pr3" draw:layer="layout" svg:width="16.799cm" svg:height="13.364cm" svg:x="2.1cm" svg:y="14.107cm" presentation:class="notes" presentation:placeholder="true">
            <draw:text-box/>
          </draw:frame>
        </presentation:notes>
      </draw:page>
      <draw:page draw:name="page93" draw:style-name="dp1" draw:master-page-name="Default" presentation:presentation-page-layout-name="AL1T0">
        <draw:frame presentation:style-name="pr1" draw:text-style-name="P11" draw:layer="layout" svg:width="25.199cm" svg:height="3.506cm" svg:x="1.4cm" svg:y="0.835cm" presentation:class="title" presentation:user-transformed="true">
          <draw:text-box>
            <text:p><text:span text:style-name="T115">In welcher Hinsicht trägt die Modellrechnung des H</text:span><text:span text:style-name="T205">2</text:span><text:span text:style-name="T115">-Moleküls nach dem Heitler-London-Verfahren zum Verständnis der chemischen Bindung bei?</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3" presentation:class="page"/>
          <draw:frame presentation:style-name="pr3" draw:layer="layout" svg:width="16.799cm" svg:height="13.364cm" svg:x="2.1cm" svg:y="14.107cm" presentation:class="notes" presentation:placeholder="true">
            <draw:text-box/>
          </draw:frame>
        </presentation:notes>
      </draw:page>
      <draw:page draw:name="page94" draw:style-name="dp1" draw:master-page-name="Default" presentation:presentation-page-layout-name="AL1T0">
        <draw:frame presentation:style-name="pr1" draw:layer="layout" svg:width="25.199cm" svg:height="3.506cm" svg:x="1.4cm" svg:y="0.837cm" presentation:class="title">
          <draw:text-box>
            <text:p>Was versteht man beim Heliumatom unter dem Interkombinationsverbot?</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4" presentation:class="page"/>
          <draw:frame presentation:style-name="pr3" draw:layer="layout" svg:width="16.799cm" svg:height="13.364cm" svg:x="2.1cm" svg:y="14.107cm" presentation:class="notes" presentation:placeholder="true">
            <draw:text-box/>
          </draw:frame>
        </presentation:notes>
      </draw:page>
      <draw:page draw:name="page95" draw:style-name="dp1" draw:master-page-name="Default" presentation:presentation-page-layout-name="AL1T0">
        <draw:frame presentation:style-name="pr1" draw:layer="layout" svg:width="25.199cm" svg:height="3.506cm" svg:x="1.4cm" svg:y="0.837cm" presentation:class="title">
          <draw:text-box>
            <text:p>Worin unterscheiden sich Ortho- und Parahelium?</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5" presentation:class="page"/>
          <draw:frame presentation:style-name="pr3" draw:layer="layout" svg:width="16.799cm" svg:height="13.364cm" svg:x="2.1cm" svg:y="14.107cm" presentation:class="notes" presentation:placeholder="true">
            <draw:text-box/>
          </draw:frame>
        </presentation:notes>
      </draw:page>
      <draw:page draw:name="page96" draw:style-name="dp1" draw:master-page-name="Default" presentation:presentation-page-layout-name="AL1T0">
        <draw:frame presentation:style-name="pr1" draw:text-style-name="P1" draw:layer="layout" svg:width="25.199cm" svg:height="3.506cm" svg:x="1.4cm" svg:y="0.833cm" presentation:class="title" presentation:user-transformed="true">
          <draw:text-box>
            <text:p><text:span text:style-name="T1">Wie lassen sich die starken Spineffekte des Heliums erklären, obwohl dieses in guter Näherung durch einen spinunabhängigen Hamilton-Operator beschrieben wird?</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6" presentation:class="page"/>
          <draw:frame presentation:style-name="pr3" draw:layer="layout" svg:width="16.799cm" svg:height="13.364cm" svg:x="2.1cm" svg:y="14.107cm" presentation:class="notes" presentation:placeholder="true">
            <draw:text-box/>
          </draw:frame>
        </presentation:notes>
      </draw:page>
      <draw:page draw:name="page97" draw:style-name="dp1" draw:master-page-name="Default" presentation:presentation-page-layout-name="AL1T0">
        <draw:frame presentation:style-name="pr1" draw:layer="layout" svg:width="25.199cm" svg:height="3.506cm" svg:x="1.4cm" svg:y="0.837cm" presentation:class="title">
          <draw:text-box>
            <text:p>Zu welcher Sorte Helium (para oder ortho) gehört der Grundzustand?</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7" presentation:class="page"/>
          <draw:frame presentation:style-name="pr3" draw:layer="layout" svg:width="16.799cm" svg:height="13.364cm" svg:x="2.1cm" svg:y="14.107cm" presentation:class="notes" presentation:placeholder="true">
            <draw:text-box/>
          </draw:frame>
        </presentation:notes>
      </draw:page>
      <draw:page draw:name="page98" draw:style-name="dp1" draw:master-page-name="Default" presentation:presentation-page-layout-name="AL1T0">
        <draw:frame presentation:style-name="pr1" draw:layer="layout" svg:width="25.199cm" svg:height="3.506cm" svg:x="1.4cm" svg:y="0.837cm" presentation:class="title">
          <draw:text-box>
            <text:p>Wie lässt sich die Autoionisation des Heliums erkläre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8" presentation:class="page"/>
          <draw:frame presentation:style-name="pr3" draw:layer="layout" svg:width="16.799cm" svg:height="13.364cm" svg:x="2.1cm" svg:y="14.107cm" presentation:class="notes" presentation:placeholder="true">
            <draw:text-box/>
          </draw:frame>
        </presentation:notes>
      </draw:page>
      <draw:page draw:name="page99" draw:style-name="dp1" draw:master-page-name="Default" presentation:presentation-page-layout-name="AL1T0">
        <draw:frame presentation:style-name="pr1" draw:text-style-name="P1" draw:layer="layout" svg:width="25.199cm" svg:height="3.506cm" svg:x="1.4cm" svg:y="0.834cm" presentation:class="title" presentation:user-transformed="true">
          <draw:text-box>
            <text:p><text:span text:style-name="T1">Von welcher Größenordnung (in eV) ist die elektrostatische Abstoßungsenergie der beiden Heliumelektronen im Grundzustand?</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9" presentation:class="page"/>
          <draw:frame presentation:style-name="pr3" draw:layer="layout" svg:width="16.799cm" svg:height="13.364cm" svg:x="2.1cm" svg:y="14.107cm" presentation:class="notes" presentation:placeholder="true">
            <draw:text-box/>
          </draw:frame>
        </presentation:notes>
      </draw:page>
      <draw:page draw:name="page100" draw:style-name="dp1" draw:master-page-name="Default" presentation:presentation-page-layout-name="AL1T0">
        <draw:frame presentation:style-name="pr5" draw:text-style-name="P4" draw:layer="layout" svg:width="25.199cm" svg:height="3.506cm" svg:x="1.4cm" svg:y="0.836cm" presentation:class="title" presentation:user-transformed="true">
          <draw:text-box>
            <text:p><text:span text:style-name="T26">Welche Größe ist für die energetische Trennung von angeregten ortho- und para- He-Zuständen verantwortlich?</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0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7" svg:font-family="'Segoe UI'"/>
    <style:font-face style:name="Segoe UI4" svg:font-family="'Segoe UI'" style:font-adornments="Regular"/>
    <style:font-face style:name="Segoe UI Symbol5" svg:font-family="'Segoe UI Symbol'"/>
    <style:font-face style:name="Segoe UI Symbol3" svg:font-family="'Segoe UI Symbol'" style:font-adornments="Regular"/>
    <style:font-face style:name="Calibri6"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2" svg:font-family="'Andale Sans UI'" style:font-pitch="variable"/>
    <style:font-face style:name="Calibri4" svg:font-family="Calibri" style:font-adornments="Regular" style:font-pitch="variable"/>
    <style:font-face style:name="Segoe UI6" svg:font-family="'Segoe UI'" style:font-pitch="variable"/>
    <style:font-face style:name="Segoe UI3" svg:font-family="'Segoe UI'" style:font-adornments="Regular" style:font-pitch="variable"/>
    <style:font-face style:name="Segoe UI Symbol4" svg:font-family="'Segoe UI Symbol'" style:font-pitch="variable"/>
    <style:font-face style:name="Segoe UI Symbol2" svg:font-family="'Segoe UI Symbol'" style:font-adornments="Regular" style:font-pitch="variable"/>
    <style:font-face style:name="Tahoma2"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5"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5" svg:font-family="'Segoe UI'" style:font-family-generic="swiss" style:font-pitch="variable"/>
    <style:font-face style:name="Segoe UI2" svg:font-family="'Segoe UI'" style:font-adornments="Regular" style:font-family-generic="swiss" style:font-pitch="variable"/>
    <style:font-face style:name="Segoe UI Symbol1" svg:font-family="'Segoe UI Symbol'" style:font-family-generic="swiss" style:font-pitch="variable"/>
    <style:font-face style:name="Segoe UI Symbol" svg:font-family="'Segoe UI Symbol'"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20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5</meta:editing-cycles>
    <meta:generator>LibreOffice/4.1.4.2$Windows_x86 LibreOffice_project/0a0440ccc0227ad9829de5f46be37cfb6edcf72</meta:generator>
    <dc:date>2014-11-05T15:37:42.686000000</dc:date>
    <meta:document-statistic meta:object-count="492"/>
  </office:meta>
</office:document-meta>
</file>